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1" text:display-levels="3">
        <style:list-level-properties text:space-before="1.1972in" text:min-label-width="0.5in"/>
      </text:list-level-style-number>
      <text:list-level-style-number text:level="4" style:num-format="1" text:display-levels="4">
        <style:list-level-properties text:space-before="1.6972in" text:min-label-width="0.5in"/>
      </text:list-level-style-number>
      <text:list-level-style-number text:level="5" style:num-format="1" text:display-levels="5">
        <style:list-level-properties text:space-before="2.1972in" text:min-label-width="0.75in"/>
      </text:list-level-style-number>
      <text:list-level-style-number text:level="6" style:num-format="1" text:display-levels="6">
        <style:list-level-properties text:space-before="2.6972in" text:min-label-width="0.75in"/>
      </text:list-level-style-number>
      <text:list-level-style-number text:level="7" style:num-format="1" text:display-levels="7">
        <style:list-level-properties text:space-before="3.1972in" text:min-label-width="1in"/>
      </text:list-level-style-number>
      <text:list-level-style-number text:level="8" style:num-format="1" text:display-levels="8">
        <style:list-level-properties text:space-before="3.6972in" text:min-label-width="1in"/>
      </text:list-level-style-number>
      <text:list-level-style-number text:level="9" style:num-format="1" text:display-levels="9">
        <style:list-level-properties text:space-before="4.1972in" text:min-label-width="1.25in"/>
      </text:list-level-style-number>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4472in" text:min-label-width="0.25in"/>
        <style:text-properties style:font-name="Symbol"/>
      </text:list-level-style-bullet>
      <text:list-level-style-bullet text:level="2" text:style-name="WW_CharLFO3LVL2" text:bullet-char="o">
        <style:list-level-properties text:space-before="0.9472in" text:min-label-width="0.25in"/>
        <style:text-properties style:font-name="Courier New"/>
      </text:list-level-style-bullet>
      <text:list-level-style-bullet text:level="3" text:style-name="WW_CharLFO3LVL3" text:bullet-char="">
        <style:list-level-properties text:space-before="1.4472in" text:min-label-width="0.25in"/>
        <style:text-properties style:font-name="Wingdings"/>
      </text:list-level-style-bullet>
      <text:list-level-style-bullet text:level="4" text:style-name="WW_CharLFO3LVL4" text:bullet-char="">
        <style:list-level-properties text:space-before="1.9472in" text:min-label-width="0.25in"/>
        <style:text-properties style:font-name="Symbol"/>
      </text:list-level-style-bullet>
      <text:list-level-style-bullet text:level="5" text:style-name="WW_CharLFO3LVL5" text:bullet-char="o">
        <style:list-level-properties text:space-before="2.4472in" text:min-label-width="0.25in"/>
        <style:text-properties style:font-name="Courier New"/>
      </text:list-level-style-bullet>
      <text:list-level-style-bullet text:level="6" text:style-name="WW_CharLFO3LVL6" text:bullet-char="">
        <style:list-level-properties text:space-before="2.9472in" text:min-label-width="0.25in"/>
        <style:text-properties style:font-name="Wingdings"/>
      </text:list-level-style-bullet>
      <text:list-level-style-bullet text:level="7" text:style-name="WW_CharLFO3LVL7" text:bullet-char="">
        <style:list-level-properties text:space-before="3.4472in" text:min-label-width="0.25in"/>
        <style:text-properties style:font-name="Symbol"/>
      </text:list-level-style-bullet>
      <text:list-level-style-bullet text:level="8" text:style-name="WW_CharLFO3LVL8" text:bullet-char="o">
        <style:list-level-properties text:space-before="3.9472in" text:min-label-width="0.25in"/>
        <style:text-properties style:font-name="Courier New"/>
      </text:list-level-style-bullet>
      <text:list-level-style-bullet text:level="9" text:style-name="WW_CharLFO3LVL9" text:bullet-char="">
        <style:list-level-properties text:space-before="4.4472in" text:min-label-width="0.25in"/>
        <style:text-properties style:font-name="Wingdings"/>
      </text:list-level-style-bullet>
    </text:list-style>
    <text:list-style style:name="LFO4">
      <text:list-level-style-bullet text:level="1" text:style-name="WW_CharLFO4LVL1" text:bullet-char="">
        <style:list-level-properties text:space-before="0.4472in" text:min-label-width="0.25in"/>
        <style:text-properties style:font-name="Symbol"/>
      </text:list-level-style-bullet>
      <text:list-level-style-bullet text:level="2" text:style-name="WW_CharLFO4LVL2" text:bullet-char="o">
        <style:list-level-properties text:space-before="0.9472in" text:min-label-width="0.25in"/>
        <style:text-properties style:font-name="Courier New"/>
      </text:list-level-style-bullet>
      <text:list-level-style-bullet text:level="3" text:style-name="WW_CharLFO4LVL3" text:bullet-char="">
        <style:list-level-properties text:space-before="1.4472in" text:min-label-width="0.25in"/>
        <style:text-properties style:font-name="Wingdings"/>
      </text:list-level-style-bullet>
      <text:list-level-style-bullet text:level="4" text:style-name="WW_CharLFO4LVL4" text:bullet-char="">
        <style:list-level-properties text:space-before="1.9472in" text:min-label-width="0.25in"/>
        <style:text-properties style:font-name="Symbol"/>
      </text:list-level-style-bullet>
      <text:list-level-style-bullet text:level="5" text:style-name="WW_CharLFO4LVL5" text:bullet-char="o">
        <style:list-level-properties text:space-before="2.4472in" text:min-label-width="0.25in"/>
        <style:text-properties style:font-name="Courier New"/>
      </text:list-level-style-bullet>
      <text:list-level-style-bullet text:level="6" text:style-name="WW_CharLFO4LVL6" text:bullet-char="">
        <style:list-level-properties text:space-before="2.9472in" text:min-label-width="0.25in"/>
        <style:text-properties style:font-name="Wingdings"/>
      </text:list-level-style-bullet>
      <text:list-level-style-bullet text:level="7" text:style-name="WW_CharLFO4LVL7" text:bullet-char="">
        <style:list-level-properties text:space-before="3.4472in" text:min-label-width="0.25in"/>
        <style:text-properties style:font-name="Symbol"/>
      </text:list-level-style-bullet>
      <text:list-level-style-bullet text:level="8" text:style-name="WW_CharLFO4LVL8" text:bullet-char="o">
        <style:list-level-properties text:space-before="3.9472in" text:min-label-width="0.25in"/>
        <style:text-properties style:font-name="Courier New"/>
      </text:list-level-style-bullet>
      <text:list-level-style-bullet text:level="9" text:style-name="WW_CharLFO4LVL9" text:bullet-char="">
        <style:list-level-properties text:space-before="4.4472in" text:min-label-width="0.25in"/>
        <style:text-properties style:font-name="Wingdings"/>
      </text:list-level-style-bullet>
    </text:list-style>
    <text:list-style style:name="LFO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margin-left="0.1972in" fo:margin-right="0.1805in">
        <style:tab-stops/>
      </style:paragraph-properties>
    </style:style>
    <style:style style:name="T3" style:parent-style-name="Policepardéfaut" style:family="text">
      <style:text-properties style:font-name="Arial" style:font-name-complex="Arial" style:font-size-complex="10pt"/>
    </style:style>
    <style:style style:name="T4"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P5" style:parent-style-name="Normal" style:family="paragraph">
      <style:paragraph-properties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 style:parent-style-name="Normal" style:family="paragraph">
      <style:paragraph-properties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margin-left="0.1972in" fo:margin-right="0.1805in">
        <style:tab-stops/>
      </style:paragraph-properties>
      <style:text-properties style:font-name="Arial" style:font-name-complex="Arial" style:font-size-complex="10pt"/>
    </style:style>
    <style:style style:name="P10" style:parent-style-name="Normal" style:family="paragraph">
      <style:paragraph-properties fo:margin-left="0.1972in" fo:margin-right="0.1805in">
        <style:tab-stops/>
      </style:paragraph-properties>
      <style:text-properties style:font-name="Arial" style:font-name-complex="Arial" style:font-size-complex="10pt"/>
    </style:style>
    <style:style style:name="P11" style:parent-style-name="Normal" style:family="paragraph">
      <style:paragraph-properties fo:margin-left="0.1972in" fo:margin-right="0.1805in">
        <style:tab-stops/>
      </style:paragraph-properties>
      <style:text-properties style:font-name="Arial" style:font-name-complex="Arial" style:font-size-complex="10pt"/>
    </style:style>
    <style:style style:name="P12"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13"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4" style:parent-style-name="Normal" style:family="paragraph">
      <style:paragraph-properties fo:margin-left="0.1972in" fo:margin-right="0.1805in">
        <style:tab-stops/>
      </style:paragraph-properties>
      <style:text-properties style:font-name="Arial" style:font-name-complex="Arial" fo:font-weight="bold" style:font-weight-asian="bold" fo:color="#0084D1" fo:font-size="14pt" style:font-size-asian="14pt" style:font-size-complex="10pt"/>
    </style:style>
    <style:style style:name="P1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6" style:parent-style-name="Normal" style:family="paragraph">
      <style:paragraph-properties fo:margin-left="0.1972in" fo:margin-right="0.1805in">
        <style:tab-stops/>
      </style:paragraph-properties>
    </style:style>
    <style:style style:name="T17" style:parent-style-name="Policepardéfaut" style:family="text">
      <style:text-properties style:font-name="Arial" style:font-name-complex="Arial" fo:font-weight="bold" style:font-weight-asian="bold" style:font-weight-complex="bold" style:font-size-complex="10pt"/>
    </style:style>
    <style:style style:name="P18" style:parent-style-name="Normal" style:family="paragraph">
      <style:paragraph-properties fo:margin-left="0.1972in" fo:margin-right="0.1805in">
        <style:tab-stops/>
      </style:paragraph-properties>
    </style:style>
    <style:style style:name="T19" style:parent-style-name="long_text1" style:family="text">
      <style:text-properties style:font-name="Arial" style:font-name-complex="Arial" fo:color="#000000" fo:font-size="12pt" style:font-size-asian="12pt" fo:background-color="#FFFFFF"/>
    </style:style>
    <style:style style:name="P20" style:parent-style-name="Normal" style:family="paragraph">
      <style:paragraph-properties fo:margin-left="0.1972in" fo:margin-right="0.1805in">
        <style:tab-stops/>
      </style:paragraph-properties>
      <style:text-properties style:font-name="Arial" style:font-name-complex="Arial" style:font-size-complex="10pt"/>
    </style:style>
    <style:style style:name="P21" style:parent-style-name="Normal" style:family="paragraph">
      <style:paragraph-properties fo:margin-left="0.1972in" fo:margin-right="0.1805in">
        <style:tab-stops/>
      </style:paragraph-properties>
      <style:text-properties style:font-name="Arial" style:font-name-complex="Arial" style:font-size-complex="10pt"/>
    </style:style>
    <style:style style:name="P22" style:parent-style-name="Normal" style:family="paragraph">
      <style:paragraph-properties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24"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5" style:parent-style-name="Normal" style:family="paragraph">
      <style:paragraph-properties fo:margin-left="0.1972in" fo:margin-right="0.1805in">
        <style:tab-stops/>
      </style:paragraph-properties>
      <style:text-properties style:font-name="Arial" style:font-name-complex="Arial" style:font-size-complex="10pt"/>
    </style:style>
    <style:style style:name="P26" style:parent-style-name="Normal" style:family="paragraph">
      <style:paragraph-properties fo:margin-left="0.1972in" fo:margin-right="0.1805in">
        <style:tab-stops/>
      </style:paragraph-properties>
      <style:text-properties style:font-name="Arial" style:font-name-complex="Arial" style:font-size-complex="10pt"/>
    </style:style>
    <style:style style:name="P27" style:parent-style-name="Normal" style:family="paragraph">
      <style:paragraph-properties fo:text-align="center" fo:margin-left="0.1972in" fo:margin-right="0.1805in">
        <style:tab-stops/>
      </style:paragraph-properties>
      <style:text-properties style:font-name="Arial" style:font-name-complex="Arial" fo:font-size="10pt" style:font-size-asian="10pt" style:font-size-complex="10pt"/>
    </style:style>
    <style:style style:name="P2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9" style:parent-style-name="Paragraphedeliste" style:list-style-name="LFO1" style:family="paragraph">
      <style:paragraph-properties fo:margin-right="0.1805in"/>
      <style:text-properties style:font-name="Arial" style:font-name-complex="Arial" fo:color="#0084D1" fo:font-size="14pt" style:font-size-asian="14pt" style:font-size-complex="10pt"/>
    </style:style>
    <style:style style:name="P3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4"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5"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6"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8" style:family="table-column">
      <style:table-column-properties style:column-width="1.7111in" style:use-optimal-column-width="false"/>
    </style:style>
    <style:style style:name="TableColumn39" style:family="table-column">
      <style:table-column-properties style:column-width="1.7111in" style:use-optimal-column-width="false"/>
    </style:style>
    <style:style style:name="TableColumn40" style:family="table-column">
      <style:table-column-properties style:column-width="1.7111in" style:use-optimal-column-width="false"/>
    </style:style>
    <style:style style:name="TableColumn41" style:family="table-column">
      <style:table-column-properties style:column-width="1.7111in" style:use-optimal-column-width="false"/>
    </style:style>
    <style:style style:name="Table37" style:family="table">
      <style:table-properties style:width="6.8444in" fo:margin-left="0.2354in" table:align="left"/>
    </style:style>
    <style:style style:name="TableRow42" style:family="table-row">
      <style:table-row-properties style:use-optimal-row-height="false" fo:keep-together="always"/>
    </style:style>
    <style:style style:name="TableCell43" style:family="table-cell">
      <style:table-cell-properties fo:border="0.0034in solid #000000" fo:padding-top="0.0381in" fo:padding-left="0.0381in" fo:padding-bottom="0.0381in" fo:padding-right="0.0381in"/>
    </style:style>
    <style:style style:name="P44" style:parent-style-name="TableHeading" style:family="paragraph">
      <style:paragraph-properties fo:margin-left="0.1972in" fo:margin-right="0.1805in">
        <style:tab-stops/>
      </style:paragraph-properties>
      <style:text-properties style:font-name="Arial" style:font-name-complex="Arial"/>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padding-top="0.0381in" fo:padding-left="0.0381in" fo:padding-bottom="0.0381in" fo:padding-right="0.0381in"/>
    </style:style>
    <style:style style:name="P47"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Cell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P52"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P54" style:parent-style-name="Standard" style:family="paragraph">
      <style:paragraph-properties fo:margin-left="0.1972in" fo:margin-right="0.1805in">
        <style:tab-stops/>
      </style:paragraph-properties>
      <style:text-properties style:font-name="Arial" style:font-name-complex="Arial"/>
    </style:style>
    <style:style style:name="TableCell55" style:family="table-cell">
      <style:table-cell-properties fo:border-top="none" fo:border-left="0.0034in solid #000000" fo:border-bottom="0.0034in solid #000000" fo:border-right="none" fo:padding-top="0.0381in" fo:padding-left="0.0381in" fo:padding-bottom="0.0381in" fo:padding-right="0.0381in"/>
    </style:style>
    <style:style style:name="P56" style:parent-style-name="TableContents" style:family="paragraph">
      <style:paragraph-properties fo:text-align="justify" fo:margin-left="0.1972in" fo:margin-right="0.1805in">
        <style:tab-stops/>
      </style:paragraph-properties>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ableCell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 style:parent-style-name="TableContents" style:family="paragraph">
      <style:paragraph-properties fo:text-align="justify" fo:margin-left="0.1972in" fo:margin-right="0.1805in">
        <style:tab-stops/>
      </style:paragraph-properties>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ableRow65" style:family="table-row">
      <style:table-row-properties style:use-optimal-row-height="false" fo:keep-together="always"/>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P67" style:parent-style-name="TableContents" style:family="paragraph">
      <style:paragraph-properties fo:text-align="justify" fo:margin-left="0.1972in" fo:margin-right="0.1805in">
        <style:tab-stops/>
      </style:paragraph-properties>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P72" style:parent-style-name="TableContents" style:family="paragraph">
      <style:paragraph-properties fo:text-align="justify" fo:margin-left="0.1972in" fo:margin-right="0.1805in">
        <style:tab-stops/>
      </style:paragraph-properties>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TableContents" style:family="paragraph">
      <style:paragraph-properties fo:text-align="justify" fo:margin-left="0.1972in" fo:margin-right="0.1805in">
        <style:tab-stops/>
      </style:paragraph-properties>
    </style:style>
    <style:style style:name="T78" style:parent-style-name="Policepardéfaut" style:family="text">
      <style:text-properties style:font-name="Arial" style:font-name-complex="Arial"/>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 style:parent-style-name="TableContents" style:family="paragraph">
      <style:paragraph-properties fo:text-align="justify" fo:margin-left="0.1972in" fo:margin-right="0.1805in">
        <style:tab-stops/>
      </style:paragraph-properties>
    </style:style>
    <style:style style:name="T81" style:parent-style-name="Policepardéfaut" style:family="text">
      <style:text-properties style:font-name="Arial" style:font-name-complex="Arial"/>
    </style:style>
    <style:style style:name="P82"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84" style:family="table-column">
      <style:table-column-properties style:column-width="1.7111in" style:use-optimal-column-width="false"/>
    </style:style>
    <style:style style:name="TableColumn85" style:family="table-column">
      <style:table-column-properties style:column-width="1.7111in" style:use-optimal-column-width="false"/>
    </style:style>
    <style:style style:name="TableColumn86" style:family="table-column">
      <style:table-column-properties style:column-width="1.7111in" style:use-optimal-column-width="false"/>
    </style:style>
    <style:style style:name="TableColumn87" style:family="table-column">
      <style:table-column-properties style:column-width="1.7111in" style:use-optimal-column-width="false"/>
    </style:style>
    <style:style style:name="Table83" style:family="table">
      <style:table-properties style:width="6.8444in" fo:margin-left="0.2354in" table:align="left"/>
    </style:style>
    <style:style style:name="TableRow88" style:family="table-row">
      <style:table-row-properties style:use-optimal-row-height="false" fo:keep-together="always"/>
    </style:style>
    <style:style style:name="TableCell89" style:family="table-cell">
      <style:table-cell-properties fo:border="0.0034in solid #000000" fo:padding-top="0.0381in" fo:padding-left="0.0381in" fo:padding-bottom="0.0381in" fo:padding-right="0.0381in"/>
    </style:style>
    <style:style style:name="P90" style:parent-style-name="TableHeading" style:family="paragraph">
      <style:paragraph-properties fo:margin-left="0.1972in" fo:margin-right="0.1805in">
        <style:tab-stops/>
      </style:paragraph-properties>
      <style:text-properties style:font-name="Arial" style:font-name-complex="Arial"/>
    </style:style>
    <style:style style:name="TableRow91" style:family="table-row">
      <style:table-row-properties style:use-optimal-row-height="false" fo:keep-together="always"/>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P93"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96" style:family="table-row">
      <style:table-row-properties style:use-optimal-row-height="false" fo:keep-together="always"/>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P98"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9" style:family="table-cell">
      <style:table-cell-properties fo:border-top="none" fo:border-left="0.0034in solid #000000" fo:border-bottom="0.0034in solid #000000" fo:border-right="none" fo:padding-top="0.0381in" fo:padding-left="0.0381in" fo:padding-bottom="0.0381in" fo:padding-right="0.0381in"/>
    </style:style>
    <style:style style:name="P100"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P102"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105" style:family="table-row">
      <style:table-row-properties style:use-optimal-row-height="false" fo:keep-together="always"/>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justify" fo:margin-left="0.1972in" fo:margin-right="0.1805in">
        <style:tab-stops/>
      </style:paragraph-properties>
    </style:style>
    <style:style style:name="T108" style:parent-style-name="Policepardéfaut" style:family="text">
      <style:text-properties style:font-name="Arial" style:font-name-complex="Arial"/>
    </style:style>
    <style:style style:name="TableCell109" style:family="table-cell">
      <style:table-cell-properties fo:border-top="none" fo:border-left="0.0034in solid #000000" fo:border-bottom="0.0034in solid #000000" fo:border-right="none" fo:padding-top="0.0381in" fo:padding-left="0.0381in" fo:padding-bottom="0.0381in" fo:padding-right="0.0381in"/>
    </style:style>
    <style:style style:name="P110" style:parent-style-name="TableContents" style:family="paragraph">
      <style:paragraph-properties fo:text-align="justify" fo:margin-left="0.1972in" fo:margin-right="0.1805in">
        <style:tab-stops/>
      </style:paragraph-properties>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text-align="justify" fo:margin-left="0.1972in" fo:margin-right="0.1805in">
        <style:tab-stops/>
      </style:paragraph-properties>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ableCell1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 style:parent-style-name="TableContents" style:family="paragraph">
      <style:paragraph-properties fo:text-align="justify" fo:margin-left="0.1972in" fo:margin-right="0.1805in">
        <style:tab-stops/>
      </style:paragraph-properties>
      <style:text-properties style:font-name="Arial" style:font-name-complex="Arial"/>
    </style:style>
    <style:style style:name="P121" style:parent-style-name="Normal" style:family="paragraph">
      <style:paragraph-properties fo:break-before="page"/>
      <style:text-properties style:font-name="Arial" style:font-name-complex="Arial" fo:color="#0084D1" fo:font-size="10pt" style:font-size-asian="10pt" style:font-size-complex="10pt" fo:hyphenate="true"/>
    </style:style>
    <style:style style:name="P122" style:parent-style-name="Paragraphedeliste" style:list-style-name="LFO1" style:family="paragraph">
      <style:paragraph-properties fo:margin-right="0.1805in"/>
      <style:text-properties style:font-name="Arial" style:font-name-complex="Arial" fo:color="#0084D1" fo:font-size="14pt" style:font-size-asian="14pt" style:font-size-complex="10pt"/>
    </style:style>
    <style:style style:name="P123" style:parent-style-name="Normal" style:family="paragraph">
      <style:paragraph-properties fo:margin-left="0.6895in" fo:margin-right="0.1805in" fo:text-indent="-0.2958in">
        <style:tab-stops/>
      </style:paragraph-properties>
      <style:text-properties style:font-name="Arial" style:font-name-complex="Arial" fo:color="#0084D1" fo:font-size="10pt" style:font-size-asian="10pt" style:font-size-complex="10pt"/>
    </style:style>
    <style:style style:name="P124" style:parent-style-name="Normal" style:list-style-name="LFO2" style:family="paragraph">
      <style:paragraph-properties fo:text-align="justify" fo:line-height="115%" fo:margin-left="0.6895in" fo:margin-right="0.1805in" fo:text-indent="-0.2958in">
        <style:tab-stops/>
      </style:paragraph-properties>
    </style:style>
    <style:style style:name="T12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7" style:parent-style-name="Normal" style:list-style-name="LFO2" style:family="paragraph">
      <style:paragraph-properties fo:text-align="justify" fo:line-height="115%" fo:margin-left="0.6895in" fo:margin-right="0.1805in" fo:text-indent="-0.2958in">
        <style:tab-stops/>
      </style:paragraph-properties>
    </style:style>
    <style:style style:name="T128"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0" style:parent-style-name="Normal" style:family="paragraph">
      <style:paragraph-properties fo:text-align="justify" fo:line-height="115%" fo:margin-left="0.6895in" fo:margin-right="0.1805in">
        <style:tab-stops/>
      </style:paragraph-properties>
    </style:style>
    <style:style style:name="T13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2" style:parent-style-name="Normal" style:list-style-name="LFO2" style:family="paragraph">
      <style:paragraph-properties fo:text-align="justify" fo:line-height="115%" fo:margin-left="0.6895in" fo:margin-right="0.1805in" fo:text-indent="-0.2958in">
        <style:tab-stops/>
      </style:paragraph-properties>
    </style:style>
    <style:style style:name="T133"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5" style:parent-style-name="Normal" style:family="paragraph">
      <style:paragraph-properties fo:text-align="justify" fo:line-height="115%" fo:margin-left="0.6895in" fo:margin-right="0.1805in">
        <style:tab-stops/>
      </style:paragraph-properties>
    </style:style>
    <style:style style:name="T1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7" style:parent-style-name="Normal" style:list-style-name="LFO2" style:family="paragraph">
      <style:paragraph-properties fo:text-align="justify" fo:line-height="115%" fo:margin-left="0.6895in" fo:margin-right="0.1805in" fo:text-indent="-0.2958in">
        <style:tab-stops/>
      </style:paragraph-properties>
    </style:style>
    <style:style style:name="T138"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0" style:parent-style-name="Normal" style:list-style-name="LFO2" style:family="paragraph">
      <style:paragraph-properties fo:text-align="justify" fo:line-height="115%" fo:margin-left="0.6895in" fo:margin-right="0.1805in" fo:text-indent="-0.2958in">
        <style:tab-stops/>
      </style:paragraph-properties>
    </style:style>
    <style:style style:name="T141"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3" style:parent-style-name="Normal" style:list-style-name="LFO2" style:family="paragraph">
      <style:paragraph-properties fo:text-align="justify" fo:line-height="115%" fo:margin-left="0.6895in" fo:margin-right="0.1805in" fo:text-indent="-0.2958in">
        <style:tab-stops/>
      </style:paragraph-properties>
    </style:style>
    <style:style style:name="T144"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4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48" style:parent-style-name="Paragraphedeliste" style:list-style-name="LFO1" style:family="paragraph">
      <style:paragraph-properties fo:margin-right="0.1805in"/>
      <style:text-properties style:font-name="Arial" style:font-name-complex="Arial" fo:color="#0084D1" fo:font-size="14pt" style:font-size-asian="14pt" style:font-size-complex="10pt"/>
    </style:style>
    <style:style style:name="P14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50" style:parent-style-name="Heading2" style:list-style-name="LFO1" style:family="paragraph">
      <style:paragraph-properties fo:margin-left="0.4923in" fo:margin-right="0.1805in" fo:text-indent="0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15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4"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15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fo:language="fr" fo:country="FR"/>
    </style:style>
    <style:style style:name="P156" style:parent-style-name="Normal" style:family="paragraph">
      <style:paragraph-properties fo:text-align="justify" fo:margin-left="0.1972in" fo:margin-right="0.1805in">
        <style:tab-stops/>
      </style:paragraph-properties>
    </style:style>
    <style:style style:name="T15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8" style:parent-style-name="Normal" style:family="paragraph">
      <style:paragraph-properties fo:text-align="justify" fo:margin-left="0.1972in" fo:margin-right="0.1805in">
        <style:tab-stops/>
      </style:paragraph-properties>
    </style:style>
    <style:style style:name="T15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0" style:parent-style-name="Normal" style:family="paragraph">
      <style:paragraph-properties fo:text-align="justify" fo:margin-left="0.1972in" fo:margin-right="0.1805in">
        <style:tab-stops/>
      </style:paragraph-properties>
    </style:style>
    <style:style style:name="T1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2" style:parent-style-name="Normal" style:family="paragraph">
      <style:paragraph-properties fo:text-align="justify" fo:margin-left="0.1972in" fo:margin-right="0.1805in">
        <style:tab-stops/>
      </style:paragraph-properties>
    </style:style>
    <style:style style:name="T1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4" style:parent-style-name="Normal" style:family="paragraph">
      <style:paragraph-properties fo:text-align="justify" fo:margin-left="0.1972in" fo:margin-right="0.1805in">
        <style:tab-stops/>
      </style:paragraph-properties>
    </style:style>
    <style:style style:name="T16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6" style:parent-style-name="Normal" style:family="paragraph">
      <style:paragraph-properties fo:text-align="justify" fo:margin-left="0.1972in" fo:margin-right="0.1805in">
        <style:tab-stops/>
      </style:paragraph-properties>
    </style:style>
    <style:style style:name="T1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8" style:parent-style-name="Normal" style:family="paragraph">
      <style:paragraph-properties fo:text-align="justify" fo:margin-left="0.1972in" fo:margin-right="0.1805in">
        <style:tab-stops/>
      </style:paragraph-properties>
    </style:style>
    <style:style style:name="T1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1" style:parent-style-name="Heading2" style:list-style-name="LFO1" style:family="paragraph">
      <style:paragraph-properties fo:margin-right="0.1805in" fo:text-indent="-0.4548in"/>
    </style:style>
    <style:style style:name="T172" style:parent-style-name="Policepardéfaut" style:family="text">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17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4" style:parent-style-name="Normal" style:family="paragraph">
      <style:paragraph-properties fo:text-align="justify" fo:margin-left="0.1972in" fo:margin-right="0.1805in">
        <style:tab-stops/>
      </style:paragraph-properties>
    </style:style>
    <style:style style:name="T175" style:parent-style-name="Policepardéfaut" style:family="text">
      <style:text-properties style:font-name="Arial" style:font-name-complex="Arial" fo:color="#000000" fo:font-size="10pt" style:font-size-asian="10pt" style:font-size-complex="10pt"/>
    </style:style>
    <style:style style:name="P17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7" style:parent-style-name="Code" style:family="paragraph">
      <style:paragraph-properties fo:margin-left="0.1972in" fo:margin-right="0.1805in">
        <style:tab-stops/>
      </style:paragraph-properties>
      <style:text-properties style:font-name="Arial" style:font-name-complex="Arial" style:font-size-complex="10pt"/>
    </style:style>
    <style:style style:name="P17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9" style:parent-style-name="Normal" style:family="paragraph">
      <style:paragraph-properties fo:text-align="justify" fo:margin-left="0.1972in" fo:margin-right="0.1805in">
        <style:tab-stops/>
      </style:paragraph-properties>
    </style:style>
    <style:style style:name="T18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1" style:parent-style-name="Normal" style:family="paragraph">
      <style:paragraph-properties fo:text-align="justify" fo:margin-left="0.1972in" fo:margin-right="0.1805in">
        <style:tab-stops/>
      </style:paragraph-properties>
    </style:style>
    <style:style style:name="T1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3"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4"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5"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6" style:parent-style-name="Heading2" style:list-style-name="LFO1" style:family="paragraph">
      <style:paragraph-properties fo:margin-right="0.1805in" fo:text-indent="-0.4548in"/>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18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88"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89"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190" style:parent-style-name="Code" style:family="paragraph">
      <style:paragraph-properties fo:margin-left="0.1972in" fo:margin-right="0.1805in">
        <style:tab-stops/>
      </style:paragraph-properties>
      <style:text-properties style:font-name="Arial" style:font-name-complex="Arial" style:font-size-complex="10pt"/>
    </style:style>
    <style:style style:name="P191" style:parent-style-name="Textbody" style:family="paragraph">
      <style:paragraph-properties fo:margin-left="0.1972in" fo:margin-right="0.1805in">
        <style:tab-stops/>
      </style:paragraph-properties>
    </style:style>
    <style:style style:name="T19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3" style:parent-style-name="Textbody" style:family="paragraph">
      <style:paragraph-properties fo:margin-top="0in" fo:margin-left="0.1972in" fo:margin-right="0.1805in">
        <style:tab-stops/>
      </style:paragraph-properties>
    </style:style>
    <style:style style:name="T19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5"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196" style:parent-style-name="Code" style:family="paragraph">
      <style:paragraph-properties fo:margin-left="0.1972in" fo:margin-right="0.1805in">
        <style:tab-stops/>
      </style:paragraph-properties>
      <style:text-properties style:font-name="Arial" style:font-name-complex="Arial" style:font-size-complex="10pt"/>
    </style:style>
    <style:style style:name="P197" style:parent-style-name="Textbody" style:family="paragraph">
      <style:paragraph-properties fo:margin-left="0.1972in" fo:margin-right="0.1805in">
        <style:tab-stops/>
      </style:paragraph-properties>
    </style:style>
    <style:style style:name="T19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9"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200" style:parent-style-name="Code" style:family="paragraph">
      <style:paragraph-properties fo:margin-left="0.1972in" fo:margin-right="0.1805in">
        <style:tab-stops/>
      </style:paragraph-properties>
      <style:text-properties style:font-name="Arial" style:font-name-complex="Arial" style:font-size-complex="10pt"/>
    </style:style>
    <style:style style:name="P201" style:parent-style-name="Code" style:family="paragraph">
      <style:paragraph-properties fo:margin-left="0.1972in" fo:margin-right="0.1805in">
        <style:tab-stops/>
      </style:paragraph-properties>
      <style:text-properties style:font-name="Arial" style:font-name-complex="Arial" style:font-size-complex="10pt"/>
    </style:style>
    <style:style style:name="P202" style:parent-style-name="Code" style:family="paragraph">
      <style:paragraph-properties fo:margin-left="0.1972in" fo:margin-right="0.1805in">
        <style:tab-stops/>
      </style:paragraph-properties>
      <style:text-properties style:font-name="Arial" style:font-name-complex="Arial" style:font-size-complex="10pt"/>
    </style:style>
    <style:style style:name="P203" style:parent-style-name="Code" style:family="paragraph">
      <style:paragraph-properties fo:margin-left="0.1972in" fo:margin-right="0.1805in">
        <style:tab-stops/>
      </style:paragraph-properties>
      <style:text-properties style:font-name="Arial" style:font-name-complex="Arial" style:font-size-complex="10pt"/>
    </style:style>
    <style:style style:name="P204" style:parent-style-name="Code" style:family="paragraph">
      <style:paragraph-properties fo:margin-left="0.1972in" fo:margin-right="0.1805in">
        <style:tab-stops/>
      </style:paragraph-properties>
      <style:text-properties style:font-name="Arial" style:font-name-complex="Arial" style:font-size-complex="10pt"/>
    </style:style>
    <style:style style:name="P205" style:parent-style-name="Textbody" style:family="paragraph">
      <style:paragraph-properties fo:margin-left="0.1972in" fo:margin-right="0.1805in">
        <style:tab-stops/>
      </style:paragraph-properties>
    </style:style>
    <style:style style:name="T206"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07" style:parent-style-name="Textbody" style:family="paragraph">
      <style:paragraph-properties fo:margin-left="0.1972in" fo:margin-right="0.1805in">
        <style:tab-stops/>
      </style:paragraph-properties>
    </style:style>
    <style:style style:name="T208"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09" style:parent-style-name="Textbody" style:family="paragraph">
      <style:paragraph-properties fo:margin-left="0.1972in" fo:margin-right="0.1805in">
        <style:tab-stops/>
      </style:paragraph-properties>
    </style:style>
    <style:style style:name="T210"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1" style:parent-style-name="Textbody" style:family="paragraph">
      <style:paragraph-properties fo:margin-left="0.1972in" fo:margin-right="0.1805in">
        <style:tab-stops/>
      </style:paragraph-properties>
    </style:style>
    <style:style style:name="T212"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3" style:parent-style-name="Textbody" style:family="paragraph">
      <style:paragraph-properties fo:margin-bottom="0.1666in" fo:margin-left="0.1972in" fo:margin-right="0.1805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214" style:parent-style-name="Code" style:family="paragraph">
      <style:paragraph-properties fo:margin-left="0.1972in" fo:margin-right="0.1805in">
        <style:tab-stops/>
      </style:paragraph-properties>
    </style:style>
    <style:style style:name="T215" style:parent-style-name="Policepardéfaut" style:family="text">
      <style:text-properties style:font-name="Arial" style:font-name-complex="Arial" fo:color="#000000" style:font-size-complex="10pt"/>
    </style:style>
    <style:style style:name="P216" style:parent-style-name="Code" style:family="paragraph">
      <style:paragraph-properties fo:margin-left="0.1972in" fo:margin-right="0.1805in">
        <style:tab-stops/>
      </style:paragraph-properties>
    </style:style>
    <style:style style:name="T217" style:parent-style-name="Policepardéfaut" style:family="text">
      <style:text-properties style:font-name="Arial" style:font-name-complex="Arial" fo:color="#000000" style:font-size-complex="10pt"/>
    </style:style>
    <style:style style:name="P218" style:parent-style-name="Code" style:family="paragraph">
      <style:paragraph-properties fo:margin-left="0.1972in" fo:margin-right="0.1805in">
        <style:tab-stops/>
      </style:paragraph-properties>
    </style:style>
    <style:style style:name="T219" style:parent-style-name="Policepardéfaut" style:family="text">
      <style:text-properties style:font-name="Arial" style:font-name-complex="Arial" fo:color="#000000" style:font-size-complex="10pt"/>
    </style:style>
    <style:style style:name="P220" style:parent-style-name="Heading4" style:family="paragraph">
      <style:paragraph-properties fo:margin-left="0.1972in" fo:margin-right="0.1805in">
        <style:tab-stops/>
      </style:paragraph-properties>
    </style:style>
    <style:style style:name="T221" style:parent-style-name="Policepardéfaut" style:family="text">
      <style:text-properties style:font-name-complex="Arial" fo:font-style="normal" style:font-style-asian="normal" style:font-style-complex="normal" fo:color="#000000" fo:font-size="10pt" style:font-size-asian="10pt" style:font-size-complex="10pt"/>
    </style:style>
    <style:style style:name="P222" style:parent-style-name="Heading4" style:family="paragraph">
      <style:paragraph-properties fo:margin-left="0.1972in" fo:margin-right="0.1805in">
        <style:tab-stops/>
      </style:paragraph-properties>
    </style:style>
    <style:style style:name="T223" style:parent-style-name="Policepardéfaut" style:family="text">
      <style:text-properties style:font-name-complex="Arial" fo:font-style="normal" style:font-style-asian="normal" style:font-style-complex="normal" fo:color="#000000" fo:font-size="10pt" style:font-size-asian="10pt" style:font-size-complex="10pt"/>
    </style:style>
    <style:style style:name="P224" style:parent-style-name="Code" style:family="paragraph">
      <style:paragraph-properties fo:margin-left="0.1972in" fo:margin-right="0.1805in">
        <style:tab-stops/>
      </style:paragraph-properties>
    </style:style>
    <style:style style:name="T225" style:parent-style-name="Policepardéfaut" style:family="text">
      <style:text-properties style:font-name="Arial" style:font-name-complex="Arial" fo:color="#000000" style:font-size-complex="10pt"/>
    </style:style>
    <style:style style:name="P226" style:parent-style-name="Code" style:family="paragraph">
      <style:paragraph-properties fo:margin-left="0.1972in" fo:margin-right="0.1805in">
        <style:tab-stops/>
      </style:paragraph-properties>
    </style:style>
    <style:style style:name="T227" style:parent-style-name="Policepardéfaut" style:family="text">
      <style:text-properties style:font-name="Arial" style:font-name-complex="Arial" fo:color="#000000" style:font-size-complex="10pt"/>
    </style:style>
    <style:style style:name="P228" style:parent-style-name="Code" style:family="paragraph">
      <style:paragraph-properties fo:margin-left="0.1972in" fo:margin-right="0.1805in">
        <style:tab-stops/>
      </style:paragraph-properties>
    </style:style>
    <style:style style:name="T229" style:parent-style-name="Policepardéfaut" style:family="text">
      <style:text-properties style:font-name="Arial" style:font-name-complex="Arial" fo:color="#000000" style:font-size-complex="10pt"/>
    </style:style>
    <style:style style:name="P230" style:parent-style-name="Code" style:family="paragraph">
      <style:paragraph-properties fo:margin-left="0.1972in" fo:margin-right="0.1805in">
        <style:tab-stops/>
      </style:paragraph-properties>
    </style:style>
    <style:style style:name="T231" style:parent-style-name="Policepardéfaut" style:family="text">
      <style:text-properties style:font-name="Arial" style:font-name-complex="Arial" fo:color="#000000" style:font-size-complex="10pt"/>
    </style:style>
    <style:style style:name="P232" style:parent-style-name="Code" style:family="paragraph">
      <style:paragraph-properties fo:margin-left="0.1972in" fo:margin-right="0.1805in">
        <style:tab-stops/>
      </style:paragraph-properties>
    </style:style>
    <style:style style:name="T233" style:parent-style-name="Policepardéfaut" style:family="text">
      <style:text-properties style:font-name="Arial" style:font-name-complex="Arial" fo:color="#000000" style:font-size-complex="10pt"/>
    </style:style>
    <style:style style:name="P234" style:parent-style-name="Code" style:family="paragraph">
      <style:paragraph-properties fo:margin-left="0.1972in" fo:margin-right="0.1805in">
        <style:tab-stops/>
      </style:paragraph-properties>
    </style:style>
    <style:style style:name="T235" style:parent-style-name="Policepardéfaut" style:family="text">
      <style:text-properties style:font-name="Arial" style:font-name-complex="Arial" fo:color="#000000" style:font-size-complex="10pt"/>
    </style:style>
    <style:style style:name="P236" style:parent-style-name="Code" style:family="paragraph">
      <style:paragraph-properties fo:margin-left="0.1972in" fo:margin-right="0.1805in">
        <style:tab-stops/>
      </style:paragraph-properties>
    </style:style>
    <style:style style:name="T237" style:parent-style-name="Policepardéfaut" style:family="text">
      <style:text-properties style:font-name="Arial" style:font-name-complex="Arial" style:font-size-complex="10pt"/>
    </style:style>
    <style:style style:name="T238"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39" style:parent-style-name="Policepardéfaut" style:family="text">
      <style:text-properties style:font-name="Arial" style:font-name-complex="Arial" style:font-size-complex="10pt"/>
    </style:style>
    <style:style style:name="T240"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41" style:parent-style-name="Policepardéfaut" style:family="text">
      <style:text-properties style:font-name="Arial" style:font-name-complex="Arial" style:font-size-complex="10pt"/>
    </style:style>
    <style:style style:name="P242" style:parent-style-name="Code" style:family="paragraph">
      <style:paragraph-properties fo:margin-left="0.1972in" fo:margin-right="0.1805in">
        <style:tab-stops/>
      </style:paragraph-properties>
      <style:text-properties style:font-name="Arial" style:font-name-complex="Arial" style:font-size-complex="10pt"/>
    </style:style>
    <style:style style:name="P24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44" style:parent-style-name="Heading2" style:list-style-name="LFO1" style:family="paragraph">
      <style:paragraph-properties fo:margin-right="0.1805in" fo:text-indent="-0.4548in"/>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245"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46" style:parent-style-name="Heading4" style:family="paragraph">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style:style>
    <style:style style:name="P24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48"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249" style:parent-style-name="Heading6" style:list-style-name="LFO3"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250" style:parent-style-name="Heading6" style:family="paragraph">
      <style:paragraph-properties fo:margin-left="0.1972in" fo:margin-right="0.1805in" fo:text-indent="0.25in">
        <style:tab-stops/>
      </style:paragraph-properties>
      <style:text-properties style:font-name-complex="Arial" fo:font-size="10pt" style:font-size-asian="10pt" style:font-size-complex="10pt"/>
    </style:style>
    <style:style style:name="P251"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252" style:parent-style-name="Standard" style:family="paragraph">
      <style:paragraph-properties fo:margin-left="0.1972in" fo:margin-right="0.1805in">
        <style:tab-stops/>
      </style:paragraph-properties>
      <style:text-properties style:font-name="Arial" style:font-name-complex="Arial"/>
    </style:style>
    <style:style style:name="TableColumn254" style:family="table-column">
      <style:table-column-properties style:column-width="1.0638in" style:use-optimal-column-width="false"/>
    </style:style>
    <style:style style:name="TableColumn255" style:family="table-column">
      <style:table-column-properties style:column-width="2.0673in" style:use-optimal-column-width="false"/>
    </style:style>
    <style:style style:name="Table253" style:family="table">
      <style:table-properties style:width="3.1312in" fo:margin-left="0in" table:align="center"/>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58"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259" style:family="table-cell">
      <style:table-cell-properties fo:border="0.0034in solid #000000" style:vertical-align="middle" fo:padding-top="0.0381in" fo:padding-left="0.0381in" fo:padding-bottom="0.0381in" fo:padding-right="0.0381in"/>
    </style:style>
    <style:style style:name="P260"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6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6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6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8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8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0" style:parent-style-name="TableContents" style:family="paragraph">
      <style:paragraph-properties fo:text-align="center" fo:margin-left="0.1972in" fo:margin-right="0.1805in">
        <style:tab-stops/>
      </style:paragraph-properties>
      <style:text-properties style:font-name="Arial" style:font-name-complex="Arial"/>
    </style:style>
    <style:style style:name="P301" style:parent-style-name="Standard" style:family="paragraph">
      <style:paragraph-properties fo:margin-left="0.1972in" fo:margin-right="0.1805in">
        <style:tab-stops/>
      </style:paragraph-properties>
      <style:text-properties style:font-name="Arial" style:font-name-complex="Arial"/>
    </style:style>
    <style:style style:name="P302"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03" style:parent-style-name="Heading6" style:family="paragraph">
      <style:paragraph-properties fo:margin-bottom="0in" fo:margin-left="0.1972in" fo:margin-right="0.1805in" fo:text-indent="0.25in">
        <style:tab-stops/>
      </style:paragraph-properties>
      <style:text-properties style:font-name-complex="Arial" fo:font-size="10pt" style:font-size-asian="10pt" style:font-size-complex="10pt"/>
    </style:style>
    <style:style style:name="P304"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05"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06"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307"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08" style:parent-style-name="Textbody" style:family="paragraph">
      <style:paragraph-properties fo:margin-left="0.1972in" fo:margin-right="0.1805in">
        <style:tab-stops/>
      </style:paragraph-properties>
    </style:style>
    <style:style style:name="T309"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310" style:parent-style-name="Policepardéfaut" style:family="text">
      <style:text-properties style:font-name="Arial" style:font-name-complex="Arial" fo:font-size="10pt" style:font-size-asian="10pt" style:font-size-complex="10pt"/>
    </style:style>
    <style:style style:name="P311"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12"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3"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14"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5"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16"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7"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18"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319"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20" style:parent-style-name="Code" style:family="paragraph">
      <style:paragraph-properties fo:margin-left="0.1972in" fo:margin-right="0.1805in">
        <style:tab-stops/>
      </style:paragraph-properties>
      <style:text-properties style:font-name="Arial" style:font-name-complex="Arial" style:font-size-complex="10pt"/>
    </style:style>
    <style:style style:name="P321"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22" style:parent-style-name="Code" style:family="paragraph">
      <style:paragraph-properties fo:margin-left="0.1972in" fo:margin-right="0.1805in">
        <style:tab-stops/>
      </style:paragraph-properties>
      <style:text-properties style:font-name="Arial" style:font-name-complex="Arial" style:font-size-complex="10pt"/>
    </style:style>
    <style:style style:name="P323"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24" style:parent-style-name="Code" style:family="paragraph">
      <style:paragraph-properties fo:margin-left="0.1972in" fo:margin-right="0.1805in">
        <style:tab-stops/>
      </style:paragraph-properties>
      <style:text-properties style:font-name="Arial" style:font-name-complex="Arial" style:font-size-complex="10pt"/>
    </style:style>
    <style:style style:name="P325"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26" style:parent-style-name="Code" style:family="paragraph">
      <style:paragraph-properties fo:margin-top="0.1666in" fo:margin-left="0.1972in" fo:margin-right="0.1805in">
        <style:tab-stops/>
      </style:paragraph-properties>
    </style:style>
    <style:style style:name="T327" style:parent-style-name="Policepardéfaut" style:family="text">
      <style:text-properties style:font-name="Arial" style:font-name-complex="Arial" style:font-size-complex="10pt"/>
    </style:style>
    <style:style style:name="T328"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329" style:parent-style-name="Policepardéfaut" style:family="text">
      <style:text-properties style:font-name="Arial" style:font-name-complex="Arial" style:font-size-complex="10pt"/>
    </style:style>
    <style:style style:name="P330"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31" style:parent-style-name="Code" style:family="paragraph">
      <style:paragraph-properties fo:margin-left="0.1972in" fo:margin-right="0.1805in">
        <style:tab-stops/>
      </style:paragraph-properties>
      <style:text-properties style:font-name="Arial" style:font-name-complex="Arial" style:font-size-complex="10pt"/>
    </style:style>
    <style:style style:name="P332" style:parent-style-name="Code" style:family="paragraph">
      <style:paragraph-properties fo:margin-left="0.1972in" fo:margin-right="0.1805in">
        <style:tab-stops/>
      </style:paragraph-properties>
      <style:text-properties style:font-name="Arial" style:font-name-complex="Arial" style:font-size-complex="10pt"/>
    </style:style>
    <style:style style:name="P333" style:parent-style-name="Code" style:family="paragraph">
      <style:paragraph-properties fo:margin-left="0.1972in" fo:margin-right="0.1805in">
        <style:tab-stops/>
      </style:paragraph-properties>
      <style:text-properties style:font-name="Arial" style:font-name-complex="Arial" style:font-size-complex="10pt"/>
    </style:style>
    <style:style style:name="P334" style:parent-style-name="Code" style:family="paragraph">
      <style:paragraph-properties fo:margin-left="0.1972in" fo:margin-right="0.1805in">
        <style:tab-stops/>
      </style:paragraph-properties>
      <style:text-properties style:font-name="Arial" style:font-name-complex="Arial" style:font-size-complex="10pt"/>
    </style:style>
    <style:style style:name="P335" style:parent-style-name="Code" style:family="paragraph">
      <style:paragraph-properties fo:margin-left="0.1972in" fo:margin-right="0.1805in">
        <style:tab-stops/>
      </style:paragraph-properties>
      <style:text-properties style:font-name="Arial" style:font-name-complex="Arial" style:font-size-complex="10pt"/>
    </style:style>
    <style:style style:name="P336"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37"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38" style:parent-style-name="Code" style:family="paragraph">
      <style:paragraph-properties fo:margin-left="0.1972in" fo:margin-right="0.1805in">
        <style:tab-stops/>
      </style:paragraph-properties>
      <style:text-properties style:font-name="Arial" style:font-name-complex="Arial" style:font-size-complex="10pt"/>
    </style:style>
    <style:style style:name="P339" style:parent-style-name="Code" style:family="paragraph">
      <style:paragraph-properties fo:margin-left="0.1972in" fo:margin-right="0.1805in">
        <style:tab-stops/>
      </style:paragraph-properties>
      <style:text-properties style:font-name="Arial" style:font-name-complex="Arial" style:font-size-complex="10pt"/>
    </style:style>
    <style:style style:name="P340" style:parent-style-name="Code" style:family="paragraph">
      <style:paragraph-properties fo:margin-left="0.1972in" fo:margin-right="0.1805in">
        <style:tab-stops/>
      </style:paragraph-properties>
      <style:text-properties style:font-name="Arial" style:font-name-complex="Arial" style:font-size-complex="10pt"/>
    </style:style>
    <style:style style:name="P341" style:parent-style-name="Code" style:family="paragraph">
      <style:paragraph-properties fo:margin-left="0.1972in" fo:margin-right="0.1805in">
        <style:tab-stops/>
      </style:paragraph-properties>
      <style:text-properties style:font-name="Arial" style:font-name-complex="Arial" style:font-size-complex="10pt"/>
    </style:style>
    <style:style style:name="P342" style:parent-style-name="Code" style:family="paragraph">
      <style:paragraph-properties fo:margin-left="0.1972in" fo:margin-right="0.1805in">
        <style:tab-stops/>
      </style:paragraph-properties>
      <style:text-properties style:font-name="Arial" style:font-name-complex="Arial" style:font-size-complex="10pt"/>
    </style:style>
    <style:style style:name="P343" style:parent-style-name="Code" style:family="paragraph">
      <style:paragraph-properties fo:margin-left="0.1972in" fo:margin-right="0.1805in">
        <style:tab-stops/>
      </style:paragraph-properties>
      <style:text-properties style:font-name="Arial" style:font-name-complex="Arial" style:font-size-complex="10pt"/>
    </style:style>
    <style:style style:name="P344" style:parent-style-name="Code" style:family="paragraph">
      <style:paragraph-properties fo:margin-left="0.1972in" fo:margin-right="0.1805in">
        <style:tab-stops/>
      </style:paragraph-properties>
      <style:text-properties style:font-name="Arial" style:font-name-complex="Arial" style:font-size-complex="10pt"/>
    </style:style>
    <style:style style:name="P345" style:parent-style-name="Code" style:family="paragraph">
      <style:paragraph-properties fo:margin-left="0.1972in" fo:margin-right="0.1805in">
        <style:tab-stops/>
      </style:paragraph-properties>
      <style:text-properties style:font-name="Arial" style:font-name-complex="Arial" style:font-size-complex="10pt"/>
    </style:style>
    <style:style style:name="P346" style:parent-style-name="Code" style:family="paragraph">
      <style:paragraph-properties fo:margin-left="0.1972in" fo:margin-right="0.1805in">
        <style:tab-stops/>
      </style:paragraph-properties>
      <style:text-properties style:font-name="Arial" style:font-name-complex="Arial" style:font-size-complex="10pt"/>
    </style:style>
    <style:style style:name="P34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48"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4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50" style:parent-style-name="Heading2" style:list-style-name="LFO1" style:family="paragraph">
      <style:paragraph-properties fo:margin-right="0.1805in" fo:text-indent="-0.4548in"/>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351"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2"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53" style:parent-style-name="Code" style:family="paragraph">
      <style:paragraph-properties fo:margin-left="0.1972in" fo:margin-right="0.1805in">
        <style:tab-stops/>
      </style:paragraph-properties>
      <style:text-properties style:font-name="Arial" style:font-name-complex="Arial" style:font-size-complex="10pt"/>
    </style:style>
    <style:style style:name="P354" style:parent-style-name="Textbody" style:family="paragraph">
      <style:paragraph-properties fo:margin-left="0.1972in" fo:margin-right="0.1805in">
        <style:tab-stops/>
      </style:paragraph-properties>
    </style:style>
    <style:style style:name="T35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5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5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9" style:parent-style-name="Code" style:family="paragraph">
      <style:paragraph-properties fo:margin-left="0.1972in" fo:margin-right="0.1805in">
        <style:tab-stops/>
      </style:paragraph-properties>
      <style:text-properties style:font-name="Arial" style:font-name-complex="Arial" style:font-size-complex="10pt"/>
    </style:style>
    <style:style style:name="P360" style:parent-style-name="Code" style:family="paragraph">
      <style:paragraph-properties fo:margin-left="0.1972in" fo:margin-right="0.1805in">
        <style:tab-stops/>
      </style:paragraph-properties>
      <style:text-properties style:font-name="Arial" style:font-name-complex="Arial" style:font-size-complex="10pt"/>
    </style:style>
    <style:style style:name="P361" style:parent-style-name="Code" style:family="paragraph">
      <style:paragraph-properties fo:margin-left="0.1972in" fo:margin-right="0.1805in">
        <style:tab-stops/>
      </style:paragraph-properties>
      <style:text-properties style:font-name="Arial" style:font-name-complex="Arial" style:font-size-complex="10pt"/>
    </style:style>
    <style:style style:name="P362" style:parent-style-name="Code" style:family="paragraph">
      <style:paragraph-properties fo:margin-left="0.1972in" fo:margin-right="0.1805in">
        <style:tab-stops/>
      </style:paragraph-properties>
      <style:text-properties style:font-name="Arial" style:font-name-complex="Arial" style:font-size-complex="10pt"/>
    </style:style>
    <style:style style:name="P363" style:parent-style-name="Code" style:family="paragraph">
      <style:paragraph-properties fo:margin-left="0.1972in" fo:margin-right="0.1805in">
        <style:tab-stops/>
      </style:paragraph-properties>
      <style:text-properties style:font-name="Arial" style:font-name-complex="Arial" style:font-size-complex="10pt"/>
    </style:style>
    <style:style style:name="P364" style:parent-style-name="Code" style:family="paragraph">
      <style:paragraph-properties fo:margin-left="0.1972in" fo:margin-right="0.1805in">
        <style:tab-stops/>
      </style:paragraph-properties>
      <style:text-properties style:font-name="Arial" style:font-name-complex="Arial" style:font-size-complex="10pt"/>
    </style:style>
    <style:style style:name="P365" style:parent-style-name="Code" style:family="paragraph">
      <style:paragraph-properties fo:margin-left="0.1972in" fo:margin-right="0.1805in">
        <style:tab-stops/>
      </style:paragraph-properties>
      <style:text-properties style:font-name="Arial" style:font-name-complex="Arial" style:font-size-complex="10pt"/>
    </style:style>
    <style:style style:name="P366" style:parent-style-name="Code" style:family="paragraph">
      <style:paragraph-properties fo:margin-left="0.1972in" fo:margin-right="0.1805in">
        <style:tab-stops/>
      </style:paragraph-properties>
      <style:text-properties style:font-name="Arial" style:font-name-complex="Arial" style:font-size-complex="10pt"/>
    </style:style>
    <style:style style:name="P367" style:parent-style-name="Code" style:family="paragraph">
      <style:paragraph-properties fo:margin-left="0.1972in" fo:margin-right="0.1805in">
        <style:tab-stops/>
      </style:paragraph-properties>
      <style:text-properties style:font-name="Arial" style:font-name-complex="Arial" style:font-size-complex="10pt"/>
    </style:style>
    <style:style style:name="P368" style:parent-style-name="Code" style:family="paragraph">
      <style:paragraph-properties fo:margin-left="0.1972in" fo:margin-right="0.1805in">
        <style:tab-stops/>
      </style:paragraph-properties>
      <style:text-properties style:font-name="Arial" style:font-name-complex="Arial" style:font-size-complex="10pt"/>
    </style:style>
    <style:style style:name="P369" style:parent-style-name="Code" style:family="paragraph">
      <style:paragraph-properties fo:margin-left="0.1972in" fo:margin-right="0.1805in">
        <style:tab-stops/>
      </style:paragraph-properties>
      <style:text-properties style:font-name="Arial" style:font-name-complex="Arial" style:font-size-complex="10pt"/>
    </style:style>
    <style:style style:name="P37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71" style:parent-style-name="Normal" style:family="paragraph">
      <style:paragraph-properties fo:margin-left="0.1972in" fo:margin-right="0.1805in">
        <style:tab-stops/>
      </style:paragraph-properties>
    </style:style>
    <style:style style:name="T3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73" style:parent-style-name="Normal" style:family="paragraph">
      <style:paragraph-properties fo:margin-left="0.1972in" fo:margin-right="0.1805in">
        <style:tab-stops/>
      </style:paragraph-properties>
    </style:style>
    <style:style style:name="T37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75" style:parent-style-name="Normal" style:family="paragraph">
      <style:paragraph-properties fo:margin-left="0.1972in" fo:margin-right="0.1805in">
        <style:tab-stops/>
      </style:paragraph-properties>
    </style:style>
    <style:style style:name="T37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7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7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79" style:parent-style-name="Code" style:family="paragraph">
      <style:paragraph-properties fo:margin-left="0.1972in" fo:margin-right="0.1805in">
        <style:tab-stops/>
      </style:paragraph-properties>
      <style:text-properties style:font-name="Arial" style:font-name-complex="Arial" style:font-size-complex="10pt"/>
    </style:style>
    <style:style style:name="P380" style:parent-style-name="Code" style:family="paragraph">
      <style:paragraph-properties fo:margin-left="0.1972in" fo:margin-right="0.1805in">
        <style:tab-stops/>
      </style:paragraph-properties>
      <style:text-properties style:font-name="Arial" style:font-name-complex="Arial" style:font-size-complex="10pt"/>
    </style:style>
    <style:style style:name="P381" style:parent-style-name="Code" style:family="paragraph">
      <style:paragraph-properties fo:margin-left="0.1972in" fo:margin-right="0.1805in">
        <style:tab-stops/>
      </style:paragraph-properties>
      <style:text-properties style:font-name="Arial" style:font-name-complex="Arial" style:font-size-complex="10pt"/>
    </style:style>
    <style:style style:name="P382" style:parent-style-name="Code" style:family="paragraph">
      <style:paragraph-properties fo:margin-left="0.1972in" fo:margin-right="0.1805in">
        <style:tab-stops/>
      </style:paragraph-properties>
      <style:text-properties style:font-name="Arial" style:font-name-complex="Arial" style:font-size-complex="10pt"/>
    </style:style>
    <style:style style:name="P383" style:parent-style-name="Code" style:family="paragraph">
      <style:paragraph-properties fo:margin-left="0.1972in" fo:margin-right="0.1805in">
        <style:tab-stops/>
      </style:paragraph-properties>
      <style:text-properties style:font-name="Arial" style:font-name-complex="Arial" style:font-size-complex="10pt"/>
    </style:style>
    <style:style style:name="P384" style:parent-style-name="Code" style:family="paragraph">
      <style:paragraph-properties fo:margin-left="0.1972in" fo:margin-right="0.1805in">
        <style:tab-stops/>
      </style:paragraph-properties>
      <style:text-properties style:font-name="Arial" style:font-name-complex="Arial" style:font-size-complex="10pt"/>
    </style:style>
    <style:style style:name="P385" style:parent-style-name="Code" style:family="paragraph">
      <style:paragraph-properties fo:margin-left="0.1972in" fo:margin-right="0.1805in">
        <style:tab-stops/>
      </style:paragraph-properties>
      <style:text-properties style:font-name="Arial" style:font-name-complex="Arial" style:font-size-complex="10pt"/>
    </style:style>
    <style:style style:name="P386" style:parent-style-name="Code" style:family="paragraph">
      <style:paragraph-properties fo:margin-left="0.1972in" fo:margin-right="0.1805in">
        <style:tab-stops/>
      </style:paragraph-properties>
      <style:text-properties style:font-name="Arial" style:font-name-complex="Arial" style:font-size-complex="10pt"/>
    </style:style>
    <style:style style:name="P387" style:parent-style-name="Code" style:family="paragraph">
      <style:paragraph-properties fo:margin-left="0.1972in" fo:margin-right="0.1805in">
        <style:tab-stops/>
      </style:paragraph-properties>
      <style:text-properties style:font-name="Arial" style:font-name-complex="Arial" style:font-size-complex="10pt"/>
    </style:style>
    <style:style style:name="P388" style:parent-style-name="Code" style:family="paragraph">
      <style:paragraph-properties fo:margin-left="0.1972in" fo:margin-right="0.1805in">
        <style:tab-stops/>
      </style:paragraph-properties>
      <style:text-properties style:font-name="Arial" style:font-name-complex="Arial" style:font-size-complex="10pt"/>
    </style:style>
    <style:style style:name="P38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9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9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97"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398" style:parent-style-name="Code" style:family="paragraph">
      <style:paragraph-properties fo:margin-left="0.1972in" fo:margin-right="0.1805in">
        <style:tab-stops/>
      </style:paragraph-properties>
      <style:text-properties style:font-name="Arial" style:font-name-complex="Arial" style:font-size-complex="10pt"/>
    </style:style>
    <style:style style:name="P399" style:parent-style-name="Code" style:family="paragraph">
      <style:paragraph-properties fo:margin-left="0.1972in" fo:margin-right="0.1805in">
        <style:tab-stops/>
      </style:paragraph-properties>
      <style:text-properties style:font-name="Arial" style:font-name-complex="Arial" style:font-size-complex="10pt"/>
    </style:style>
    <style:style style:name="P400" style:parent-style-name="Code" style:family="paragraph">
      <style:paragraph-properties fo:margin-left="0.1972in" fo:margin-right="0.1805in">
        <style:tab-stops/>
      </style:paragraph-properties>
      <style:text-properties style:font-name="Arial" style:font-name-complex="Arial" style:font-size-complex="10pt"/>
    </style:style>
    <style:style style:name="P401" style:parent-style-name="Code" style:family="paragraph">
      <style:paragraph-properties fo:margin-left="0.1972in" fo:margin-right="0.1805in">
        <style:tab-stops/>
      </style:paragraph-properties>
      <style:text-properties style:font-name="Arial" style:font-name-complex="Arial" style:font-size-complex="10pt"/>
    </style:style>
    <style:style style:name="P402" style:parent-style-name="Code" style:family="paragraph">
      <style:paragraph-properties fo:margin-left="0.1972in" fo:margin-right="0.1805in">
        <style:tab-stops/>
      </style:paragraph-properties>
      <style:text-properties style:font-name="Arial" style:font-name-complex="Arial" style:font-size-complex="10pt"/>
    </style:style>
    <style:style style:name="P403" style:parent-style-name="Code" style:family="paragraph">
      <style:paragraph-properties fo:margin-left="0.1972in" fo:margin-right="0.1805in">
        <style:tab-stops/>
      </style:paragraph-properties>
      <style:text-properties style:font-name="Arial" style:font-name-complex="Arial" style:font-size-complex="10pt"/>
    </style:style>
    <style:style style:name="P404" style:parent-style-name="Code" style:family="paragraph">
      <style:paragraph-properties fo:margin-left="0.1972in" fo:margin-right="0.1805in">
        <style:tab-stops/>
      </style:paragraph-properties>
      <style:text-properties style:font-name="Arial" style:font-name-complex="Arial" style:font-size-complex="10pt"/>
    </style:style>
    <style:style style:name="P405" style:parent-style-name="Code" style:family="paragraph">
      <style:paragraph-properties fo:margin-left="0.1972in" fo:margin-right="0.1805in">
        <style:tab-stops/>
      </style:paragraph-properties>
      <style:text-properties style:font-name="Arial" style:font-name-complex="Arial" style:font-size-complex="10pt"/>
    </style:style>
    <style:style style:name="P406" style:parent-style-name="Code" style:family="paragraph">
      <style:paragraph-properties fo:margin-left="0.1972in" fo:margin-right="0.1805in">
        <style:tab-stops/>
      </style:paragraph-properties>
      <style:text-properties style:font-name="Arial" style:font-name-complex="Arial" style:font-size-complex="10pt"/>
    </style:style>
    <style:style style:name="P40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8" style:parent-style-name="Heading4" style:family="paragraph">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style:style>
    <style:style style:name="P409"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410"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1"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412"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3"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414"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5"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6" style:parent-style-name="Heading6" style:list-style-name="LFO4" style:family="paragraph">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style:style>
    <style:style style:name="P417"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18"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TableColumn420" style:family="table-column">
      <style:table-column-properties style:column-width="1.0826in"/>
    </style:style>
    <style:style style:name="TableColumn421" style:family="table-column">
      <style:table-column-properties style:column-width="2.0673in"/>
    </style:style>
    <style:style style:name="Table419" style:family="table">
      <style:table-properties style:width="3.15in" fo:margin-left="2.1423in" table:align="left"/>
    </style:style>
    <style:style style:name="TableRow422" style:family="table-row">
      <style:table-row-properties style:min-row-height="0.3097in"/>
    </style:style>
    <style:style style:name="TableCell423" style:family="table-cell">
      <style:table-cell-properties fo:border="0.0069in solid #000000" style:vertical-align="middle" fo:padding-top="0in" fo:padding-left="0.075in" fo:padding-bottom="0in" fo:padding-right="0.075in"/>
    </style:style>
    <style:style style:name="P424" style:parent-style-name="Standard" style:family="paragraph">
      <style:paragraph-properties fo:text-align="center" fo:margin-right="0.1805in"/>
      <style:text-properties style:font-name="Arial" style:font-name-complex="Arial" fo:font-weight="bold" style:font-weight-asian="bold"/>
    </style:style>
    <style:style style:name="TableCell425" style:family="table-cell">
      <style:table-cell-properties fo:border="0.0069in solid #000000" style:vertical-align="middle" fo:padding-top="0in" fo:padding-left="0.075in" fo:padding-bottom="0in" fo:padding-right="0.075in"/>
    </style:style>
    <style:style style:name="P426" style:parent-style-name="Standard" style:family="paragraph">
      <style:paragraph-properties fo:text-align="center" fo:margin-right="0.1805in"/>
      <style:text-properties style:font-name="Arial" style:font-name-complex="Arial" fo:font-weight="bold" style:font-weight-asian="bold"/>
    </style:style>
    <style:style style:name="TableRow427" style:family="table-row">
      <style:table-row-properties/>
    </style:style>
    <style:style style:name="TableCell428" style:family="table-cell">
      <style:table-cell-properties fo:border="0.0069in solid #000000" style:vertical-align="middle" fo:padding-top="0in" fo:padding-left="0.075in" fo:padding-bottom="0in" fo:padding-right="0.075in"/>
    </style:style>
    <style:style style:name="P429" style:parent-style-name="Standard" style:family="paragraph">
      <style:paragraph-properties fo:text-align="center" fo:margin-right="0.1805in"/>
      <style:text-properties style:font-name="Arial" style:font-name-complex="Arial"/>
    </style:style>
    <style:style style:name="TableCell430" style:family="table-cell">
      <style:table-cell-properties fo:border="0.0069in solid #000000" style:vertical-align="middle" fo:padding-top="0in" fo:padding-left="0.075in" fo:padding-bottom="0in" fo:padding-right="0.075in"/>
    </style:style>
    <style:style style:name="P431" style:parent-style-name="Standard" style:family="paragraph">
      <style:paragraph-properties fo:text-align="center" fo:margin-right="0.1805in"/>
      <style:text-properties style:font-name="Arial" style:font-name-complex="Arial"/>
    </style:style>
    <style:style style:name="TableRow432" style:family="table-row">
      <style:table-row-properties/>
    </style:style>
    <style:style style:name="TableCell433" style:family="table-cell">
      <style:table-cell-properties fo:border="0.0069in solid #000000" style:vertical-align="middle" fo:padding-top="0in" fo:padding-left="0.075in" fo:padding-bottom="0in" fo:padding-right="0.075in"/>
    </style:style>
    <style:style style:name="P434" style:parent-style-name="Standard" style:family="paragraph">
      <style:paragraph-properties fo:text-align="center" fo:margin-right="0.1805in"/>
      <style:text-properties style:font-name="Arial" style:font-name-complex="Arial"/>
    </style:style>
    <style:style style:name="TableCell435" style:family="table-cell">
      <style:table-cell-properties fo:border="0.0069in solid #000000" style:vertical-align="middle" fo:padding-top="0in" fo:padding-left="0.075in" fo:padding-bottom="0in" fo:padding-right="0.075in"/>
    </style:style>
    <style:style style:name="P436" style:parent-style-name="Standard" style:family="paragraph">
      <style:paragraph-properties fo:text-align="center" fo:margin-right="0.1805in"/>
      <style:text-properties style:font-name="Arial" style:font-name-complex="Arial"/>
    </style:style>
    <style:style style:name="TableRow437" style:family="table-row">
      <style:table-row-properties/>
    </style:style>
    <style:style style:name="TableCell438" style:family="table-cell">
      <style:table-cell-properties fo:border="0.0069in solid #000000" style:vertical-align="middle" fo:padding-top="0in" fo:padding-left="0.075in" fo:padding-bottom="0in" fo:padding-right="0.075in"/>
    </style:style>
    <style:style style:name="P439" style:parent-style-name="Standard" style:family="paragraph">
      <style:paragraph-properties fo:text-align="center" fo:margin-right="0.1805in"/>
      <style:text-properties style:font-name="Arial" style:font-name-complex="Arial"/>
    </style:style>
    <style:style style:name="TableCell440" style:family="table-cell">
      <style:table-cell-properties fo:border="0.0069in solid #000000" style:vertical-align="middle" fo:padding-top="0in" fo:padding-left="0.075in" fo:padding-bottom="0in" fo:padding-right="0.075in"/>
    </style:style>
    <style:style style:name="P441" style:parent-style-name="Standard" style:family="paragraph">
      <style:paragraph-properties fo:text-align="center" fo:margin-right="0.1805in"/>
      <style:text-properties style:font-name="Arial" style:font-name-complex="Arial"/>
    </style:style>
    <style:style style:name="TableRow442" style:family="table-row">
      <style:table-row-properties/>
    </style:style>
    <style:style style:name="TableCell443" style:family="table-cell">
      <style:table-cell-properties fo:border="0.0069in solid #000000" style:vertical-align="middle" fo:padding-top="0in" fo:padding-left="0.075in" fo:padding-bottom="0in" fo:padding-right="0.075in"/>
    </style:style>
    <style:style style:name="P444" style:parent-style-name="Standard" style:family="paragraph">
      <style:paragraph-properties fo:text-align="center" fo:margin-right="0.1805in"/>
      <style:text-properties style:font-name="Arial" style:font-name-complex="Arial"/>
    </style:style>
    <style:style style:name="TableCell445" style:family="table-cell">
      <style:table-cell-properties fo:border="0.0069in solid #000000" style:vertical-align="middle" fo:padding-top="0in" fo:padding-left="0.075in" fo:padding-bottom="0in" fo:padding-right="0.075in"/>
    </style:style>
    <style:style style:name="P446" style:parent-style-name="Standard" style:family="paragraph">
      <style:paragraph-properties fo:text-align="center" fo:margin-right="0.1805in"/>
      <style:text-properties style:font-name="Arial" style:font-name-complex="Arial"/>
    </style:style>
    <style:style style:name="TableRow447" style:family="table-row">
      <style:table-row-properties/>
    </style:style>
    <style:style style:name="TableCell448" style:family="table-cell">
      <style:table-cell-properties fo:border="0.0069in solid #000000" style:vertical-align="middle" fo:padding-top="0in" fo:padding-left="0.075in" fo:padding-bottom="0in" fo:padding-right="0.075in"/>
    </style:style>
    <style:style style:name="P449" style:parent-style-name="Standard" style:family="paragraph">
      <style:paragraph-properties fo:text-align="center" fo:margin-right="0.1805in"/>
      <style:text-properties style:font-name="Arial" style:font-name-complex="Arial"/>
    </style:style>
    <style:style style:name="TableCell450" style:family="table-cell">
      <style:table-cell-properties fo:border="0.0069in solid #000000" style:vertical-align="middle" fo:padding-top="0in" fo:padding-left="0.075in" fo:padding-bottom="0in" fo:padding-right="0.075in"/>
    </style:style>
    <style:style style:name="P451" style:parent-style-name="Standard" style:family="paragraph">
      <style:paragraph-properties fo:text-align="center" fo:margin-right="0.1805in"/>
      <style:text-properties style:font-name="Arial" style:font-name-complex="Arial"/>
    </style:style>
    <style:style style:name="TableRow452" style:family="table-row">
      <style:table-row-properties/>
    </style:style>
    <style:style style:name="TableCell453" style:family="table-cell">
      <style:table-cell-properties fo:border="0.0069in solid #000000" style:vertical-align="middle" fo:padding-top="0in" fo:padding-left="0.075in" fo:padding-bottom="0in" fo:padding-right="0.075in"/>
    </style:style>
    <style:style style:name="P454" style:parent-style-name="Standard" style:family="paragraph">
      <style:paragraph-properties fo:text-align="center" fo:margin-right="0.1805in"/>
      <style:text-properties style:font-name="Arial" style:font-name-complex="Arial"/>
    </style:style>
    <style:style style:name="TableCell455" style:family="table-cell">
      <style:table-cell-properties fo:border="0.0069in solid #000000" style:vertical-align="middle" fo:padding-top="0in" fo:padding-left="0.075in" fo:padding-bottom="0in" fo:padding-right="0.075in"/>
    </style:style>
    <style:style style:name="P456" style:parent-style-name="Standard" style:family="paragraph">
      <style:paragraph-properties fo:text-align="center" fo:margin-right="0.1805in"/>
      <style:text-properties style:font-name="Arial" style:font-name-complex="Arial"/>
    </style:style>
    <style:style style:name="TableRow457" style:family="table-row">
      <style:table-row-properties/>
    </style:style>
    <style:style style:name="TableCell458" style:family="table-cell">
      <style:table-cell-properties fo:border="0.0069in solid #000000" style:vertical-align="middle" fo:padding-top="0in" fo:padding-left="0.075in" fo:padding-bottom="0in" fo:padding-right="0.075in"/>
    </style:style>
    <style:style style:name="P459" style:parent-style-name="Standard" style:family="paragraph">
      <style:paragraph-properties fo:text-align="center" fo:margin-right="0.1805in"/>
      <style:text-properties style:font-name="Arial" style:font-name-complex="Arial"/>
    </style:style>
    <style:style style:name="TableCell460" style:family="table-cell">
      <style:table-cell-properties fo:border="0.0069in solid #000000" style:vertical-align="middle" fo:padding-top="0in" fo:padding-left="0.075in" fo:padding-bottom="0in" fo:padding-right="0.075in"/>
    </style:style>
    <style:style style:name="P461" style:parent-style-name="Standard" style:family="paragraph">
      <style:paragraph-properties fo:text-align="center" fo:margin-right="0.1805in"/>
      <style:text-properties style:font-name="Arial" style:font-name-complex="Arial"/>
    </style:style>
    <style:style style:name="TableRow462" style:family="table-row">
      <style:table-row-properties/>
    </style:style>
    <style:style style:name="TableCell463" style:family="table-cell">
      <style:table-cell-properties fo:border="0.0069in solid #000000" style:vertical-align="middle" fo:padding-top="0in" fo:padding-left="0.075in" fo:padding-bottom="0in" fo:padding-right="0.075in"/>
    </style:style>
    <style:style style:name="P464" style:parent-style-name="Standard" style:family="paragraph">
      <style:paragraph-properties fo:text-align="center" fo:margin-right="0.1805in"/>
      <style:text-properties style:font-name="Arial" style:font-name-complex="Arial"/>
    </style:style>
    <style:style style:name="TableCell465" style:family="table-cell">
      <style:table-cell-properties fo:border="0.0069in solid #000000" style:vertical-align="middle" fo:padding-top="0in" fo:padding-left="0.075in" fo:padding-bottom="0in" fo:padding-right="0.075in"/>
    </style:style>
    <style:style style:name="P466" style:parent-style-name="Standard" style:family="paragraph">
      <style:paragraph-properties fo:text-align="center" fo:margin-right="0.1805in"/>
      <style:text-properties style:font-name="Arial" style:font-name-complex="Arial"/>
    </style:style>
    <style:style style:name="TableRow467" style:family="table-row">
      <style:table-row-properties/>
    </style:style>
    <style:style style:name="TableCell468" style:family="table-cell">
      <style:table-cell-properties fo:border="0.0069in solid #000000" style:vertical-align="middle" fo:padding-top="0in" fo:padding-left="0.075in" fo:padding-bottom="0in" fo:padding-right="0.075in"/>
    </style:style>
    <style:style style:name="P469" style:parent-style-name="Standard" style:family="paragraph">
      <style:paragraph-properties fo:text-align="center" fo:margin-right="0.1805in"/>
      <style:text-properties style:font-name="Arial" style:font-name-complex="Arial"/>
    </style:style>
    <style:style style:name="TableCell470" style:family="table-cell">
      <style:table-cell-properties fo:border="0.0069in solid #000000" style:vertical-align="middle" fo:padding-top="0in" fo:padding-left="0.075in" fo:padding-bottom="0in" fo:padding-right="0.075in"/>
    </style:style>
    <style:style style:name="P471" style:parent-style-name="Standard" style:family="paragraph">
      <style:paragraph-properties fo:text-align="center" fo:margin-right="0.1805in"/>
      <style:text-properties style:font-name="Arial" style:font-name-complex="Arial"/>
    </style:style>
    <style:style style:name="TableRow472" style:family="table-row">
      <style:table-row-properties/>
    </style:style>
    <style:style style:name="TableCell473" style:family="table-cell">
      <style:table-cell-properties fo:border="0.0069in solid #000000" style:vertical-align="middle" fo:padding-top="0in" fo:padding-left="0.075in" fo:padding-bottom="0in" fo:padding-right="0.075in"/>
    </style:style>
    <style:style style:name="P474" style:parent-style-name="Standard" style:family="paragraph">
      <style:paragraph-properties fo:text-align="center" fo:margin-right="0.1805in"/>
      <style:text-properties style:font-name="Arial" style:font-name-complex="Arial"/>
    </style:style>
    <style:style style:name="TableCell475" style:family="table-cell">
      <style:table-cell-properties fo:border="0.0069in solid #000000" style:vertical-align="middle" fo:padding-top="0in" fo:padding-left="0.075in" fo:padding-bottom="0in" fo:padding-right="0.075in"/>
    </style:style>
    <style:style style:name="P476" style:parent-style-name="Standard" style:family="paragraph">
      <style:paragraph-properties fo:text-align="center" fo:margin-right="0.1805in"/>
      <style:text-properties style:font-name="Arial" style:font-name-complex="Arial"/>
    </style:style>
    <style:style style:name="TableRow477" style:family="table-row">
      <style:table-row-properties/>
    </style:style>
    <style:style style:name="TableCell478" style:family="table-cell">
      <style:table-cell-properties fo:border="0.0069in solid #000000" style:vertical-align="middle" fo:padding-top="0in" fo:padding-left="0.075in" fo:padding-bottom="0in" fo:padding-right="0.075in"/>
    </style:style>
    <style:style style:name="P479" style:parent-style-name="Standard" style:family="paragraph">
      <style:paragraph-properties fo:text-align="center" fo:margin-right="0.1805in"/>
      <style:text-properties style:font-name="Arial" style:font-name-complex="Arial"/>
    </style:style>
    <style:style style:name="TableCell480" style:family="table-cell">
      <style:table-cell-properties fo:border="0.0069in solid #000000" style:vertical-align="middle" fo:padding-top="0in" fo:padding-left="0.075in" fo:padding-bottom="0in" fo:padding-right="0.075in"/>
    </style:style>
    <style:style style:name="P481" style:parent-style-name="Standard" style:family="paragraph">
      <style:paragraph-properties fo:text-align="center" fo:margin-right="0.1805in"/>
      <style:text-properties style:font-name="Arial" style:font-name-complex="Arial"/>
    </style:style>
    <style:style style:name="TableRow482" style:family="table-row">
      <style:table-row-properties/>
    </style:style>
    <style:style style:name="TableCell483" style:family="table-cell">
      <style:table-cell-properties fo:border="0.0069in solid #000000" style:vertical-align="middle" fo:padding-top="0in" fo:padding-left="0.075in" fo:padding-bottom="0in" fo:padding-right="0.075in"/>
    </style:style>
    <style:style style:name="P484" style:parent-style-name="Standard" style:family="paragraph">
      <style:paragraph-properties fo:text-align="center" fo:margin-right="0.1805in"/>
      <style:text-properties style:font-name="Arial" style:font-name-complex="Arial"/>
    </style:style>
    <style:style style:name="TableCell485" style:family="table-cell">
      <style:table-cell-properties fo:border="0.0069in solid #000000" style:vertical-align="middle" fo:padding-top="0in" fo:padding-left="0.075in" fo:padding-bottom="0in" fo:padding-right="0.075in"/>
    </style:style>
    <style:style style:name="P486" style:parent-style-name="Standard" style:family="paragraph">
      <style:paragraph-properties fo:text-align="center" fo:margin-right="0.1805in"/>
      <style:text-properties style:font-name="Arial" style:font-name-complex="Arial"/>
    </style:style>
    <style:style style:name="TableRow487" style:family="table-row">
      <style:table-row-properties/>
    </style:style>
    <style:style style:name="TableCell488" style:family="table-cell">
      <style:table-cell-properties fo:border="0.0069in solid #000000" style:vertical-align="middle" fo:padding-top="0in" fo:padding-left="0.075in" fo:padding-bottom="0in" fo:padding-right="0.075in"/>
    </style:style>
    <style:style style:name="P489" style:parent-style-name="Standard" style:family="paragraph">
      <style:paragraph-properties fo:text-align="center" fo:margin-right="0.1805in"/>
      <style:text-properties style:font-name="Arial" style:font-name-complex="Arial"/>
    </style:style>
    <style:style style:name="TableCell490" style:family="table-cell">
      <style:table-cell-properties fo:border="0.0069in solid #000000" style:vertical-align="middle" fo:padding-top="0in" fo:padding-left="0.075in" fo:padding-bottom="0in" fo:padding-right="0.075in"/>
    </style:style>
    <style:style style:name="P491" style:parent-style-name="Standard" style:family="paragraph">
      <style:paragraph-properties fo:text-align="center" fo:margin-right="0.1805in"/>
      <style:text-properties style:font-name="Arial" style:font-name-complex="Arial"/>
    </style:style>
    <style:style style:name="TableRow492" style:family="table-row">
      <style:table-row-properties/>
    </style:style>
    <style:style style:name="TableCell493" style:family="table-cell">
      <style:table-cell-properties fo:border="0.0069in solid #000000" style:vertical-align="middle" fo:padding-top="0in" fo:padding-left="0.075in" fo:padding-bottom="0in" fo:padding-right="0.075in"/>
    </style:style>
    <style:style style:name="P494" style:parent-style-name="Standard" style:family="paragraph">
      <style:paragraph-properties fo:text-align="center" fo:margin-right="0.1805in"/>
      <style:text-properties style:font-name="Arial" style:font-name-complex="Arial"/>
    </style:style>
    <style:style style:name="TableCell495" style:family="table-cell">
      <style:table-cell-properties fo:border="0.0069in solid #000000" style:vertical-align="middle" fo:padding-top="0in" fo:padding-left="0.075in" fo:padding-bottom="0in" fo:padding-right="0.075in"/>
    </style:style>
    <style:style style:name="P496" style:parent-style-name="Standard" style:family="paragraph">
      <style:paragraph-properties fo:text-align="center" fo:margin-right="0.1805in"/>
      <style:text-properties style:font-name="Arial" style:font-name-complex="Arial"/>
    </style:style>
    <style:style style:name="TableRow497" style:family="table-row">
      <style:table-row-properties/>
    </style:style>
    <style:style style:name="TableCell498" style:family="table-cell">
      <style:table-cell-properties fo:border="0.0069in solid #000000" style:vertical-align="middle" fo:padding-top="0in" fo:padding-left="0.075in" fo:padding-bottom="0in" fo:padding-right="0.075in"/>
    </style:style>
    <style:style style:name="P499" style:parent-style-name="Standard" style:family="paragraph">
      <style:paragraph-properties fo:text-align="center" fo:margin-right="0.1805in"/>
      <style:text-properties style:font-name="Arial" style:font-name-complex="Arial"/>
    </style:style>
    <style:style style:name="TableCell500" style:family="table-cell">
      <style:table-cell-properties fo:border="0.0069in solid #000000" style:vertical-align="middle" fo:padding-top="0in" fo:padding-left="0.075in" fo:padding-bottom="0in" fo:padding-right="0.075in"/>
    </style:style>
    <style:style style:name="P501" style:parent-style-name="Standard" style:family="paragraph">
      <style:paragraph-properties fo:text-align="center" fo:margin-right="0.1805in"/>
      <style:text-properties style:font-name="Arial" style:font-name-complex="Arial"/>
    </style:style>
    <style:style style:name="TableRow502" style:family="table-row">
      <style:table-row-properties/>
    </style:style>
    <style:style style:name="TableCell503" style:family="table-cell">
      <style:table-cell-properties fo:border="0.0069in solid #000000" style:vertical-align="middle" fo:padding-top="0in" fo:padding-left="0.075in" fo:padding-bottom="0in" fo:padding-right="0.075in"/>
    </style:style>
    <style:style style:name="P504" style:parent-style-name="Standard" style:family="paragraph">
      <style:paragraph-properties fo:text-align="center" fo:margin-right="0.1805in"/>
      <style:text-properties style:font-name="Arial" style:font-name-complex="Arial"/>
    </style:style>
    <style:style style:name="TableCell505" style:family="table-cell">
      <style:table-cell-properties fo:border="0.0069in solid #000000" style:vertical-align="middle" fo:padding-top="0in" fo:padding-left="0.075in" fo:padding-bottom="0in" fo:padding-right="0.075in"/>
    </style:style>
    <style:style style:name="P506" style:parent-style-name="Standard" style:family="paragraph">
      <style:paragraph-properties fo:text-align="center" fo:margin-right="0.1805in"/>
      <style:text-properties style:font-name="Arial" style:font-name-complex="Arial"/>
    </style:style>
    <style:style style:name="P50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08" style:parent-style-name="Normal" style:family="paragraph">
      <style:paragraph-properties fo:break-before="page" fo:text-align="justify" fo:margin-left="0.1972in" fo:margin-right="0.1805in">
        <style:tab-stops/>
      </style:paragraph-properties>
      <style:text-properties style:font-name="Arial" style:font-name-complex="Arial" fo:font-size="10pt" style:font-size-asian="10pt" style:font-size-complex="10pt"/>
    </style:style>
    <style:style style:name="P50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10" style:parent-style-name="Code" style:family="paragraph">
      <style:paragraph-properties fo:margin-left="0.1972in" fo:margin-right="0.1805in">
        <style:tab-stops/>
      </style:paragraph-properties>
      <style:text-properties style:font-name="Arial" style:font-name-complex="Arial" style:font-size-complex="10pt"/>
    </style:style>
    <style:style style:name="P511" style:parent-style-name="Code" style:family="paragraph">
      <style:paragraph-properties fo:margin-left="0.1972in" fo:margin-right="0.1805in">
        <style:tab-stops/>
      </style:paragraph-properties>
      <style:text-properties style:font-name="Arial" style:font-name-complex="Arial" style:font-size-complex="10pt"/>
    </style:style>
    <style:style style:name="P512" style:parent-style-name="Code" style:family="paragraph">
      <style:paragraph-properties fo:margin-left="0.1972in" fo:margin-right="0.1805in">
        <style:tab-stops/>
      </style:paragraph-properties>
      <style:text-properties style:font-name="Arial" style:font-name-complex="Arial" style:font-size-complex="10pt"/>
    </style:style>
    <style:style style:name="P513" style:parent-style-name="Code" style:family="paragraph">
      <style:paragraph-properties fo:margin-left="0.1972in" fo:margin-right="0.1805in">
        <style:tab-stops/>
      </style:paragraph-properties>
      <style:text-properties style:font-name="Arial" style:font-name-complex="Arial" style:font-size-complex="10pt"/>
    </style:style>
    <style:style style:name="P514" style:parent-style-name="Code" style:family="paragraph">
      <style:paragraph-properties fo:margin-left="0.1972in" fo:margin-right="0.1805in">
        <style:tab-stops/>
      </style:paragraph-properties>
      <style:text-properties style:font-name="Arial" style:font-name-complex="Arial" style:font-size-complex="10pt"/>
    </style:style>
    <style:style style:name="P515" style:parent-style-name="Code" style:family="paragraph">
      <style:paragraph-properties fo:margin-left="0.1972in" fo:margin-right="0.1805in">
        <style:tab-stops/>
      </style:paragraph-properties>
      <style:text-properties style:font-name="Arial" style:font-name-complex="Arial" style:font-size-complex="10pt"/>
    </style:style>
    <style:style style:name="P516" style:parent-style-name="Code" style:family="paragraph">
      <style:paragraph-properties fo:margin-left="0.1972in" fo:margin-right="0.1805in">
        <style:tab-stops/>
      </style:paragraph-properties>
      <style:text-properties style:font-name="Arial" style:font-name-complex="Arial" style:font-size-complex="10pt"/>
    </style:style>
    <style:style style:name="P517" style:parent-style-name="Code" style:family="paragraph">
      <style:paragraph-properties fo:margin-left="0.1972in" fo:margin-right="0.1805in">
        <style:tab-stops/>
      </style:paragraph-properties>
      <style:text-properties style:font-name="Arial" style:font-name-complex="Arial" style:font-size-complex="10pt"/>
    </style:style>
    <style:style style:name="P518" style:parent-style-name="Code" style:family="paragraph">
      <style:paragraph-properties fo:margin-left="0.1972in" fo:margin-right="0.1805in">
        <style:tab-stops/>
      </style:paragraph-properties>
      <style:text-properties style:font-name="Arial" style:font-name-complex="Arial" style:font-size-complex="10pt"/>
    </style:style>
    <style:style style:name="P519" style:parent-style-name="Code" style:family="paragraph">
      <style:paragraph-properties fo:margin-left="0.1972in" fo:margin-right="0.1805in">
        <style:tab-stops/>
      </style:paragraph-properties>
      <style:text-properties style:font-name="Arial" style:font-name-complex="Arial" style:font-size-complex="10pt"/>
    </style:style>
    <style:style style:name="P520" style:parent-style-name="Code" style:family="paragraph">
      <style:paragraph-properties fo:margin-left="0.1972in" fo:margin-right="0.1805in">
        <style:tab-stops/>
      </style:paragraph-properties>
      <style:text-properties style:font-name="Arial" style:font-name-complex="Arial" style:font-size-complex="10pt"/>
    </style:style>
    <style:style style:name="P521" style:parent-style-name="Code" style:family="paragraph">
      <style:paragraph-properties fo:margin-left="0.1972in" fo:margin-right="0.1805in">
        <style:tab-stops/>
      </style:paragraph-properties>
      <style:text-properties style:font-name="Arial" style:font-name-complex="Arial" style:font-size-complex="10pt"/>
    </style:style>
    <style:style style:name="P522" style:parent-style-name="Code" style:family="paragraph">
      <style:paragraph-properties fo:margin-left="0.1972in" fo:margin-right="0.1805in">
        <style:tab-stops/>
      </style:paragraph-properties>
      <style:text-properties style:font-name="Arial" style:font-name-complex="Arial" style:font-size-complex="10pt"/>
    </style:style>
    <style:style style:name="P523" style:parent-style-name="Code" style:family="paragraph">
      <style:paragraph-properties fo:margin-left="0.1972in" fo:margin-right="0.1805in">
        <style:tab-stops/>
      </style:paragraph-properties>
      <style:text-properties style:font-name="Arial" style:font-name-complex="Arial" style:font-size-complex="10pt"/>
    </style:style>
    <style:style style:name="P52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25" style:parent-style-name="Code" style:family="paragraph">
      <style:paragraph-properties fo:margin-left="0.1972in" fo:margin-right="0.1805in">
        <style:tab-stops/>
      </style:paragraph-properties>
      <style:text-properties style:font-name="Arial" style:font-name-complex="Arial" style:font-size-complex="10pt"/>
    </style:style>
    <style:style style:name="P526" style:parent-style-name="Code" style:family="paragraph">
      <style:paragraph-properties fo:margin-left="0.1972in" fo:margin-right="0.1805in">
        <style:tab-stops/>
      </style:paragraph-properties>
      <style:text-properties style:font-name="Arial" style:font-name-complex="Arial" style:font-size-complex="10pt"/>
    </style:style>
    <style:style style:name="P527" style:parent-style-name="Code" style:family="paragraph">
      <style:paragraph-properties fo:margin-left="0.1972in" fo:margin-right="0.1805in">
        <style:tab-stops/>
      </style:paragraph-properties>
      <style:text-properties style:font-name="Arial" style:font-name-complex="Arial" style:font-size-complex="10pt"/>
    </style:style>
    <style:style style:name="P528" style:parent-style-name="Code" style:family="paragraph">
      <style:paragraph-properties fo:margin-left="0.1972in" fo:margin-right="0.1805in">
        <style:tab-stops/>
      </style:paragraph-properties>
      <style:text-properties style:font-name="Arial" style:font-name-complex="Arial" style:font-size-complex="10pt"/>
    </style:style>
    <style:style style:name="P529" style:parent-style-name="Code" style:family="paragraph">
      <style:paragraph-properties fo:margin-left="0.1972in" fo:margin-right="0.1805in">
        <style:tab-stops/>
      </style:paragraph-properties>
      <style:text-properties style:font-name="Arial" style:font-name-complex="Arial" style:font-size-complex="10pt"/>
    </style:style>
    <style:style style:name="P530" style:parent-style-name="Code" style:family="paragraph">
      <style:paragraph-properties fo:margin-left="0.1972in" fo:margin-right="0.1805in">
        <style:tab-stops/>
      </style:paragraph-properties>
      <style:text-properties style:font-name="Arial" style:font-name-complex="Arial" style:font-size-complex="10pt"/>
    </style:style>
    <style:style style:name="P531" style:parent-style-name="Code" style:family="paragraph">
      <style:paragraph-properties fo:margin-left="0.1972in" fo:margin-right="0.1805in">
        <style:tab-stops/>
      </style:paragraph-properties>
      <style:text-properties style:font-name="Arial" style:font-name-complex="Arial" style:font-size-complex="10pt"/>
    </style:style>
    <style:style style:name="P532" style:parent-style-name="Code" style:family="paragraph">
      <style:paragraph-properties fo:margin-left="0.1972in" fo:margin-right="0.1805in">
        <style:tab-stops/>
      </style:paragraph-properties>
      <style:text-properties style:font-name="Arial" style:font-name-complex="Arial" style:font-size-complex="10pt"/>
    </style:style>
    <style:style style:name="P533" style:parent-style-name="Code" style:family="paragraph">
      <style:paragraph-properties fo:margin-left="0.1972in" fo:margin-right="0.1805in">
        <style:tab-stops/>
      </style:paragraph-properties>
      <style:text-properties style:font-name="Arial" style:font-name-complex="Arial" style:font-size-complex="10pt"/>
    </style:style>
    <style:style style:name="P534" style:parent-style-name="Code" style:family="paragraph">
      <style:paragraph-properties fo:margin-left="0.1972in" fo:margin-right="0.1805in">
        <style:tab-stops/>
      </style:paragraph-properties>
      <style:text-properties style:font-name="Arial" style:font-name-complex="Arial" style:font-size-complex="10pt"/>
    </style:style>
    <style:style style:name="P535" style:parent-style-name="Code" style:family="paragraph">
      <style:paragraph-properties fo:margin-left="0.1972in" fo:margin-right="0.1805in">
        <style:tab-stops/>
      </style:paragraph-properties>
      <style:text-properties style:font-name="Arial" style:font-name-complex="Arial" style:font-size-complex="10pt"/>
    </style:style>
    <style:style style:name="P536" style:parent-style-name="Code" style:family="paragraph">
      <style:paragraph-properties fo:margin-left="0.1972in" fo:margin-right="0.1805in">
        <style:tab-stops/>
      </style:paragraph-properties>
      <style:text-properties style:font-name="Arial" style:font-name-complex="Arial" style:font-size-complex="10pt"/>
    </style:style>
    <style:style style:name="P537" style:parent-style-name="Code" style:family="paragraph">
      <style:paragraph-properties fo:margin-left="0.1972in" fo:margin-right="0.1805in">
        <style:tab-stops/>
      </style:paragraph-properties>
      <style:text-properties style:font-name="Arial" style:font-name-complex="Arial" style:font-size-complex="10pt"/>
    </style:style>
    <style:style style:name="P538" style:parent-style-name="Code" style:family="paragraph">
      <style:paragraph-properties fo:margin-left="0.1972in" fo:margin-right="0.1805in">
        <style:tab-stops/>
      </style:paragraph-properties>
      <style:text-properties style:font-name="Arial" style:font-name-complex="Arial" style:font-size-complex="10pt"/>
    </style:style>
    <style:style style:name="P53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40" style:parent-style-name="Code" style:family="paragraph">
      <style:paragraph-properties fo:margin-left="0.1972in" fo:margin-right="0.1805in">
        <style:tab-stops/>
      </style:paragraph-properties>
      <style:text-properties style:font-name="Arial" style:font-name-complex="Arial" style:font-size-complex="10pt"/>
    </style:style>
    <style:style style:name="P541" style:parent-style-name="Code" style:family="paragraph">
      <style:paragraph-properties fo:margin-left="0.1972in" fo:margin-right="0.1805in">
        <style:tab-stops/>
      </style:paragraph-properties>
      <style:text-properties style:font-name="Arial" style:font-name-complex="Arial" style:font-size-complex="10pt"/>
    </style:style>
    <style:style style:name="P542" style:parent-style-name="Code" style:family="paragraph">
      <style:paragraph-properties fo:margin-left="0.1972in" fo:margin-right="0.1805in">
        <style:tab-stops/>
      </style:paragraph-properties>
      <style:text-properties style:font-name="Arial" style:font-name-complex="Arial" style:font-size-complex="10pt"/>
    </style:style>
    <style:style style:name="P543" style:parent-style-name="Code" style:family="paragraph">
      <style:paragraph-properties fo:margin-left="0.1972in" fo:margin-right="0.1805in">
        <style:tab-stops/>
      </style:paragraph-properties>
      <style:text-properties style:font-name="Arial" style:font-name-complex="Arial" style:font-size-complex="10pt"/>
    </style:style>
    <style:style style:name="P544" style:parent-style-name="Code" style:family="paragraph">
      <style:paragraph-properties fo:margin-left="0.1972in" fo:margin-right="0.1805in">
        <style:tab-stops/>
      </style:paragraph-properties>
      <style:text-properties style:font-name="Arial" style:font-name-complex="Arial" style:font-size-complex="10pt"/>
    </style:style>
    <style:style style:name="P545" style:parent-style-name="Code" style:family="paragraph">
      <style:paragraph-properties fo:margin-left="0.1972in" fo:margin-right="0.1805in">
        <style:tab-stops/>
      </style:paragraph-properties>
      <style:text-properties style:font-name="Arial" style:font-name-complex="Arial" style:font-size-complex="10pt"/>
    </style:style>
    <style:style style:name="P546" style:parent-style-name="Code" style:family="paragraph">
      <style:paragraph-properties fo:margin-left="0.1972in" fo:margin-right="0.1805in">
        <style:tab-stops/>
      </style:paragraph-properties>
      <style:text-properties style:font-name="Arial" style:font-name-complex="Arial" style:font-size-complex="10pt"/>
    </style:style>
    <style:style style:name="P547" style:parent-style-name="Code" style:family="paragraph">
      <style:paragraph-properties fo:margin-left="0.1972in" fo:margin-right="0.1805in">
        <style:tab-stops/>
      </style:paragraph-properties>
      <style:text-properties style:font-name="Arial" style:font-name-complex="Arial" style:font-size-complex="10pt"/>
    </style:style>
    <style:style style:name="P548" style:parent-style-name="Code" style:family="paragraph">
      <style:paragraph-properties fo:margin-left="0.1972in" fo:margin-right="0.1805in">
        <style:tab-stops/>
      </style:paragraph-properties>
      <style:text-properties style:font-name="Arial" style:font-name-complex="Arial" style:font-size-complex="10pt"/>
    </style:style>
    <style:style style:name="P549" style:parent-style-name="Code" style:family="paragraph">
      <style:paragraph-properties fo:margin-left="0.1972in" fo:margin-right="0.1805in">
        <style:tab-stops/>
      </style:paragraph-properties>
      <style:text-properties style:font-name="Arial" style:font-name-complex="Arial" style:font-size-complex="10pt"/>
    </style:style>
    <style:style style:name="P550" style:parent-style-name="Code" style:family="paragraph">
      <style:paragraph-properties fo:margin-left="0.1972in" fo:margin-right="0.1805in">
        <style:tab-stops/>
      </style:paragraph-properties>
      <style:text-properties style:font-name="Arial" style:font-name-complex="Arial" style:font-size-complex="10pt"/>
    </style:style>
    <style:style style:name="P551" style:parent-style-name="Code" style:family="paragraph">
      <style:paragraph-properties fo:margin-left="0.1972in" fo:margin-right="0.1805in">
        <style:tab-stops/>
      </style:paragraph-properties>
      <style:text-properties style:font-name="Arial" style:font-name-complex="Arial" style:font-size-complex="10pt"/>
    </style:style>
    <style:style style:name="P552" style:parent-style-name="Code" style:family="paragraph">
      <style:paragraph-properties fo:margin-left="0.1972in" fo:margin-right="0.1805in">
        <style:tab-stops/>
      </style:paragraph-properties>
      <style:text-properties style:font-name="Arial" style:font-name-complex="Arial" style:font-size-complex="10pt"/>
    </style:style>
    <style:style style:name="P553" style:parent-style-name="Code" style:family="paragraph">
      <style:paragraph-properties fo:margin-left="0.1972in" fo:margin-right="0.1805in">
        <style:tab-stops/>
      </style:paragraph-properties>
      <style:text-properties style:font-name="Arial" style:font-name-complex="Arial" style:font-size-complex="10pt"/>
    </style:style>
    <style:style style:name="P55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55" style:parent-style-name="Code" style:family="paragraph">
      <style:paragraph-properties fo:margin-left="0.1972in" fo:margin-right="0.1805in">
        <style:tab-stops/>
      </style:paragraph-properties>
      <style:text-properties style:font-name="Arial" style:font-name-complex="Arial" style:font-size-complex="10pt"/>
    </style:style>
    <style:style style:name="P556" style:parent-style-name="Code" style:family="paragraph">
      <style:paragraph-properties fo:margin-left="0.1972in" fo:margin-right="0.1805in">
        <style:tab-stops/>
      </style:paragraph-properties>
      <style:text-properties style:font-name="Arial" style:font-name-complex="Arial" style:font-size-complex="10pt"/>
    </style:style>
    <style:style style:name="P557" style:parent-style-name="Code" style:family="paragraph">
      <style:paragraph-properties fo:margin-left="0.1972in" fo:margin-right="0.1805in">
        <style:tab-stops/>
      </style:paragraph-properties>
      <style:text-properties style:font-name="Arial" style:font-name-complex="Arial" style:font-size-complex="10pt"/>
    </style:style>
    <style:style style:name="P558" style:parent-style-name="Code" style:family="paragraph">
      <style:paragraph-properties fo:margin-left="0.1972in" fo:margin-right="0.1805in">
        <style:tab-stops/>
      </style:paragraph-properties>
      <style:text-properties style:font-name="Arial" style:font-name-complex="Arial" style:font-size-complex="10pt"/>
    </style:style>
    <style:style style:name="P559" style:parent-style-name="Code" style:family="paragraph">
      <style:paragraph-properties fo:margin-left="0.1972in" fo:margin-right="0.1805in">
        <style:tab-stops/>
      </style:paragraph-properties>
      <style:text-properties style:font-name="Arial" style:font-name-complex="Arial" style:font-size-complex="10pt"/>
    </style:style>
    <style:style style:name="P560" style:parent-style-name="Code" style:family="paragraph">
      <style:paragraph-properties fo:margin-left="0.1972in" fo:margin-right="0.1805in">
        <style:tab-stops/>
      </style:paragraph-properties>
      <style:text-properties style:font-name="Arial" style:font-name-complex="Arial" style:font-size-complex="10pt"/>
    </style:style>
    <style:style style:name="P561" style:parent-style-name="Code" style:family="paragraph">
      <style:paragraph-properties fo:margin-left="0.1972in" fo:margin-right="0.1805in">
        <style:tab-stops/>
      </style:paragraph-properties>
      <style:text-properties style:font-name="Arial" style:font-name-complex="Arial" style:font-size-complex="10pt"/>
    </style:style>
    <style:style style:name="P562" style:parent-style-name="Code" style:family="paragraph">
      <style:paragraph-properties fo:margin-left="0.1972in" fo:margin-right="0.1805in">
        <style:tab-stops/>
      </style:paragraph-properties>
      <style:text-properties style:font-name="Arial" style:font-name-complex="Arial" style:font-size-complex="10pt"/>
    </style:style>
    <style:style style:name="P563" style:parent-style-name="Code" style:family="paragraph">
      <style:paragraph-properties fo:margin-left="0.1972in" fo:margin-right="0.1805in">
        <style:tab-stops/>
      </style:paragraph-properties>
      <style:text-properties style:font-name="Arial" style:font-name-complex="Arial" style:font-size-complex="10pt"/>
    </style:style>
    <style:style style:name="P564" style:parent-style-name="Code" style:family="paragraph">
      <style:paragraph-properties fo:margin-left="0.1972in" fo:margin-right="0.1805in">
        <style:tab-stops/>
      </style:paragraph-properties>
      <style:text-properties style:font-name="Arial" style:font-name-complex="Arial" style:font-size-complex="10pt"/>
    </style:style>
    <style:style style:name="P565" style:parent-style-name="Code" style:family="paragraph">
      <style:paragraph-properties fo:margin-left="0.1972in" fo:margin-right="0.1805in">
        <style:tab-stops/>
      </style:paragraph-properties>
      <style:text-properties style:font-name="Arial" style:font-name-complex="Arial" style:font-size-complex="10pt"/>
    </style:style>
    <style:style style:name="P566" style:parent-style-name="Code" style:family="paragraph">
      <style:paragraph-properties fo:margin-left="0.1972in" fo:margin-right="0.1805in">
        <style:tab-stops/>
      </style:paragraph-properties>
      <style:text-properties style:font-name="Arial" style:font-name-complex="Arial" style:font-size-complex="10pt"/>
    </style:style>
    <style:style style:name="P567" style:parent-style-name="Code" style:family="paragraph">
      <style:paragraph-properties fo:margin-left="0.1972in" fo:margin-right="0.1805in">
        <style:tab-stops/>
      </style:paragraph-properties>
      <style:text-properties style:font-name="Arial" style:font-name-complex="Arial" style:font-size-complex="10pt"/>
    </style:style>
    <style:style style:name="P568" style:parent-style-name="Code" style:family="paragraph">
      <style:paragraph-properties fo:margin-left="0.1972in" fo:margin-right="0.1805in">
        <style:tab-stops/>
      </style:paragraph-properties>
      <style:text-properties style:font-name="Arial" style:font-name-complex="Arial" style:font-size-complex="10pt"/>
    </style:style>
    <style:style style:name="P569" style:parent-style-name="Code" style:family="paragraph">
      <style:paragraph-properties fo:margin-left="0.1972in" fo:margin-right="0.1805in">
        <style:tab-stops/>
      </style:paragraph-properties>
      <style:text-properties style:font-name="Arial" style:font-name-complex="Arial" style:font-size-complex="10pt"/>
    </style:style>
    <style:style style:name="P570" style:parent-style-name="Code" style:family="paragraph">
      <style:paragraph-properties fo:margin-left="0.1972in" fo:margin-right="0.1805in">
        <style:tab-stops/>
      </style:paragraph-properties>
      <style:text-properties style:font-name="Arial" style:font-name-complex="Arial" style:font-size-complex="10pt"/>
    </style:style>
    <style:style style:name="P571" style:parent-style-name="Code" style:family="paragraph">
      <style:paragraph-properties fo:margin-left="0.1972in" fo:margin-right="0.1805in">
        <style:tab-stops/>
      </style:paragraph-properties>
      <style:text-properties style:font-name="Arial" style:font-name-complex="Arial" style:font-size-complex="10pt"/>
    </style:style>
    <style:style style:name="P572" style:parent-style-name="Code" style:family="paragraph">
      <style:paragraph-properties fo:margin-left="0.1972in" fo:margin-right="0.1805in">
        <style:tab-stops/>
      </style:paragraph-properties>
      <style:text-properties style:font-name="Arial" style:font-name-complex="Arial" style:font-size-complex="10pt"/>
    </style:style>
    <style:style style:name="P573" style:parent-style-name="Code" style:family="paragraph">
      <style:paragraph-properties fo:margin-left="0.1972in" fo:margin-right="0.1805in">
        <style:tab-stops/>
      </style:paragraph-properties>
      <style:text-properties style:font-name="Arial" style:font-name-complex="Arial" style:font-size-complex="10pt"/>
    </style:style>
    <style:style style:name="P574" style:parent-style-name="Code" style:family="paragraph">
      <style:paragraph-properties fo:margin-left="0.1972in" fo:margin-right="0.1805in">
        <style:tab-stops/>
      </style:paragraph-properties>
      <style:text-properties style:font-name="Arial" style:font-name-complex="Arial" style:font-size-complex="10pt"/>
    </style:style>
    <style:style style:name="P575" style:parent-style-name="Code" style:family="paragraph">
      <style:paragraph-properties fo:margin-left="0.1972in" fo:margin-right="0.1805in">
        <style:tab-stops/>
      </style:paragraph-properties>
      <style:text-properties style:font-name="Arial" style:font-name-complex="Arial" style:font-size-complex="10pt"/>
    </style:style>
    <style:style style:name="P576" style:parent-style-name="Code" style:family="paragraph">
      <style:paragraph-properties fo:margin-left="0.1972in" fo:margin-right="0.1805in">
        <style:tab-stops/>
      </style:paragraph-properties>
      <style:text-properties style:font-name="Arial" style:font-name-complex="Arial" style:font-size-complex="10pt"/>
    </style:style>
    <style:style style:name="P577" style:parent-style-name="Code" style:family="paragraph">
      <style:paragraph-properties fo:margin-left="0.1972in" fo:margin-right="0.1805in">
        <style:tab-stops/>
      </style:paragraph-properties>
      <style:text-properties style:font-name="Arial" style:font-name-complex="Arial" style:font-size-complex="10pt"/>
    </style:style>
    <style:style style:name="P578" style:parent-style-name="Code" style:family="paragraph">
      <style:paragraph-properties fo:margin-left="0.1972in" fo:margin-right="0.1805in">
        <style:tab-stops/>
      </style:paragraph-properties>
      <style:text-properties style:font-name="Arial" style:font-name-complex="Arial" style:font-size-complex="10pt"/>
    </style:style>
    <style:style style:name="P579" style:parent-style-name="Code" style:family="paragraph">
      <style:paragraph-properties fo:margin-left="0.1972in" fo:margin-right="0.1805in">
        <style:tab-stops/>
      </style:paragraph-properties>
      <style:text-properties style:font-name="Arial" style:font-name-complex="Arial" style:font-size-complex="10pt"/>
    </style:style>
    <style:style style:name="P580" style:parent-style-name="Code" style:family="paragraph">
      <style:paragraph-properties fo:margin-left="0.1972in" fo:margin-right="0.1805in">
        <style:tab-stops/>
      </style:paragraph-properties>
      <style:text-properties style:font-name="Arial" style:font-name-complex="Arial" style:font-size-complex="10pt"/>
    </style:style>
    <style:style style:name="P581" style:parent-style-name="Code" style:family="paragraph">
      <style:paragraph-properties fo:margin-left="0.1972in" fo:margin-right="0.1805in">
        <style:tab-stops/>
      </style:paragraph-properties>
      <style:text-properties style:font-name="Arial" style:font-name-complex="Arial" style:font-size-complex="10pt"/>
    </style:style>
    <style:style style:name="P582" style:parent-style-name="Code" style:family="paragraph">
      <style:paragraph-properties fo:margin-left="0.1972in" fo:margin-right="0.1805in">
        <style:tab-stops/>
      </style:paragraph-properties>
      <style:text-properties style:font-name="Arial" style:font-name-complex="Arial" style:font-size-complex="10pt"/>
    </style:style>
    <style:style style:name="P583" style:parent-style-name="Code" style:family="paragraph">
      <style:paragraph-properties fo:margin-left="0.1972in" fo:margin-right="0.1805in">
        <style:tab-stops/>
      </style:paragraph-properties>
      <style:text-properties style:font-name="Arial" style:font-name-complex="Arial" style:font-size-complex="10pt"/>
    </style:style>
    <style:style style:name="P584" style:parent-style-name="Code" style:family="paragraph">
      <style:paragraph-properties fo:margin-left="0.1972in" fo:margin-right="0.1805in">
        <style:tab-stops/>
      </style:paragraph-properties>
      <style:text-properties style:font-name="Arial" style:font-name-complex="Arial" style:font-size-complex="10pt"/>
    </style:style>
    <style:style style:name="P585" style:parent-style-name="Code" style:family="paragraph">
      <style:paragraph-properties fo:margin-left="0.1972in" fo:margin-right="0.1805in">
        <style:tab-stops/>
      </style:paragraph-properties>
      <style:text-properties style:font-name="Arial" style:font-name-complex="Arial" style:font-size-complex="10pt"/>
    </style:style>
    <style:style style:name="P586" style:parent-style-name="Code" style:family="paragraph">
      <style:paragraph-properties fo:margin-left="0.1972in" fo:margin-right="0.1805in">
        <style:tab-stops/>
      </style:paragraph-properties>
      <style:text-properties style:font-name="Arial" style:font-name-complex="Arial" style:font-size-complex="10pt"/>
    </style:style>
    <style:style style:name="P587" style:parent-style-name="Code" style:family="paragraph">
      <style:paragraph-properties fo:margin-left="0.1972in" fo:margin-right="0.1805in">
        <style:tab-stops/>
      </style:paragraph-properties>
      <style:text-properties style:font-name="Arial" style:font-name-complex="Arial" style:font-size-complex="10pt"/>
    </style:style>
    <style:style style:name="P588" style:parent-style-name="Code" style:family="paragraph">
      <style:paragraph-properties fo:margin-left="0.1972in" fo:margin-right="0.1805in">
        <style:tab-stops/>
      </style:paragraph-properties>
      <style:text-properties style:font-name="Arial" style:font-name-complex="Arial" style:font-size-complex="10pt"/>
    </style:style>
    <style:style style:name="P589" style:parent-style-name="Code" style:family="paragraph">
      <style:paragraph-properties fo:margin-left="0.1972in" fo:margin-right="0.1805in">
        <style:tab-stops/>
      </style:paragraph-properties>
      <style:text-properties style:font-name="Arial" style:font-name-complex="Arial" style:font-size-complex="10pt"/>
    </style:style>
    <style:style style:name="P590" style:parent-style-name="Code" style:family="paragraph">
      <style:paragraph-properties fo:margin-left="0.1972in" fo:margin-right="0.1805in">
        <style:tab-stops/>
      </style:paragraph-properties>
      <style:text-properties style:font-name="Arial" style:font-name-complex="Arial" style:font-size-complex="10pt"/>
    </style:style>
    <style:style style:name="P59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92" style:parent-style-name="Code" style:family="paragraph">
      <style:paragraph-properties fo:margin-left="0.1972in" fo:margin-right="0.1805in">
        <style:tab-stops/>
      </style:paragraph-properties>
      <style:text-properties style:font-name="Arial" style:font-name-complex="Arial" style:font-size-complex="10pt"/>
    </style:style>
    <style:style style:name="P593" style:parent-style-name="Code" style:family="paragraph">
      <style:paragraph-properties fo:margin-left="0.1972in" fo:margin-right="0.1805in">
        <style:tab-stops/>
      </style:paragraph-properties>
      <style:text-properties style:font-name="Arial" style:font-name-complex="Arial" style:font-size-complex="10pt"/>
    </style:style>
    <style:style style:name="P594" style:parent-style-name="Code" style:family="paragraph">
      <style:paragraph-properties fo:margin-left="0.1972in" fo:margin-right="0.1805in">
        <style:tab-stops/>
      </style:paragraph-properties>
      <style:text-properties style:font-name="Arial" style:font-name-complex="Arial" style:font-size-complex="10pt"/>
    </style:style>
    <style:style style:name="P595" style:parent-style-name="Code" style:family="paragraph">
      <style:paragraph-properties fo:margin-left="0.1972in" fo:margin-right="0.1805in">
        <style:tab-stops/>
      </style:paragraph-properties>
      <style:text-properties style:font-name="Arial" style:font-name-complex="Arial" style:font-size-complex="10pt"/>
    </style:style>
    <style:style style:name="P596" style:parent-style-name="Code" style:family="paragraph">
      <style:paragraph-properties fo:margin-left="0.1972in" fo:margin-right="0.1805in">
        <style:tab-stops/>
      </style:paragraph-properties>
      <style:text-properties style:font-name="Arial" style:font-name-complex="Arial" style:font-size-complex="10pt"/>
    </style:style>
    <style:style style:name="P597" style:parent-style-name="Code" style:family="paragraph">
      <style:paragraph-properties fo:margin-left="0.1972in" fo:margin-right="0.1805in">
        <style:tab-stops/>
      </style:paragraph-properties>
      <style:text-properties style:font-name="Arial" style:font-name-complex="Arial" style:font-size-complex="10pt"/>
    </style:style>
    <style:style style:name="P598" style:parent-style-name="Code" style:family="paragraph">
      <style:paragraph-properties fo:margin-left="0.1972in" fo:margin-right="0.1805in">
        <style:tab-stops/>
      </style:paragraph-properties>
      <style:text-properties style:font-name="Arial" style:font-name-complex="Arial" style:font-size-complex="10pt"/>
    </style:style>
    <style:style style:name="P599" style:parent-style-name="Code" style:family="paragraph">
      <style:paragraph-properties fo:margin-left="0.1972in" fo:margin-right="0.1805in">
        <style:tab-stops/>
      </style:paragraph-properties>
      <style:text-properties style:font-name="Arial" style:font-name-complex="Arial" style:font-size-complex="10pt"/>
    </style:style>
    <style:style style:name="P600" style:parent-style-name="Code" style:family="paragraph">
      <style:paragraph-properties fo:margin-left="0.1972in" fo:margin-right="0.1805in">
        <style:tab-stops/>
      </style:paragraph-properties>
      <style:text-properties style:font-name="Arial" style:font-name-complex="Arial" style:font-size-complex="10pt"/>
    </style:style>
    <style:style style:name="P601" style:parent-style-name="Code" style:family="paragraph">
      <style:paragraph-properties fo:margin-left="0.1972in" fo:margin-right="0.1805in">
        <style:tab-stops/>
      </style:paragraph-properties>
      <style:text-properties style:font-name="Arial" style:font-name-complex="Arial" style:font-size-complex="10pt"/>
    </style:style>
    <style:style style:name="P602" style:parent-style-name="Code" style:family="paragraph">
      <style:paragraph-properties fo:margin-left="0.1972in" fo:margin-right="0.1805in">
        <style:tab-stops/>
      </style:paragraph-properties>
      <style:text-properties style:font-name="Arial" style:font-name-complex="Arial" style:font-size-complex="10pt"/>
    </style:style>
    <style:style style:name="P603" style:parent-style-name="Code" style:family="paragraph">
      <style:paragraph-properties fo:margin-left="0.1972in" fo:margin-right="0.1805in">
        <style:tab-stops/>
      </style:paragraph-properties>
      <style:text-properties style:font-name="Arial" style:font-name-complex="Arial" style:font-size-complex="10pt"/>
    </style:style>
    <style:style style:name="P604" style:parent-style-name="Code" style:family="paragraph">
      <style:paragraph-properties fo:margin-left="0.1972in" fo:margin-right="0.1805in">
        <style:tab-stops/>
      </style:paragraph-properties>
      <style:text-properties style:font-name="Arial" style:font-name-complex="Arial" style:font-size-complex="10pt"/>
    </style:style>
    <style:style style:name="P605" style:parent-style-name="Code" style:family="paragraph">
      <style:paragraph-properties fo:margin-left="0.1972in" fo:margin-right="0.1805in">
        <style:tab-stops/>
      </style:paragraph-properties>
      <style:text-properties style:font-name="Arial" style:font-name-complex="Arial" style:font-size-complex="10pt"/>
    </style:style>
    <style:style style:name="P606" style:parent-style-name="Code" style:family="paragraph">
      <style:paragraph-properties fo:margin-left="0.1972in" fo:margin-right="0.1805in">
        <style:tab-stops/>
      </style:paragraph-properties>
      <style:text-properties style:font-name="Arial" style:font-name-complex="Arial" style:font-size-complex="10pt"/>
    </style:style>
    <style:style style:name="P607" style:parent-style-name="Code" style:family="paragraph">
      <style:paragraph-properties fo:margin-left="0.1972in" fo:margin-right="0.1805in">
        <style:tab-stops/>
      </style:paragraph-properties>
      <style:text-properties style:font-name="Arial" style:font-name-complex="Arial" style:font-size-complex="10pt"/>
    </style:style>
    <style:style style:name="P608" style:parent-style-name="Code" style:family="paragraph">
      <style:paragraph-properties fo:margin-left="0.1972in" fo:margin-right="0.1805in">
        <style:tab-stops/>
      </style:paragraph-properties>
      <style:text-properties style:font-name="Arial" style:font-name-complex="Arial" style:font-size-complex="10pt"/>
    </style:style>
    <style:style style:name="P609" style:parent-style-name="Code" style:family="paragraph">
      <style:paragraph-properties fo:margin-left="0.1972in" fo:margin-right="0.1805in">
        <style:tab-stops/>
      </style:paragraph-properties>
      <style:text-properties style:font-name="Arial" style:font-name-complex="Arial" style:font-size-complex="10pt"/>
    </style:style>
    <style:style style:name="P610" style:parent-style-name="Code" style:family="paragraph">
      <style:paragraph-properties fo:margin-left="0.1972in" fo:margin-right="0.1805in">
        <style:tab-stops/>
      </style:paragraph-properties>
      <style:text-properties style:font-name="Arial" style:font-name-complex="Arial" style:font-size-complex="10pt"/>
    </style:style>
    <style:style style:name="P611" style:parent-style-name="Code" style:family="paragraph">
      <style:paragraph-properties fo:margin-left="0.1972in" fo:margin-right="0.1805in">
        <style:tab-stops/>
      </style:paragraph-properties>
      <style:text-properties style:font-name="Arial" style:font-name-complex="Arial" style:font-size-complex="10pt"/>
    </style:style>
    <style:style style:name="P612" style:parent-style-name="Code" style:family="paragraph">
      <style:paragraph-properties fo:margin-left="0.1972in" fo:margin-right="0.1805in">
        <style:tab-stops/>
      </style:paragraph-properties>
      <style:text-properties style:font-name="Arial" style:font-name-complex="Arial" style:font-size-complex="10pt"/>
    </style:style>
    <style:style style:name="P613" style:parent-style-name="Code" style:family="paragraph">
      <style:paragraph-properties fo:margin-left="0.1972in" fo:margin-right="0.1805in">
        <style:tab-stops/>
      </style:paragraph-properties>
      <style:text-properties style:font-name="Arial" style:font-name-complex="Arial" style:font-size-complex="10pt"/>
    </style:style>
    <style:style style:name="P614" style:parent-style-name="Code" style:family="paragraph">
      <style:paragraph-properties fo:margin-left="0.1972in" fo:margin-right="0.1805in">
        <style:tab-stops/>
      </style:paragraph-properties>
      <style:text-properties style:font-name="Arial" style:font-name-complex="Arial" style:font-size-complex="10pt"/>
    </style:style>
    <style:style style:name="P615" style:parent-style-name="Code" style:family="paragraph">
      <style:paragraph-properties fo:margin-left="0.1972in" fo:margin-right="0.1805in">
        <style:tab-stops/>
      </style:paragraph-properties>
      <style:text-properties style:font-name="Arial" style:font-name-complex="Arial" style:font-size-complex="10pt"/>
    </style:style>
    <style:style style:name="P616" style:parent-style-name="Code" style:family="paragraph">
      <style:paragraph-properties fo:margin-left="0.1972in" fo:margin-right="0.1805in">
        <style:tab-stops/>
      </style:paragraph-properties>
      <style:text-properties style:font-name="Arial" style:font-name-complex="Arial" style:font-size-complex="10pt"/>
    </style:style>
    <style:style style:name="P617" style:parent-style-name="Code" style:family="paragraph">
      <style:paragraph-properties fo:margin-left="0.1972in" fo:margin-right="0.1805in">
        <style:tab-stops/>
      </style:paragraph-properties>
      <style:text-properties style:font-name="Arial" style:font-name-complex="Arial" style:font-size-complex="10pt"/>
    </style:style>
    <style:style style:name="P618" style:parent-style-name="Code" style:family="paragraph">
      <style:paragraph-properties fo:margin-left="0.1972in" fo:margin-right="0.1805in">
        <style:tab-stops/>
      </style:paragraph-properties>
      <style:text-properties style:font-name="Arial" style:font-name-complex="Arial" style:font-size-complex="10pt"/>
    </style:style>
    <style:style style:name="P619" style:parent-style-name="Code" style:family="paragraph">
      <style:paragraph-properties fo:margin-left="0.1972in" fo:margin-right="0.1805in">
        <style:tab-stops/>
      </style:paragraph-properties>
      <style:text-properties style:font-name="Arial" style:font-name-complex="Arial" style:font-size-complex="10pt"/>
    </style:style>
    <style:style style:name="P620" style:parent-style-name="Code" style:family="paragraph">
      <style:paragraph-properties fo:margin-left="0.1972in" fo:margin-right="0.1805in">
        <style:tab-stops/>
      </style:paragraph-properties>
      <style:text-properties style:font-name="Arial" style:font-name-complex="Arial" style:font-size-complex="10pt"/>
    </style:style>
    <style:style style:name="P621" style:parent-style-name="Code" style:family="paragraph">
      <style:paragraph-properties fo:margin-left="0.1972in" fo:margin-right="0.1805in">
        <style:tab-stops/>
      </style:paragraph-properties>
      <style:text-properties style:font-name="Arial" style:font-name-complex="Arial" style:font-size-complex="10pt"/>
    </style:style>
    <style:style style:name="P622" style:parent-style-name="Code" style:family="paragraph">
      <style:paragraph-properties fo:margin-left="0.1972in" fo:margin-right="0.1805in">
        <style:tab-stops/>
      </style:paragraph-properties>
      <style:text-properties style:font-name="Arial" style:font-name-complex="Arial" style:font-size-complex="10pt"/>
    </style:style>
    <style:style style:name="P623" style:parent-style-name="Code" style:family="paragraph">
      <style:paragraph-properties fo:margin-left="0.1972in" fo:margin-right="0.1805in">
        <style:tab-stops/>
      </style:paragraph-properties>
      <style:text-properties style:font-name="Arial" style:font-name-complex="Arial" style:font-size-complex="10pt"/>
    </style:style>
    <style:style style:name="P624" style:parent-style-name="Code" style:family="paragraph">
      <style:paragraph-properties fo:margin-left="0.1972in" fo:margin-right="0.1805in">
        <style:tab-stops/>
      </style:paragraph-properties>
      <style:text-properties style:font-name="Arial" style:font-name-complex="Arial" style:font-size-complex="10pt"/>
    </style:style>
    <style:style style:name="P625" style:parent-style-name="Code" style:family="paragraph">
      <style:paragraph-properties fo:margin-left="0.1972in" fo:margin-right="0.1805in">
        <style:tab-stops/>
      </style:paragraph-properties>
      <style:text-properties style:font-name="Arial" style:font-name-complex="Arial" style:font-size-complex="10pt"/>
    </style:style>
    <style:style style:name="P626" style:parent-style-name="Code" style:family="paragraph">
      <style:paragraph-properties fo:margin-left="0.1972in" fo:margin-right="0.1805in">
        <style:tab-stops/>
      </style:paragraph-properties>
      <style:text-properties style:font-name="Arial" style:font-name-complex="Arial" style:font-size-complex="10pt"/>
    </style:style>
    <style:style style:name="P62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28" style:parent-style-name="Code" style:family="paragraph">
      <style:paragraph-properties fo:margin-left="0.1972in" fo:margin-right="0.1805in">
        <style:tab-stops/>
      </style:paragraph-properties>
      <style:text-properties style:font-name="Arial" style:font-name-complex="Arial" style:font-size-complex="10pt"/>
    </style:style>
    <style:style style:name="P629" style:parent-style-name="Code" style:family="paragraph">
      <style:paragraph-properties fo:margin-left="0.1972in" fo:margin-right="0.1805in">
        <style:tab-stops/>
      </style:paragraph-properties>
      <style:text-properties style:font-name="Arial" style:font-name-complex="Arial" style:font-size-complex="10pt"/>
    </style:style>
    <style:style style:name="P630" style:parent-style-name="Code" style:family="paragraph">
      <style:paragraph-properties fo:margin-left="0.1972in" fo:margin-right="0.1805in">
        <style:tab-stops/>
      </style:paragraph-properties>
      <style:text-properties style:font-name="Arial" style:font-name-complex="Arial" style:font-size-complex="10pt"/>
    </style:style>
    <style:style style:name="P631" style:parent-style-name="Code" style:family="paragraph">
      <style:paragraph-properties fo:margin-left="0.1972in" fo:margin-right="0.1805in">
        <style:tab-stops/>
      </style:paragraph-properties>
      <style:text-properties style:font-name="Arial" style:font-name-complex="Arial" style:font-size-complex="10pt"/>
    </style:style>
    <style:style style:name="P632" style:parent-style-name="Code" style:family="paragraph">
      <style:paragraph-properties fo:margin-left="0.1972in" fo:margin-right="0.1805in">
        <style:tab-stops/>
      </style:paragraph-properties>
      <style:text-properties style:font-name="Arial" style:font-name-complex="Arial" style:font-size-complex="10pt"/>
    </style:style>
    <style:style style:name="P633" style:parent-style-name="Code" style:family="paragraph">
      <style:paragraph-properties fo:margin-left="0.1972in" fo:margin-right="0.1805in">
        <style:tab-stops/>
      </style:paragraph-properties>
      <style:text-properties style:font-name="Arial" style:font-name-complex="Arial" style:font-size-complex="10pt"/>
    </style:style>
    <style:style style:name="P634" style:parent-style-name="Code" style:family="paragraph">
      <style:paragraph-properties fo:margin-left="0.1972in" fo:margin-right="0.1805in">
        <style:tab-stops/>
      </style:paragraph-properties>
      <style:text-properties style:font-name="Arial" style:font-name-complex="Arial" style:font-size-complex="10pt"/>
    </style:style>
    <style:style style:name="P635" style:parent-style-name="Code" style:family="paragraph">
      <style:paragraph-properties fo:margin-left="0.1972in" fo:margin-right="0.1805in">
        <style:tab-stops/>
      </style:paragraph-properties>
      <style:text-properties style:font-name="Arial" style:font-name-complex="Arial" style:font-size-complex="10pt"/>
    </style:style>
    <style:style style:name="P636" style:parent-style-name="Code" style:family="paragraph">
      <style:paragraph-properties fo:margin-left="0.1972in" fo:margin-right="0.1805in">
        <style:tab-stops/>
      </style:paragraph-properties>
      <style:text-properties style:font-name="Arial" style:font-name-complex="Arial" style:font-size-complex="10pt"/>
    </style:style>
    <style:style style:name="P637" style:parent-style-name="Code" style:family="paragraph">
      <style:paragraph-properties fo:margin-left="0.1972in" fo:margin-right="0.1805in">
        <style:tab-stops/>
      </style:paragraph-properties>
      <style:text-properties style:font-name="Arial" style:font-name-complex="Arial" style:font-size-complex="10pt"/>
    </style:style>
    <style:style style:name="P638" style:parent-style-name="Code" style:family="paragraph">
      <style:paragraph-properties fo:margin-left="0.1972in" fo:margin-right="0.1805in">
        <style:tab-stops/>
      </style:paragraph-properties>
      <style:text-properties style:font-name="Arial" style:font-name-complex="Arial" style:font-size-complex="10pt"/>
    </style:style>
    <style:style style:name="P639" style:parent-style-name="Code" style:family="paragraph">
      <style:paragraph-properties fo:margin-left="0.1972in" fo:margin-right="0.1805in">
        <style:tab-stops/>
      </style:paragraph-properties>
      <style:text-properties style:font-name="Arial" style:font-name-complex="Arial" style:font-size-complex="10pt"/>
    </style:style>
    <style:style style:name="P640" style:parent-style-name="Code" style:family="paragraph">
      <style:paragraph-properties fo:margin-left="0.1972in" fo:margin-right="0.1805in">
        <style:tab-stops/>
      </style:paragraph-properties>
      <style:text-properties style:font-name="Arial" style:font-name-complex="Arial" style:font-size-complex="10pt"/>
    </style:style>
    <style:style style:name="P641" style:parent-style-name="Code" style:family="paragraph">
      <style:paragraph-properties fo:margin-left="0.1972in" fo:margin-right="0.1805in">
        <style:tab-stops/>
      </style:paragraph-properties>
      <style:text-properties style:font-name="Arial" style:font-name-complex="Arial" style:font-size-complex="10pt"/>
    </style:style>
    <style:style style:name="P642" style:parent-style-name="Code" style:family="paragraph">
      <style:paragraph-properties fo:margin-left="0.1972in" fo:margin-right="0.1805in">
        <style:tab-stops/>
      </style:paragraph-properties>
      <style:text-properties style:font-name="Arial" style:font-name-complex="Arial" style:font-size-complex="10pt"/>
    </style:style>
    <style:style style:name="P643" style:parent-style-name="Code" style:family="paragraph">
      <style:paragraph-properties fo:margin-left="0.1972in" fo:margin-right="0.1805in">
        <style:tab-stops/>
      </style:paragraph-properties>
      <style:text-properties style:font-name="Arial" style:font-name-complex="Arial" style:font-size-complex="10pt"/>
    </style:style>
    <style:style style:name="P644" style:parent-style-name="Code" style:family="paragraph">
      <style:paragraph-properties fo:margin-left="0.1972in" fo:margin-right="0.1805in">
        <style:tab-stops/>
      </style:paragraph-properties>
      <style:text-properties style:font-name="Arial" style:font-name-complex="Arial" style:font-size-complex="10pt"/>
    </style:style>
    <style:style style:name="P645" style:parent-style-name="Code" style:family="paragraph">
      <style:paragraph-properties fo:margin-left="0.1972in" fo:margin-right="0.1805in">
        <style:tab-stops/>
      </style:paragraph-properties>
      <style:text-properties style:font-name="Arial" style:font-name-complex="Arial" style:font-size-complex="10pt"/>
    </style:style>
    <style:style style:name="P646" style:parent-style-name="Code" style:family="paragraph">
      <style:paragraph-properties fo:margin-left="0.1972in" fo:margin-right="0.1805in">
        <style:tab-stops/>
      </style:paragraph-properties>
      <style:text-properties style:font-name="Arial" style:font-name-complex="Arial" style:font-size-complex="10pt"/>
    </style:style>
    <style:style style:name="P647" style:parent-style-name="Code" style:family="paragraph">
      <style:paragraph-properties fo:margin-left="0.1972in" fo:margin-right="0.1805in">
        <style:tab-stops/>
      </style:paragraph-properties>
      <style:text-properties style:font-name="Arial" style:font-name-complex="Arial" style:font-size-complex="10pt"/>
    </style:style>
    <style:style style:name="P648" style:parent-style-name="Code" style:family="paragraph">
      <style:paragraph-properties fo:margin-left="0.1972in" fo:margin-right="0.1805in">
        <style:tab-stops/>
      </style:paragraph-properties>
      <style:text-properties style:font-name="Arial" style:font-name-complex="Arial" style:font-size-complex="10pt"/>
    </style:style>
    <style:style style:name="P649" style:parent-style-name="Code" style:family="paragraph">
      <style:paragraph-properties fo:margin-left="0.1972in" fo:margin-right="0.1805in">
        <style:tab-stops/>
      </style:paragraph-properties>
      <style:text-properties style:font-name="Arial" style:font-name-complex="Arial" style:font-size-complex="10pt"/>
    </style:style>
    <style:style style:name="P650" style:parent-style-name="Code" style:family="paragraph">
      <style:paragraph-properties fo:margin-left="0.1972in" fo:margin-right="0.1805in">
        <style:tab-stops/>
      </style:paragraph-properties>
      <style:text-properties style:font-name="Arial" style:font-name-complex="Arial" style:font-size-complex="10pt"/>
    </style:style>
    <style:style style:name="P651" style:parent-style-name="Code" style:family="paragraph">
      <style:paragraph-properties fo:margin-left="0.1972in" fo:margin-right="0.1805in">
        <style:tab-stops/>
      </style:paragraph-properties>
      <style:text-properties style:font-name="Arial" style:font-name-complex="Arial" style:font-size-complex="10pt"/>
    </style:style>
    <style:style style:name="P652" style:parent-style-name="Code" style:family="paragraph">
      <style:paragraph-properties fo:margin-left="0.1972in" fo:margin-right="0.1805in">
        <style:tab-stops/>
      </style:paragraph-properties>
      <style:text-properties style:font-name="Arial" style:font-name-complex="Arial" style:font-size-complex="10pt"/>
    </style:style>
    <style:style style:name="P653" style:parent-style-name="Code" style:family="paragraph">
      <style:paragraph-properties fo:margin-left="0.1972in" fo:margin-right="0.1805in">
        <style:tab-stops/>
      </style:paragraph-properties>
      <style:text-properties style:font-name="Arial" style:font-name-complex="Arial" style:font-size-complex="10pt"/>
    </style:style>
    <style:style style:name="P654" style:parent-style-name="Code" style:family="paragraph">
      <style:paragraph-properties fo:margin-left="0.1972in" fo:margin-right="0.1805in">
        <style:tab-stops/>
      </style:paragraph-properties>
      <style:text-properties style:font-name="Arial" style:font-name-complex="Arial" style:font-size-complex="10pt"/>
    </style:style>
    <style:style style:name="P655" style:parent-style-name="Code" style:family="paragraph">
      <style:paragraph-properties fo:margin-left="0.1972in" fo:margin-right="0.1805in">
        <style:tab-stops/>
      </style:paragraph-properties>
      <style:text-properties style:font-name="Arial" style:font-name-complex="Arial" style:font-size-complex="10pt"/>
    </style:style>
    <style:style style:name="P656" style:parent-style-name="Code" style:family="paragraph">
      <style:paragraph-properties fo:margin-left="0.1972in" fo:margin-right="0.1805in">
        <style:tab-stops/>
      </style:paragraph-properties>
      <style:text-properties style:font-name="Arial" style:font-name-complex="Arial" style:font-size-complex="10pt"/>
    </style:style>
    <style:style style:name="P657" style:parent-style-name="Code" style:family="paragraph">
      <style:paragraph-properties fo:margin-left="0.1972in" fo:margin-right="0.1805in">
        <style:tab-stops/>
      </style:paragraph-properties>
      <style:text-properties style:font-name="Arial" style:font-name-complex="Arial" style:font-size-complex="10pt"/>
    </style:style>
    <style:style style:name="P658" style:parent-style-name="Code" style:family="paragraph">
      <style:paragraph-properties fo:margin-left="0.1972in" fo:margin-right="0.1805in">
        <style:tab-stops/>
      </style:paragraph-properties>
      <style:text-properties style:font-name="Arial" style:font-name-complex="Arial" style:font-size-complex="10pt"/>
    </style:style>
    <style:style style:name="P659" style:parent-style-name="Code" style:family="paragraph">
      <style:paragraph-properties fo:margin-left="0.1972in" fo:margin-right="0.1805in">
        <style:tab-stops/>
      </style:paragraph-properties>
      <style:text-properties style:font-name="Arial" style:font-name-complex="Arial" style:font-size-complex="10pt"/>
    </style:style>
    <style:style style:name="P660" style:parent-style-name="Code" style:family="paragraph">
      <style:paragraph-properties fo:margin-left="0.1972in" fo:margin-right="0.1805in">
        <style:tab-stops/>
      </style:paragraph-properties>
      <style:text-properties style:font-name="Arial" style:font-name-complex="Arial" style:font-size-complex="10pt"/>
    </style:style>
    <style:style style:name="P661" style:parent-style-name="Code" style:family="paragraph">
      <style:paragraph-properties fo:margin-left="0.1972in" fo:margin-right="0.1805in">
        <style:tab-stops/>
      </style:paragraph-properties>
      <style:text-properties style:font-name="Arial" style:font-name-complex="Arial" style:font-size-complex="10pt"/>
    </style:style>
    <style:style style:name="P662" style:parent-style-name="Code" style:family="paragraph">
      <style:paragraph-properties fo:margin-left="0.1972in" fo:margin-right="0.1805in">
        <style:tab-stops/>
      </style:paragraph-properties>
      <style:text-properties style:font-name="Arial" style:font-name-complex="Arial" style:font-size-complex="10pt"/>
    </style:style>
    <style:style style:name="P663" style:parent-style-name="Code" style:family="paragraph">
      <style:paragraph-properties fo:margin-left="0.1972in" fo:margin-right="0.1805in">
        <style:tab-stops/>
      </style:paragraph-properties>
      <style:text-properties style:font-name="Arial" style:font-name-complex="Arial" style:font-size-complex="10pt"/>
    </style:style>
    <style:style style:name="P664" style:parent-style-name="Code" style:family="paragraph">
      <style:paragraph-properties fo:margin-left="0.1972in" fo:margin-right="0.1805in">
        <style:tab-stops/>
      </style:paragraph-properties>
      <style:text-properties style:font-name="Arial" style:font-name-complex="Arial" style:font-size-complex="10pt"/>
    </style:style>
    <style:style style:name="P665" style:parent-style-name="Code" style:family="paragraph">
      <style:paragraph-properties fo:margin-left="0.1972in" fo:margin-right="0.1805in">
        <style:tab-stops/>
      </style:paragraph-properties>
      <style:text-properties style:font-name="Arial" style:font-name-complex="Arial" style:font-size-complex="10pt"/>
    </style:style>
    <style:style style:name="P666" style:parent-style-name="Code" style:family="paragraph">
      <style:paragraph-properties fo:margin-left="0.1972in" fo:margin-right="0.1805in">
        <style:tab-stops/>
      </style:paragraph-properties>
      <style:text-properties style:font-name="Arial" style:font-name-complex="Arial" style:font-size-complex="10pt"/>
    </style:style>
    <style:style style:name="P667" style:parent-style-name="Code" style:family="paragraph">
      <style:paragraph-properties fo:margin-left="0.1972in" fo:margin-right="0.1805in">
        <style:tab-stops/>
      </style:paragraph-properties>
      <style:text-properties style:font-name="Arial" style:font-name-complex="Arial" style:font-size-complex="10pt"/>
    </style:style>
    <style:style style:name="P668" style:parent-style-name="Code" style:family="paragraph">
      <style:paragraph-properties fo:margin-left="0.1972in" fo:margin-right="0.1805in">
        <style:tab-stops/>
      </style:paragraph-properties>
      <style:text-properties style:font-name="Arial" style:font-name-complex="Arial" style:font-size-complex="10pt"/>
    </style:style>
    <style:style style:name="P669" style:parent-style-name="Code" style:family="paragraph">
      <style:paragraph-properties fo:margin-left="0.1972in" fo:margin-right="0.1805in">
        <style:tab-stops/>
      </style:paragraph-properties>
      <style:text-properties style:font-name="Arial" style:font-name-complex="Arial" style:font-size-complex="10pt"/>
    </style:style>
    <style:style style:name="P670" style:parent-style-name="Code" style:family="paragraph">
      <style:paragraph-properties fo:margin-left="0.1972in" fo:margin-right="0.1805in">
        <style:tab-stops/>
      </style:paragraph-properties>
      <style:text-properties style:font-name="Arial" style:font-name-complex="Arial" style:font-size-complex="10pt"/>
    </style:style>
    <style:style style:name="P671" style:parent-style-name="Code" style:family="paragraph">
      <style:paragraph-properties fo:margin-left="0.1972in" fo:margin-right="0.1805in">
        <style:tab-stops/>
      </style:paragraph-properties>
      <style:text-properties style:font-name="Arial" style:font-name-complex="Arial" style:font-size-complex="10pt"/>
    </style:style>
    <style:style style:name="P672" style:parent-style-name="Code" style:family="paragraph">
      <style:paragraph-properties fo:margin-left="0.1972in" fo:margin-right="0.1805in">
        <style:tab-stops/>
      </style:paragraph-properties>
      <style:text-properties style:font-name="Arial" style:font-name-complex="Arial" style:font-size-complex="10pt"/>
    </style:style>
    <style:style style:name="P673" style:parent-style-name="Code" style:family="paragraph">
      <style:paragraph-properties fo:margin-left="0.1972in" fo:margin-right="0.1805in">
        <style:tab-stops/>
      </style:paragraph-properties>
      <style:text-properties style:font-name="Arial" style:font-name-complex="Arial" style:font-size-complex="10pt"/>
    </style:style>
    <style:style style:name="P674" style:parent-style-name="Code" style:family="paragraph">
      <style:paragraph-properties fo:margin-left="0.1972in" fo:margin-right="0.1805in">
        <style:tab-stops/>
      </style:paragraph-properties>
      <style:text-properties style:font-name="Arial" style:font-name-complex="Arial" style:font-size-complex="10pt"/>
    </style:style>
    <style:style style:name="P675" style:parent-style-name="Code" style:family="paragraph">
      <style:paragraph-properties fo:margin-left="0.1972in" fo:margin-right="0.1805in">
        <style:tab-stops/>
      </style:paragraph-properties>
      <style:text-properties style:font-name="Arial" style:font-name-complex="Arial" style:font-size-complex="10pt"/>
    </style:style>
    <style:style style:name="P676" style:parent-style-name="Code" style:family="paragraph">
      <style:paragraph-properties fo:margin-left="0.1972in" fo:margin-right="0.1805in">
        <style:tab-stops/>
      </style:paragraph-properties>
      <style:text-properties style:font-name="Arial" style:font-name-complex="Arial" style:font-size-complex="10pt"/>
    </style:style>
    <style:style style:name="P677" style:parent-style-name="Code" style:family="paragraph">
      <style:paragraph-properties fo:margin-left="0.1972in" fo:margin-right="0.1805in">
        <style:tab-stops/>
      </style:paragraph-properties>
      <style:text-properties style:font-name="Arial" style:font-name-complex="Arial" style:font-size-complex="10pt"/>
    </style:style>
    <style:style style:name="P678" style:parent-style-name="Code" style:family="paragraph">
      <style:paragraph-properties fo:margin-left="0.1972in" fo:margin-right="0.1805in">
        <style:tab-stops/>
      </style:paragraph-properties>
      <style:text-properties style:font-name="Arial" style:font-name-complex="Arial" style:font-size-complex="10pt"/>
    </style:style>
    <style:style style:name="P679" style:parent-style-name="Code" style:family="paragraph">
      <style:paragraph-properties fo:margin-left="0.1972in" fo:margin-right="0.1805in">
        <style:tab-stops/>
      </style:paragraph-properties>
      <style:text-properties style:font-name="Arial" style:font-name-complex="Arial" style:font-size-complex="10pt"/>
    </style:style>
    <style:style style:name="P680" style:parent-style-name="Code" style:family="paragraph">
      <style:paragraph-properties fo:margin-left="0.1972in" fo:margin-right="0.1805in">
        <style:tab-stops/>
      </style:paragraph-properties>
      <style:text-properties style:font-name="Arial" style:font-name-complex="Arial" style:font-size-complex="10pt"/>
    </style:style>
    <style:style style:name="P681" style:parent-style-name="Code" style:family="paragraph">
      <style:paragraph-properties fo:margin-left="0.1972in" fo:margin-right="0.1805in">
        <style:tab-stops/>
      </style:paragraph-properties>
      <style:text-properties style:font-name="Arial" style:font-name-complex="Arial" style:font-size-complex="10pt"/>
    </style:style>
    <style:style style:name="P682" style:parent-style-name="Code" style:family="paragraph">
      <style:paragraph-properties fo:margin-left="0.1972in" fo:margin-right="0.1805in">
        <style:tab-stops/>
      </style:paragraph-properties>
      <style:text-properties style:font-name="Arial" style:font-name-complex="Arial" style:font-size-complex="10pt"/>
    </style:style>
    <style:style style:name="P683" style:parent-style-name="Code" style:family="paragraph">
      <style:paragraph-properties fo:margin-left="0.1972in" fo:margin-right="0.1805in">
        <style:tab-stops/>
      </style:paragraph-properties>
      <style:text-properties style:font-name="Arial" style:font-name-complex="Arial" style:font-size-complex="10pt"/>
    </style:style>
    <style:style style:name="P684" style:parent-style-name="Code" style:family="paragraph">
      <style:paragraph-properties fo:margin-left="0.1972in" fo:margin-right="0.1805in">
        <style:tab-stops/>
      </style:paragraph-properties>
      <style:text-properties style:font-name="Arial" style:font-name-complex="Arial" style:font-size-complex="10pt"/>
    </style:style>
    <style:style style:name="P685" style:parent-style-name="Code" style:family="paragraph">
      <style:paragraph-properties fo:margin-left="0.1972in" fo:margin-right="0.1805in">
        <style:tab-stops/>
      </style:paragraph-properties>
      <style:text-properties style:font-name="Arial" style:font-name-complex="Arial" style:font-size-complex="10pt"/>
    </style:style>
    <style:style style:name="P686" style:parent-style-name="Code" style:family="paragraph">
      <style:paragraph-properties fo:margin-left="0.1972in" fo:margin-right="0.1805in">
        <style:tab-stops/>
      </style:paragraph-properties>
      <style:text-properties style:font-name="Arial" style:font-name-complex="Arial" style:font-size-complex="10pt"/>
    </style:style>
    <style:style style:name="P687" style:parent-style-name="Code" style:family="paragraph">
      <style:paragraph-properties fo:margin-left="0.1972in" fo:margin-right="0.1805in">
        <style:tab-stops/>
      </style:paragraph-properties>
      <style:text-properties style:font-name="Arial" style:font-name-complex="Arial" style:font-size-complex="10pt"/>
    </style:style>
    <style:style style:name="P688" style:parent-style-name="Code" style:family="paragraph">
      <style:paragraph-properties fo:margin-left="0.1972in" fo:margin-right="0.1805in">
        <style:tab-stops/>
      </style:paragraph-properties>
      <style:text-properties style:font-name="Arial" style:font-name-complex="Arial" style:font-size-complex="10pt"/>
    </style:style>
    <style:style style:name="P689" style:parent-style-name="Code" style:family="paragraph">
      <style:paragraph-properties fo:margin-left="0.1972in" fo:margin-right="0.1805in">
        <style:tab-stops/>
      </style:paragraph-properties>
      <style:text-properties style:font-name="Arial" style:font-name-complex="Arial" style:font-size-complex="10pt"/>
    </style:style>
    <style:style style:name="P690" style:parent-style-name="Code" style:family="paragraph">
      <style:paragraph-properties fo:margin-left="0.1972in" fo:margin-right="0.1805in">
        <style:tab-stops/>
      </style:paragraph-properties>
      <style:text-properties style:font-name="Arial" style:font-name-complex="Arial" style:font-size-complex="10pt"/>
    </style:style>
    <style:style style:name="P691" style:parent-style-name="Code" style:family="paragraph">
      <style:paragraph-properties fo:margin-left="0.1972in" fo:margin-right="0.1805in">
        <style:tab-stops/>
      </style:paragraph-properties>
      <style:text-properties style:font-name="Arial" style:font-name-complex="Arial" style:font-size-complex="10pt"/>
    </style:style>
    <style:style style:name="P692" style:parent-style-name="Code" style:family="paragraph">
      <style:paragraph-properties fo:margin-left="0.1972in" fo:margin-right="0.1805in">
        <style:tab-stops/>
      </style:paragraph-properties>
      <style:text-properties style:font-name="Arial" style:font-name-complex="Arial" style:font-size-complex="10pt"/>
    </style:style>
    <style:style style:name="P693" style:parent-style-name="Code" style:family="paragraph">
      <style:paragraph-properties fo:margin-left="0.1972in" fo:margin-right="0.1805in">
        <style:tab-stops/>
      </style:paragraph-properties>
      <style:text-properties style:font-name="Arial" style:font-name-complex="Arial" style:font-size-complex="10pt"/>
    </style:style>
    <style:style style:name="P69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95" style:parent-style-name="Code" style:family="paragraph">
      <style:paragraph-properties fo:margin-left="0.1972in" fo:margin-right="0.1805in">
        <style:tab-stops/>
      </style:paragraph-properties>
      <style:text-properties style:font-name="Arial" style:font-name-complex="Arial" style:font-size-complex="10pt"/>
    </style:style>
    <style:style style:name="P696" style:parent-style-name="Code" style:family="paragraph">
      <style:paragraph-properties fo:margin-left="0.1972in" fo:margin-right="0.1805in">
        <style:tab-stops/>
      </style:paragraph-properties>
      <style:text-properties style:font-name="Arial" style:font-name-complex="Arial" style:font-size-complex="10pt"/>
    </style:style>
    <style:style style:name="P697" style:parent-style-name="Code" style:family="paragraph">
      <style:paragraph-properties fo:margin-left="0.1972in" fo:margin-right="0.1805in">
        <style:tab-stops/>
      </style:paragraph-properties>
      <style:text-properties style:font-name="Arial" style:font-name-complex="Arial" style:font-size-complex="10pt"/>
    </style:style>
    <style:style style:name="P698" style:parent-style-name="Code" style:family="paragraph">
      <style:paragraph-properties fo:margin-left="0.1972in" fo:margin-right="0.1805in">
        <style:tab-stops/>
      </style:paragraph-properties>
      <style:text-properties style:font-name="Arial" style:font-name-complex="Arial" style:font-size-complex="10pt"/>
    </style:style>
    <style:style style:name="P699" style:parent-style-name="Code" style:family="paragraph">
      <style:paragraph-properties fo:margin-left="0.1972in" fo:margin-right="0.1805in">
        <style:tab-stops/>
      </style:paragraph-properties>
      <style:text-properties style:font-name="Arial" style:font-name-complex="Arial" style:font-size-complex="10pt"/>
    </style:style>
    <style:style style:name="P700" style:parent-style-name="Code" style:family="paragraph">
      <style:paragraph-properties fo:margin-left="0.1972in" fo:margin-right="0.1805in">
        <style:tab-stops/>
      </style:paragraph-properties>
      <style:text-properties style:font-name="Arial" style:font-name-complex="Arial" style:font-size-complex="10pt"/>
    </style:style>
    <style:style style:name="P701" style:parent-style-name="Code" style:family="paragraph">
      <style:paragraph-properties fo:margin-left="0.1972in" fo:margin-right="0.1805in">
        <style:tab-stops/>
      </style:paragraph-properties>
      <style:text-properties style:font-name="Arial" style:font-name-complex="Arial" style:font-size-complex="10pt"/>
    </style:style>
    <style:style style:name="P702" style:parent-style-name="Code" style:family="paragraph">
      <style:paragraph-properties fo:margin-left="0.1972in" fo:margin-right="0.1805in">
        <style:tab-stops/>
      </style:paragraph-properties>
      <style:text-properties style:font-name="Arial" style:font-name-complex="Arial" style:font-size-complex="10pt"/>
    </style:style>
    <style:style style:name="P703" style:parent-style-name="Code" style:family="paragraph">
      <style:paragraph-properties fo:margin-left="0.1972in" fo:margin-right="0.1805in">
        <style:tab-stops/>
      </style:paragraph-properties>
      <style:text-properties style:font-name="Arial" style:font-name-complex="Arial" style:font-size-complex="10pt"/>
    </style:style>
    <style:style style:name="P704" style:parent-style-name="Code" style:family="paragraph">
      <style:paragraph-properties fo:margin-left="0.1972in" fo:margin-right="0.1805in">
        <style:tab-stops/>
      </style:paragraph-properties>
      <style:text-properties style:font-name="Arial" style:font-name-complex="Arial" style:font-size-complex="10pt"/>
    </style:style>
    <style:style style:name="P705" style:parent-style-name="Code" style:family="paragraph">
      <style:paragraph-properties fo:margin-left="0.1972in" fo:margin-right="0.1805in">
        <style:tab-stops/>
      </style:paragraph-properties>
      <style:text-properties style:font-name="Arial" style:font-name-complex="Arial" style:font-size-complex="10pt"/>
    </style:style>
    <style:style style:name="P706" style:parent-style-name="Code" style:family="paragraph">
      <style:paragraph-properties fo:margin-left="0.1972in" fo:margin-right="0.1805in">
        <style:tab-stops/>
      </style:paragraph-properties>
      <style:text-properties style:font-name="Arial" style:font-name-complex="Arial" style:font-size-complex="10pt"/>
    </style:style>
    <style:style style:name="P707" style:parent-style-name="Code" style:family="paragraph">
      <style:paragraph-properties fo:margin-left="0.1972in" fo:margin-right="0.1805in">
        <style:tab-stops/>
      </style:paragraph-properties>
      <style:text-properties style:font-name="Arial" style:font-name-complex="Arial" style:font-size-complex="10pt"/>
    </style:style>
    <style:style style:name="P708" style:parent-style-name="Code" style:family="paragraph">
      <style:paragraph-properties fo:margin-left="0.1972in" fo:margin-right="0.1805in">
        <style:tab-stops/>
      </style:paragraph-properties>
      <style:text-properties style:font-name="Arial" style:font-name-complex="Arial" style:font-size-complex="10pt"/>
    </style:style>
    <style:style style:name="P709" style:parent-style-name="Code" style:family="paragraph">
      <style:paragraph-properties fo:margin-left="0.1972in" fo:margin-right="0.1805in">
        <style:tab-stops/>
      </style:paragraph-properties>
      <style:text-properties style:font-name="Arial" style:font-name-complex="Arial" style:font-size-complex="10pt"/>
    </style:style>
    <style:style style:name="P710" style:parent-style-name="Code" style:family="paragraph">
      <style:paragraph-properties fo:margin-left="0.1972in" fo:margin-right="0.1805in">
        <style:tab-stops/>
      </style:paragraph-properties>
      <style:text-properties style:font-name="Arial" style:font-name-complex="Arial" style:font-size-complex="10pt"/>
    </style:style>
    <style:style style:name="P711" style:parent-style-name="Code" style:family="paragraph">
      <style:paragraph-properties fo:margin-left="0.1972in" fo:margin-right="0.1805in">
        <style:tab-stops/>
      </style:paragraph-properties>
      <style:text-properties style:font-name="Arial" style:font-name-complex="Arial" style:font-size-complex="10pt"/>
    </style:style>
    <style:style style:name="P712" style:parent-style-name="Code" style:family="paragraph">
      <style:paragraph-properties fo:margin-left="0.1972in" fo:margin-right="0.1805in">
        <style:tab-stops/>
      </style:paragraph-properties>
    </style:style>
    <style:style style:name="T713" style:parent-style-name="Policepardéfaut" style:family="text">
      <style:text-properties style:font-name="Arial" style:font-name-complex="Arial" style:font-size-complex="10pt"/>
    </style:style>
    <style:style style:name="T714" style:parent-style-name="Policepardéfaut" style:family="text">
      <style:text-properties style:font-name="Arial" style:font-name-complex="Arial" style:font-size-complex="10pt"/>
    </style:style>
    <style:style style:name="T715" style:parent-style-name="Policepardéfaut" style:family="text">
      <style:text-properties style:font-name="Arial" style:font-name-complex="Arial" style:font-size-complex="10pt"/>
    </style:style>
    <style:style style:name="T716" style:parent-style-name="Policepardéfaut" style:family="text">
      <style:text-properties style:font-name="Arial" style:font-name-complex="Arial" style:font-size-complex="10pt"/>
    </style:style>
    <style:style style:name="T717" style:parent-style-name="Policepardéfaut" style:family="text">
      <style:text-properties style:font-name="Arial" style:font-name-complex="Arial" style:font-size-complex="10pt" fo:language="fr" fo:country="FR"/>
    </style:style>
    <style:style style:name="P718"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719"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720" style:parent-style-name="Code" style:family="paragraph">
      <style:paragraph-properties fo:margin-left="0.1972in" fo:margin-right="0.1805in">
        <style:tab-stops/>
      </style:paragraph-properties>
    </style:style>
    <style:style style:name="T721" style:parent-style-name="Policepardéfaut" style:family="text">
      <style:text-properties style:font-name="Arial" style:font-name-complex="Arial" style:font-size-complex="10pt" fo:language="fr" fo:country="FR"/>
    </style:style>
    <style:style style:name="T722" style:parent-style-name="Policepardéfaut" style:family="text">
      <style:text-properties style:font-name="Arial" style:font-name-complex="Arial" style:font-size-complex="10pt" fo:language="fr" fo:country="FR"/>
    </style:style>
    <style:style style:name="T723" style:parent-style-name="Policepardéfaut" style:family="text">
      <style:text-properties style:font-name="Arial" style:font-name-complex="Arial" style:font-size-complex="10pt" fo:language="fr" fo:country="FR"/>
    </style:style>
    <style:style style:name="T724" style:parent-style-name="Policepardéfaut" style:family="text">
      <style:text-properties style:font-name="Arial" style:font-name-complex="Arial" style:font-size-complex="10pt"/>
    </style:style>
    <style:style style:name="P725" style:parent-style-name="Code" style:family="paragraph">
      <style:paragraph-properties fo:margin-left="0.1972in" fo:margin-right="0.1805in">
        <style:tab-stops/>
      </style:paragraph-properties>
      <style:text-properties style:font-name="Arial" style:font-name-complex="Arial" style:font-size-complex="10pt"/>
    </style:style>
    <style:style style:name="P726" style:parent-style-name="Code" style:family="paragraph">
      <style:paragraph-properties fo:margin-left="0.1972in" fo:margin-right="0.1805in">
        <style:tab-stops/>
      </style:paragraph-properties>
      <style:text-properties style:font-name="Arial" style:font-name-complex="Arial" style:font-size-complex="10pt"/>
    </style:style>
    <style:style style:name="P727" style:parent-style-name="Code" style:family="paragraph">
      <style:paragraph-properties fo:margin-left="0.1972in" fo:margin-right="0.1805in">
        <style:tab-stops/>
      </style:paragraph-properties>
      <style:text-properties style:font-name="Arial" style:font-name-complex="Arial" style:font-size-complex="10pt"/>
    </style:style>
    <style:style style:name="P728" style:parent-style-name="Code" style:family="paragraph">
      <style:paragraph-properties fo:margin-left="0.1972in" fo:margin-right="0.1805in">
        <style:tab-stops/>
      </style:paragraph-properties>
      <style:text-properties style:font-name="Arial" style:font-name-complex="Arial" style:font-size-complex="10pt"/>
    </style:style>
    <style:style style:name="P729" style:parent-style-name="Code" style:family="paragraph">
      <style:paragraph-properties fo:margin-left="0.1972in" fo:margin-right="0.1805in">
        <style:tab-stops/>
      </style:paragraph-properties>
      <style:text-properties style:font-name="Arial" style:font-name-complex="Arial" style:font-size-complex="10pt"/>
    </style:style>
    <style:style style:name="P730" style:parent-style-name="Code" style:family="paragraph">
      <style:paragraph-properties fo:margin-left="0.1972in" fo:margin-right="0.1805in">
        <style:tab-stops/>
      </style:paragraph-properties>
      <style:text-properties style:font-name="Arial" style:font-name-complex="Arial" style:font-size-complex="10pt"/>
    </style:style>
    <style:style style:name="P731" style:parent-style-name="Code" style:family="paragraph">
      <style:paragraph-properties fo:margin-left="0.1972in" fo:margin-right="0.1805in">
        <style:tab-stops/>
      </style:paragraph-properties>
      <style:text-properties style:font-name="Arial" style:font-name-complex="Arial" style:font-size-complex="10pt"/>
    </style:style>
    <style:style style:name="P732" style:parent-style-name="Code" style:family="paragraph">
      <style:paragraph-properties fo:margin-left="0.1972in" fo:margin-right="0.1805in">
        <style:tab-stops/>
      </style:paragraph-properties>
      <style:text-properties style:font-name="Arial" style:font-name-complex="Arial" style:font-size-complex="10pt"/>
    </style:style>
    <style:style style:name="P733" style:parent-style-name="Code" style:family="paragraph">
      <style:paragraph-properties fo:margin-left="0.1972in" fo:margin-right="0.1805in">
        <style:tab-stops/>
      </style:paragraph-properties>
      <style:text-properties style:font-name="Arial" style:font-name-complex="Arial" style:font-size-complex="10pt"/>
    </style:style>
    <style:style style:name="P734" style:parent-style-name="Code" style:family="paragraph">
      <style:paragraph-properties fo:margin-left="0.1972in" fo:margin-right="0.1805in">
        <style:tab-stops/>
      </style:paragraph-properties>
      <style:text-properties style:font-name="Arial" style:font-name-complex="Arial" style:font-size-complex="10pt"/>
    </style:style>
    <style:style style:name="P73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36" style:parent-style-name="Code" style:family="paragraph">
      <style:paragraph-properties fo:margin-left="0.1972in" fo:margin-right="0.1805in">
        <style:tab-stops/>
      </style:paragraph-properties>
      <style:text-properties style:font-name="Arial" style:font-name-complex="Arial" style:font-size-complex="10pt"/>
    </style:style>
    <style:style style:name="P737" style:parent-style-name="Code" style:family="paragraph">
      <style:paragraph-properties fo:margin-left="0.1972in" fo:margin-right="0.1805in">
        <style:tab-stops/>
      </style:paragraph-properties>
      <style:text-properties style:font-name="Arial" style:font-name-complex="Arial" style:font-size-complex="10pt"/>
    </style:style>
    <style:style style:name="P738" style:parent-style-name="Code" style:family="paragraph">
      <style:paragraph-properties fo:margin-left="0.1972in" fo:margin-right="0.1805in">
        <style:tab-stops/>
      </style:paragraph-properties>
      <style:text-properties style:font-name="Arial" style:font-name-complex="Arial" style:font-size-complex="10pt"/>
    </style:style>
    <style:style style:name="P739" style:parent-style-name="Code" style:family="paragraph">
      <style:paragraph-properties fo:margin-left="0.1972in" fo:margin-right="0.1805in">
        <style:tab-stops/>
      </style:paragraph-properties>
    </style:style>
    <style:style style:name="T740" style:parent-style-name="Policepardéfaut" style:family="text">
      <style:text-properties style:font-name="Arial" style:font-name-complex="Arial" style:font-size-complex="10pt"/>
    </style:style>
    <style:style style:name="T741" style:parent-style-name="Policepardéfaut" style:family="text">
      <style:text-properties style:font-name="Arial" style:font-name-complex="Arial" style:font-size-complex="10pt" fo:language="de" fo:country="LU"/>
    </style:style>
    <style:style style:name="P742" style:parent-style-name="Code" style:family="paragraph">
      <style:paragraph-properties fo:margin-left="0.1972in" fo:margin-right="0.1805in">
        <style:tab-stops/>
      </style:paragraph-properties>
      <style:text-properties style:font-name="Arial" style:font-name-complex="Arial" style:font-size-complex="10pt" fo:language="de" fo:country="LU"/>
    </style:style>
    <style:style style:name="P743" style:parent-style-name="Code" style:family="paragraph">
      <style:paragraph-properties fo:margin-left="0.1972in" fo:margin-right="0.1805in">
        <style:tab-stops/>
      </style:paragraph-properties>
    </style:style>
    <style:style style:name="T744" style:parent-style-name="Policepardéfaut" style:family="text">
      <style:text-properties style:font-name="Arial" style:font-name-complex="Arial" style:font-size-complex="10pt" fo:language="de" fo:country="LU"/>
    </style:style>
    <style:style style:name="T745" style:parent-style-name="Policepardéfaut" style:family="text">
      <style:text-properties style:font-name="Arial" style:font-name-complex="Arial" style:font-size-complex="10pt"/>
    </style:style>
    <style:style style:name="P746" style:parent-style-name="Code" style:family="paragraph">
      <style:paragraph-properties fo:margin-left="0.1972in" fo:margin-right="0.1805in">
        <style:tab-stops/>
      </style:paragraph-properties>
      <style:text-properties style:font-name="Arial" style:font-name-complex="Arial" style:font-size-complex="10pt"/>
    </style:style>
    <style:style style:name="P747" style:parent-style-name="Code" style:family="paragraph">
      <style:paragraph-properties fo:margin-left="0.1972in" fo:margin-right="0.1805in">
        <style:tab-stops/>
      </style:paragraph-properties>
      <style:text-properties style:font-name="Arial" style:font-name-complex="Arial" style:font-size-complex="10pt"/>
    </style:style>
    <style:style style:name="P748" style:parent-style-name="Code" style:family="paragraph">
      <style:paragraph-properties fo:margin-left="0.1972in" fo:margin-right="0.1805in">
        <style:tab-stops/>
      </style:paragraph-properties>
      <style:text-properties style:font-name="Arial" style:font-name-complex="Arial" style:font-size-complex="10pt"/>
    </style:style>
    <style:style style:name="P749" style:parent-style-name="Code" style:family="paragraph">
      <style:paragraph-properties fo:margin-left="0.1972in" fo:margin-right="0.1805in">
        <style:tab-stops/>
      </style:paragraph-properties>
      <style:text-properties style:font-name="Arial" style:font-name-complex="Arial" style:font-size-complex="10pt"/>
    </style:style>
    <style:style style:name="P750" style:parent-style-name="Code" style:family="paragraph">
      <style:paragraph-properties fo:margin-left="0.1972in" fo:margin-right="0.1805in">
        <style:tab-stops/>
      </style:paragraph-properties>
      <style:text-properties style:font-name="Arial" style:font-name-complex="Arial" style:font-size-complex="10pt"/>
    </style:style>
    <style:style style:name="P751" style:parent-style-name="Code" style:family="paragraph">
      <style:paragraph-properties fo:margin-left="0.1972in" fo:margin-right="0.1805in">
        <style:tab-stops/>
      </style:paragraph-properties>
      <style:text-properties style:font-name="Arial" style:font-name-complex="Arial" style:font-size-complex="10pt"/>
    </style:style>
    <style:style style:name="P752" style:parent-style-name="Code" style:family="paragraph">
      <style:paragraph-properties fo:margin-left="0.1972in" fo:margin-right="0.1805in">
        <style:tab-stops/>
      </style:paragraph-properties>
      <style:text-properties style:font-name="Arial" style:font-name-complex="Arial" style:font-size-complex="10pt"/>
    </style:style>
    <style:style style:name="P753" style:parent-style-name="Code" style:family="paragraph">
      <style:paragraph-properties fo:margin-left="0.1972in" fo:margin-right="0.1805in">
        <style:tab-stops/>
      </style:paragraph-properties>
      <style:text-properties style:font-name="Arial" style:font-name-complex="Arial" style:font-size-complex="10pt"/>
    </style:style>
    <style:style style:name="P754" style:parent-style-name="Code" style:family="paragraph">
      <style:paragraph-properties fo:margin-left="0.1972in" fo:margin-right="0.1805in">
        <style:tab-stops/>
      </style:paragraph-properties>
      <style:text-properties style:font-name="Arial" style:font-name-complex="Arial" style:font-size-complex="10pt"/>
    </style:style>
    <style:style style:name="P755" style:parent-style-name="Code" style:family="paragraph">
      <style:paragraph-properties fo:margin-left="0.1972in" fo:margin-right="0.1805in">
        <style:tab-stops/>
      </style:paragraph-properties>
      <style:text-properties style:font-name="Arial" style:font-name-complex="Arial" style:font-size-complex="10pt"/>
    </style:style>
    <style:style style:name="P756" style:parent-style-name="Code" style:family="paragraph">
      <style:paragraph-properties fo:margin-left="0.1972in" fo:margin-right="0.1805in">
        <style:tab-stops/>
      </style:paragraph-properties>
      <style:text-properties style:font-name="Arial" style:font-name-complex="Arial" style:font-size-complex="10pt"/>
    </style:style>
    <style:style style:name="P757" style:parent-style-name="Code" style:family="paragraph">
      <style:paragraph-properties fo:margin-left="0.1972in" fo:margin-right="0.1805in">
        <style:tab-stops/>
      </style:paragraph-properties>
      <style:text-properties style:font-name="Arial" style:font-name-complex="Arial" style:font-size-complex="10pt"/>
    </style:style>
    <style:style style:name="P758" style:parent-style-name="Code" style:family="paragraph">
      <style:paragraph-properties fo:margin-left="0.1972in" fo:margin-right="0.1805in">
        <style:tab-stops/>
      </style:paragraph-properties>
      <style:text-properties style:font-name="Arial" style:font-name-complex="Arial" style:font-size-complex="10pt"/>
    </style:style>
    <style:style style:name="P759" style:parent-style-name="Code" style:family="paragraph">
      <style:paragraph-properties fo:margin-left="0.1972in" fo:margin-right="0.1805in">
        <style:tab-stops/>
      </style:paragraph-properties>
      <style:text-properties style:font-name="Arial" style:font-name-complex="Arial" style:font-size-complex="10pt"/>
    </style:style>
    <style:style style:name="P760" style:parent-style-name="Code" style:family="paragraph">
      <style:paragraph-properties fo:margin-left="0.1972in" fo:margin-right="0.1805in">
        <style:tab-stops/>
      </style:paragraph-properties>
      <style:text-properties style:font-name="Arial" style:font-name-complex="Arial" style:font-size-complex="10pt"/>
    </style:style>
    <style:style style:name="P761" style:parent-style-name="Code" style:family="paragraph">
      <style:paragraph-properties fo:margin-left="0.1972in" fo:margin-right="0.1805in">
        <style:tab-stops/>
      </style:paragraph-properties>
      <style:text-properties style:font-name="Arial" style:font-name-complex="Arial" style:font-size-complex="10pt"/>
    </style:style>
    <style:style style:name="P762" style:parent-style-name="Code" style:family="paragraph">
      <style:paragraph-properties fo:margin-left="0.1972in" fo:margin-right="0.1805in">
        <style:tab-stops/>
      </style:paragraph-properties>
      <style:text-properties style:font-name="Arial" style:font-name-complex="Arial" style:font-size-complex="10pt"/>
    </style:style>
    <style:style style:name="P763" style:parent-style-name="Code" style:family="paragraph">
      <style:paragraph-properties fo:margin-left="0.1972in" fo:margin-right="0.1805in">
        <style:tab-stops/>
      </style:paragraph-properties>
      <style:text-properties style:font-name="Arial" style:font-name-complex="Arial" style:font-size-complex="10pt"/>
    </style:style>
    <style:style style:name="P764" style:parent-style-name="Code" style:family="paragraph">
      <style:paragraph-properties fo:margin-left="0.1972in" fo:margin-right="0.1805in">
        <style:tab-stops/>
      </style:paragraph-properties>
      <style:text-properties style:font-name="Arial" style:font-name-complex="Arial" style:font-size-complex="10pt"/>
    </style:style>
    <style:style style:name="P765" style:parent-style-name="Code" style:family="paragraph">
      <style:paragraph-properties fo:margin-left="0.1972in" fo:margin-right="0.1805in">
        <style:tab-stops/>
      </style:paragraph-properties>
      <style:text-properties style:font-name="Arial" style:font-name-complex="Arial" style:font-size-complex="10pt"/>
    </style:style>
    <style:style style:name="P766" style:parent-style-name="Code" style:family="paragraph">
      <style:paragraph-properties fo:margin-left="0.1972in" fo:margin-right="0.1805in">
        <style:tab-stops/>
      </style:paragraph-properties>
      <style:text-properties style:font-name="Arial" style:font-name-complex="Arial" style:font-size-complex="10pt"/>
    </style:style>
    <style:style style:name="P767" style:parent-style-name="Code" style:family="paragraph">
      <style:paragraph-properties fo:margin-left="0.1972in" fo:margin-right="0.1805in">
        <style:tab-stops/>
      </style:paragraph-properties>
      <style:text-properties style:font-name="Arial" style:font-name-complex="Arial" style:font-size-complex="10pt"/>
    </style:style>
    <style:style style:name="P768" style:parent-style-name="Code" style:family="paragraph">
      <style:paragraph-properties fo:margin-left="0.1972in" fo:margin-right="0.1805in">
        <style:tab-stops/>
      </style:paragraph-properties>
      <style:text-properties style:font-name="Arial" style:font-name-complex="Arial" style:font-size-complex="10pt"/>
    </style:style>
    <style:style style:name="P769" style:parent-style-name="Code" style:family="paragraph">
      <style:paragraph-properties fo:margin-left="0.1972in" fo:margin-right="0.1805in">
        <style:tab-stops/>
      </style:paragraph-properties>
      <style:text-properties style:font-name="Arial" style:font-name-complex="Arial" style:font-size-complex="10pt"/>
    </style:style>
    <style:style style:name="P770" style:parent-style-name="Code" style:family="paragraph">
      <style:paragraph-properties fo:margin-left="0.1972in" fo:margin-right="0.1805in">
        <style:tab-stops/>
      </style:paragraph-properties>
      <style:text-properties style:font-name="Arial" style:font-name-complex="Arial" style:font-size-complex="10pt"/>
    </style:style>
    <style:style style:name="P771" style:parent-style-name="Code" style:family="paragraph">
      <style:paragraph-properties fo:margin-left="0.1972in" fo:margin-right="0.1805in">
        <style:tab-stops/>
      </style:paragraph-properties>
      <style:text-properties style:font-name="Arial" style:font-name-complex="Arial" style:font-size-complex="10pt"/>
    </style:style>
    <style:style style:name="P772" style:parent-style-name="Code" style:family="paragraph">
      <style:paragraph-properties fo:margin-left="0.1972in" fo:margin-right="0.1805in">
        <style:tab-stops/>
      </style:paragraph-properties>
      <style:text-properties style:font-name="Arial" style:font-name-complex="Arial" style:font-size-complex="10pt"/>
    </style:style>
    <style:style style:name="P773" style:parent-style-name="Code" style:family="paragraph">
      <style:paragraph-properties fo:margin-left="0.1972in" fo:margin-right="0.1805in">
        <style:tab-stops/>
      </style:paragraph-properties>
      <style:text-properties style:font-name="Arial" style:font-name-complex="Arial" style:font-size-complex="10pt"/>
    </style:style>
    <style:style style:name="P774" style:parent-style-name="Code" style:family="paragraph">
      <style:paragraph-properties fo:margin-left="0.1972in" fo:margin-right="0.1805in">
        <style:tab-stops/>
      </style:paragraph-properties>
      <style:text-properties style:font-name="Arial" style:font-name-complex="Arial" style:font-size-complex="10pt"/>
    </style:style>
    <style:style style:name="P775" style:parent-style-name="Code" style:family="paragraph">
      <style:paragraph-properties fo:margin-left="0.1972in" fo:margin-right="0.1805in">
        <style:tab-stops/>
      </style:paragraph-properties>
      <style:text-properties style:font-name="Arial" style:font-name-complex="Arial" style:font-size-complex="10pt"/>
    </style:style>
    <style:style style:name="P776" style:parent-style-name="Code" style:family="paragraph">
      <style:paragraph-properties fo:margin-left="0.1972in" fo:margin-right="0.1805in">
        <style:tab-stops/>
      </style:paragraph-properties>
      <style:text-properties style:font-name="Arial" style:font-name-complex="Arial" style:font-size-complex="10pt"/>
    </style:style>
    <style:style style:name="P777" style:parent-style-name="Code" style:family="paragraph">
      <style:paragraph-properties fo:margin-left="0.1972in" fo:margin-right="0.1805in">
        <style:tab-stops/>
      </style:paragraph-properties>
      <style:text-properties style:font-name="Arial" style:font-name-complex="Arial" style:font-size-complex="10pt"/>
    </style:style>
    <style:style style:name="P778" style:parent-style-name="Code" style:family="paragraph">
      <style:paragraph-properties fo:margin-left="0.1972in" fo:margin-right="0.1805in">
        <style:tab-stops/>
      </style:paragraph-properties>
      <style:text-properties style:font-name="Arial" style:font-name-complex="Arial" style:font-size-complex="10pt"/>
    </style:style>
    <style:style style:name="P779" style:parent-style-name="Code" style:family="paragraph">
      <style:paragraph-properties fo:margin-left="0.1972in" fo:margin-right="0.1805in">
        <style:tab-stops/>
      </style:paragraph-properties>
      <style:text-properties style:font-name="Arial" style:font-name-complex="Arial" style:font-size-complex="10pt"/>
    </style:style>
    <style:style style:name="P780" style:parent-style-name="Code" style:family="paragraph">
      <style:paragraph-properties fo:margin-left="0.1972in" fo:margin-right="0.1805in">
        <style:tab-stops/>
      </style:paragraph-properties>
      <style:text-properties style:font-name="Arial" style:font-name-complex="Arial" style:font-size-complex="10pt"/>
    </style:style>
    <style:style style:name="P781" style:parent-style-name="Code" style:family="paragraph">
      <style:paragraph-properties fo:margin-left="0.1972in" fo:margin-right="0.1805in">
        <style:tab-stops/>
      </style:paragraph-properties>
      <style:text-properties style:font-name="Arial" style:font-name-complex="Arial" style:font-size-complex="10pt"/>
    </style:style>
    <style:style style:name="P782" style:parent-style-name="Code" style:family="paragraph">
      <style:paragraph-properties fo:margin-left="0.1972in" fo:margin-right="0.1805in">
        <style:tab-stops/>
      </style:paragraph-properties>
      <style:text-properties style:font-name="Arial" style:font-name-complex="Arial" style:font-size-complex="10pt"/>
    </style:style>
    <style:style style:name="P783" style:parent-style-name="Code" style:family="paragraph">
      <style:paragraph-properties fo:margin-left="0.1972in" fo:margin-right="0.1805in">
        <style:tab-stops/>
      </style:paragraph-properties>
      <style:text-properties style:font-name="Arial" style:font-name-complex="Arial" style:font-size-complex="10pt"/>
    </style:style>
    <style:style style:name="P784" style:parent-style-name="Code" style:family="paragraph">
      <style:paragraph-properties fo:margin-left="0.1972in" fo:margin-right="0.1805in">
        <style:tab-stops/>
      </style:paragraph-properties>
      <style:text-properties style:font-name="Arial" style:font-name-complex="Arial" style:font-size-complex="10pt"/>
    </style:style>
    <style:style style:name="P785" style:parent-style-name="Code" style:family="paragraph">
      <style:paragraph-properties fo:margin-left="0.1972in" fo:margin-right="0.1805in">
        <style:tab-stops/>
      </style:paragraph-properties>
      <style:text-properties style:font-name="Arial" style:font-name-complex="Arial" style:font-size-complex="10pt"/>
    </style:style>
    <style:style style:name="P786" style:parent-style-name="Code" style:family="paragraph">
      <style:paragraph-properties fo:margin-left="0.1972in" fo:margin-right="0.1805in">
        <style:tab-stops/>
      </style:paragraph-properties>
      <style:text-properties style:font-name="Arial" style:font-name-complex="Arial" style:font-size-complex="10pt"/>
    </style:style>
    <style:style style:name="P787" style:parent-style-name="Code" style:family="paragraph">
      <style:paragraph-properties fo:margin-left="0.1972in" fo:margin-right="0.1805in">
        <style:tab-stops/>
      </style:paragraph-properties>
      <style:text-properties style:font-name="Arial" style:font-name-complex="Arial" style:font-size-complex="10pt"/>
    </style:style>
    <style:style style:name="P788" style:parent-style-name="Code" style:family="paragraph">
      <style:paragraph-properties fo:margin-left="0.1972in" fo:margin-right="0.1805in">
        <style:tab-stops/>
      </style:paragraph-properties>
      <style:text-properties style:font-name="Arial" style:font-name-complex="Arial" style:font-size-complex="10pt"/>
    </style:style>
    <style:style style:name="P789" style:parent-style-name="Code" style:family="paragraph">
      <style:paragraph-properties fo:margin-left="0.1972in" fo:margin-right="0.1805in">
        <style:tab-stops/>
      </style:paragraph-properties>
      <style:text-properties style:font-name="Arial" style:font-name-complex="Arial" style:font-size-complex="10pt"/>
    </style:style>
    <style:style style:name="P790" style:parent-style-name="Code" style:family="paragraph">
      <style:paragraph-properties fo:margin-left="0.1972in" fo:margin-right="0.1805in">
        <style:tab-stops/>
      </style:paragraph-properties>
      <style:text-properties style:font-name="Arial" style:font-name-complex="Arial" style:font-size-complex="10pt"/>
    </style:style>
    <style:style style:name="P791" style:parent-style-name="Code" style:family="paragraph">
      <style:paragraph-properties fo:margin-left="0.1972in" fo:margin-right="0.1805in">
        <style:tab-stops/>
      </style:paragraph-properties>
      <style:text-properties style:font-name="Arial" style:font-name-complex="Arial" style:font-size-complex="10pt"/>
    </style:style>
    <style:style style:name="P792" style:parent-style-name="Code" style:family="paragraph">
      <style:paragraph-properties fo:margin-left="0.1972in" fo:margin-right="0.1805in">
        <style:tab-stops/>
      </style:paragraph-properties>
      <style:text-properties style:font-name="Arial" style:font-name-complex="Arial" style:font-size-complex="10pt"/>
    </style:style>
    <style:style style:name="P793" style:parent-style-name="Code" style:family="paragraph">
      <style:paragraph-properties fo:margin-left="0.1972in" fo:margin-right="0.1805in">
        <style:tab-stops/>
      </style:paragraph-properties>
      <style:text-properties style:font-name="Arial" style:font-name-complex="Arial" style:font-size-complex="10pt"/>
    </style:style>
    <style:style style:name="P794" style:parent-style-name="Code" style:family="paragraph">
      <style:paragraph-properties fo:margin-left="0.1972in" fo:margin-right="0.1805in">
        <style:tab-stops/>
      </style:paragraph-properties>
      <style:text-properties style:font-name="Arial" style:font-name-complex="Arial" style:font-size-complex="10pt"/>
    </style:style>
    <style:style style:name="P795" style:parent-style-name="Code" style:family="paragraph">
      <style:paragraph-properties fo:margin-left="0.1972in" fo:margin-right="0.1805in">
        <style:tab-stops/>
      </style:paragraph-properties>
      <style:text-properties style:font-name="Arial" style:font-name-complex="Arial" style:font-size-complex="10pt"/>
    </style:style>
    <style:style style:name="P796" style:parent-style-name="Code" style:family="paragraph">
      <style:paragraph-properties fo:margin-left="0.1972in" fo:margin-right="0.1805in">
        <style:tab-stops/>
      </style:paragraph-properties>
      <style:text-properties style:font-name="Arial" style:font-name-complex="Arial" style:font-size-complex="10pt"/>
    </style:style>
    <style:style style:name="P797" style:parent-style-name="Code" style:family="paragraph">
      <style:paragraph-properties fo:margin-left="0.1972in" fo:margin-right="0.1805in">
        <style:tab-stops/>
      </style:paragraph-properties>
      <style:text-properties style:font-name="Arial" style:font-name-complex="Arial" style:font-size-complex="10pt"/>
    </style:style>
    <style:style style:name="P798" style:parent-style-name="Code" style:family="paragraph">
      <style:paragraph-properties fo:margin-left="0.1972in" fo:margin-right="0.1805in">
        <style:tab-stops/>
      </style:paragraph-properties>
      <style:text-properties style:font-name="Arial" style:font-name-complex="Arial" style:font-size-complex="10pt"/>
    </style:style>
    <style:style style:name="P799" style:parent-style-name="Code" style:family="paragraph">
      <style:paragraph-properties fo:margin-left="0.1972in" fo:margin-right="0.1805in">
        <style:tab-stops/>
      </style:paragraph-properties>
      <style:text-properties style:font-name="Arial" style:font-name-complex="Arial" style:font-size-complex="10pt"/>
    </style:style>
    <style:style style:name="P800" style:parent-style-name="Code" style:family="paragraph">
      <style:paragraph-properties fo:margin-left="0.1972in" fo:margin-right="0.1805in">
        <style:tab-stops/>
      </style:paragraph-properties>
      <style:text-properties style:font-name="Arial" style:font-name-complex="Arial" style:font-size-complex="10pt"/>
    </style:style>
    <style:style style:name="P801" style:parent-style-name="Code" style:family="paragraph">
      <style:paragraph-properties fo:margin-left="0.1972in" fo:margin-right="0.1805in">
        <style:tab-stops/>
      </style:paragraph-properties>
      <style:text-properties style:font-name="Arial" style:font-name-complex="Arial" style:font-size-complex="10pt"/>
    </style:style>
    <style:style style:name="P802" style:parent-style-name="Code" style:family="paragraph">
      <style:paragraph-properties fo:margin-left="0.1972in" fo:margin-right="0.1805in">
        <style:tab-stops/>
      </style:paragraph-properties>
      <style:text-properties style:font-name="Arial" style:font-name-complex="Arial" style:font-size-complex="10pt"/>
    </style:style>
    <style:style style:name="P803" style:parent-style-name="Code" style:family="paragraph">
      <style:paragraph-properties fo:margin-left="0.1972in" fo:margin-right="0.1805in">
        <style:tab-stops/>
      </style:paragraph-properties>
      <style:text-properties style:font-name="Arial" style:font-name-complex="Arial" style:font-size-complex="10pt"/>
    </style:style>
    <style:style style:name="P804" style:parent-style-name="Code" style:family="paragraph">
      <style:paragraph-properties fo:margin-left="0.1972in" fo:margin-right="0.1805in">
        <style:tab-stops/>
      </style:paragraph-properties>
      <style:text-properties style:font-name="Arial" style:font-name-complex="Arial" style:font-size-complex="10pt"/>
    </style:style>
    <style:style style:name="P805" style:parent-style-name="Code" style:family="paragraph">
      <style:paragraph-properties fo:margin-left="0.1972in" fo:margin-right="0.1805in">
        <style:tab-stops/>
      </style:paragraph-properties>
      <style:text-properties style:font-name="Arial" style:font-name-complex="Arial" style:font-size-complex="10pt"/>
    </style:style>
    <style:style style:name="P806" style:parent-style-name="Code" style:family="paragraph">
      <style:paragraph-properties fo:margin-left="0.1972in" fo:margin-right="0.1805in">
        <style:tab-stops/>
      </style:paragraph-properties>
      <style:text-properties style:font-name="Arial" style:font-name-complex="Arial" style:font-size-complex="10pt"/>
    </style:style>
    <style:style style:name="P807" style:parent-style-name="Code" style:family="paragraph">
      <style:paragraph-properties fo:margin-left="0.1972in" fo:margin-right="0.1805in">
        <style:tab-stops/>
      </style:paragraph-properties>
      <style:text-properties style:font-name="Arial" style:font-name-complex="Arial" style:font-size-complex="10pt"/>
    </style:style>
    <style:style style:name="P808" style:parent-style-name="Code" style:family="paragraph">
      <style:paragraph-properties fo:margin-left="0.1972in" fo:margin-right="0.1805in">
        <style:tab-stops/>
      </style:paragraph-properties>
      <style:text-properties style:font-name="Arial" style:font-name-complex="Arial" style:font-size-complex="10pt"/>
    </style:style>
    <style:style style:name="P809" style:parent-style-name="Code" style:family="paragraph">
      <style:paragraph-properties fo:margin-left="0.1972in" fo:margin-right="0.1805in">
        <style:tab-stops/>
      </style:paragraph-properties>
      <style:text-properties style:font-name="Arial" style:font-name-complex="Arial" style:font-size-complex="10pt"/>
    </style:style>
    <style:style style:name="P810" style:parent-style-name="Code" style:family="paragraph">
      <style:paragraph-properties fo:margin-left="0.1972in" fo:margin-right="0.1805in">
        <style:tab-stops/>
      </style:paragraph-properties>
      <style:text-properties style:font-name="Arial" style:font-name-complex="Arial" style:font-size-complex="10pt"/>
    </style:style>
    <style:style style:name="P811" style:parent-style-name="Code" style:family="paragraph">
      <style:paragraph-properties fo:margin-left="0.1972in" fo:margin-right="0.1805in">
        <style:tab-stops/>
      </style:paragraph-properties>
      <style:text-properties style:font-name="Arial" style:font-name-complex="Arial" style:font-size-complex="10pt"/>
    </style:style>
    <style:style style:name="P812" style:parent-style-name="Code" style:family="paragraph">
      <style:paragraph-properties fo:margin-left="0.1972in" fo:margin-right="0.1805in">
        <style:tab-stops/>
      </style:paragraph-properties>
      <style:text-properties style:font-name="Arial" style:font-name-complex="Arial" style:font-size-complex="10pt"/>
    </style:style>
    <style:style style:name="P813" style:parent-style-name="Code" style:family="paragraph">
      <style:paragraph-properties fo:margin-left="0.1972in" fo:margin-right="0.1805in">
        <style:tab-stops/>
      </style:paragraph-properties>
      <style:text-properties style:font-name="Arial" style:font-name-complex="Arial" style:font-size-complex="10pt"/>
    </style:style>
    <style:style style:name="P814" style:parent-style-name="Code" style:family="paragraph">
      <style:paragraph-properties fo:margin-left="0.1972in" fo:margin-right="0.1805in">
        <style:tab-stops/>
      </style:paragraph-properties>
      <style:text-properties style:font-name="Arial" style:font-name-complex="Arial" style:font-size-complex="10pt"/>
    </style:style>
    <style:style style:name="P815" style:parent-style-name="Code" style:family="paragraph">
      <style:paragraph-properties fo:margin-left="0.1972in" fo:margin-right="0.1805in">
        <style:tab-stops/>
      </style:paragraph-properties>
      <style:text-properties style:font-name="Arial" style:font-name-complex="Arial" style:font-size-complex="10pt"/>
    </style:style>
    <style:style style:name="P816" style:parent-style-name="Code" style:family="paragraph">
      <style:paragraph-properties fo:margin-left="0.1972in" fo:margin-right="0.1805in">
        <style:tab-stops/>
      </style:paragraph-properties>
      <style:text-properties style:font-name="Arial" style:font-name-complex="Arial" style:font-size-complex="10pt"/>
    </style:style>
    <style:style style:name="P817" style:parent-style-name="Code" style:family="paragraph">
      <style:paragraph-properties fo:margin-left="0.1972in" fo:margin-right="0.1805in">
        <style:tab-stops/>
      </style:paragraph-properties>
      <style:text-properties style:font-name="Arial" style:font-name-complex="Arial" style:font-size-complex="10pt"/>
    </style:style>
    <style:style style:name="P818" style:parent-style-name="Code" style:family="paragraph">
      <style:paragraph-properties fo:margin-left="0.1972in" fo:margin-right="0.1805in">
        <style:tab-stops/>
      </style:paragraph-properties>
      <style:text-properties style:font-name="Arial" style:font-name-complex="Arial" style:font-size-complex="10pt"/>
    </style:style>
    <style:style style:name="P819" style:parent-style-name="Code" style:family="paragraph">
      <style:paragraph-properties fo:margin-left="0.1972in" fo:margin-right="0.1805in">
        <style:tab-stops/>
      </style:paragraph-properties>
      <style:text-properties style:font-name="Arial" style:font-name-complex="Arial" style:font-size-complex="10pt"/>
    </style:style>
    <style:style style:name="P820" style:parent-style-name="Code" style:family="paragraph">
      <style:paragraph-properties fo:margin-left="0.1972in" fo:margin-right="0.1805in">
        <style:tab-stops/>
      </style:paragraph-properties>
      <style:text-properties style:font-name="Arial" style:font-name-complex="Arial" style:font-size-complex="10pt"/>
    </style:style>
    <style:style style:name="P821" style:parent-style-name="Code" style:family="paragraph">
      <style:paragraph-properties fo:margin-left="0.1972in" fo:margin-right="0.1805in">
        <style:tab-stops/>
      </style:paragraph-properties>
      <style:text-properties style:font-name="Arial" style:font-name-complex="Arial" style:font-size-complex="10pt"/>
    </style:style>
    <style:style style:name="P822" style:parent-style-name="Code" style:family="paragraph">
      <style:paragraph-properties fo:margin-left="0.1972in" fo:margin-right="0.1805in">
        <style:tab-stops/>
      </style:paragraph-properties>
      <style:text-properties style:font-name="Arial" style:font-name-complex="Arial" style:font-size-complex="10pt"/>
    </style:style>
    <style:style style:name="P823" style:parent-style-name="Code" style:family="paragraph">
      <style:paragraph-properties fo:margin-left="0.1972in" fo:margin-right="0.1805in">
        <style:tab-stops/>
      </style:paragraph-properties>
      <style:text-properties style:font-name="Arial" style:font-name-complex="Arial" style:font-size-complex="10pt"/>
    </style:style>
    <style:style style:name="P824" style:parent-style-name="Code" style:family="paragraph">
      <style:paragraph-properties fo:margin-left="0.1972in" fo:margin-right="0.1805in">
        <style:tab-stops/>
      </style:paragraph-properties>
      <style:text-properties style:font-name="Arial" style:font-name-complex="Arial" style:font-size-complex="10pt"/>
    </style:style>
    <style:style style:name="P825" style:parent-style-name="Code" style:family="paragraph">
      <style:paragraph-properties fo:margin-left="0.1972in" fo:margin-right="0.1805in">
        <style:tab-stops/>
      </style:paragraph-properties>
      <style:text-properties style:font-name="Arial" style:font-name-complex="Arial" style:font-size-complex="10pt"/>
    </style:style>
    <style:style style:name="P826" style:parent-style-name="Code" style:family="paragraph">
      <style:paragraph-properties fo:margin-left="0.1972in" fo:margin-right="0.1805in">
        <style:tab-stops/>
      </style:paragraph-properties>
      <style:text-properties style:font-name="Arial" style:font-name-complex="Arial" style:font-size-complex="10pt"/>
    </style:style>
    <style:style style:name="P827" style:parent-style-name="Code" style:family="paragraph">
      <style:paragraph-properties fo:margin-left="0.1972in" fo:margin-right="0.1805in">
        <style:tab-stops/>
      </style:paragraph-properties>
      <style:text-properties style:font-name="Arial" style:font-name-complex="Arial" style:font-size-complex="10pt"/>
    </style:style>
    <style:style style:name="P828" style:parent-style-name="Code" style:family="paragraph">
      <style:paragraph-properties fo:margin-left="0.1972in" fo:margin-right="0.1805in">
        <style:tab-stops/>
      </style:paragraph-properties>
      <style:text-properties style:font-name="Arial" style:font-name-complex="Arial" style:font-size-complex="10pt"/>
    </style:style>
    <style:style style:name="P829" style:parent-style-name="Code" style:family="paragraph">
      <style:paragraph-properties fo:margin-left="0.1972in" fo:margin-right="0.1805in">
        <style:tab-stops/>
      </style:paragraph-properties>
      <style:text-properties style:font-name="Arial" style:font-name-complex="Arial" style:font-size-complex="10pt"/>
    </style:style>
    <style:style style:name="P830" style:parent-style-name="Code" style:family="paragraph">
      <style:paragraph-properties fo:margin-left="0.1972in" fo:margin-right="0.1805in">
        <style:tab-stops/>
      </style:paragraph-properties>
      <style:text-properties style:font-name="Arial" style:font-name-complex="Arial" style:font-size-complex="10pt"/>
    </style:style>
    <style:style style:name="P831" style:parent-style-name="Code" style:family="paragraph">
      <style:paragraph-properties fo:margin-left="0.1972in" fo:margin-right="0.1805in">
        <style:tab-stops/>
      </style:paragraph-properties>
      <style:text-properties style:font-name="Arial" style:font-name-complex="Arial" style:font-size-complex="10pt"/>
    </style:style>
    <style:style style:name="P83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33" style:parent-style-name="Paragraphedeliste" style:list-style-name="LFO1" style:family="paragraph">
      <style:paragraph-properties fo:margin-right="0.1805in"/>
      <style:text-properties style:font-name="Arial" style:font-name-complex="Arial" fo:color="#0084D1" fo:font-size="14pt" style:font-size-asian="14pt" style:font-size-complex="10pt"/>
    </style:style>
    <style:style style:name="P83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3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3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3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38" style:parent-style-name="Heading2" style:family="paragraph">
      <style:paragraph-properties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839" style:parent-style-name="Paragraphedeliste" style:list-style-name="LFO1" style:family="paragraph">
      <style:paragraph-properties fo:margin-right="0.1805in"/>
      <style:text-properties style:font-name="Arial" style:font-name-complex="Arial" fo:color="#0084D1" fo:font-size="14pt" style:font-size-asian="14pt" style:font-size-complex="10pt"/>
    </style:style>
    <style:style style:name="P84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4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3" style:parent-style-name="Normal" style:family="paragraph">
      <style:paragraph-properties fo:text-align="justify" fo:margin-left="0.1972in" fo:margin-right="0.1805in">
        <style:tab-stops/>
      </style:paragraph-properties>
    </style:style>
    <style:style style:name="T84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45" style:parent-style-name="Normal" style:family="paragraph">
      <style:paragraph-properties fo:text-align="justify" fo:margin-left="0.1972in" fo:margin-right="0.1805in">
        <style:tab-stops/>
      </style:paragraph-properties>
    </style:style>
    <style:style style:name="T8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47" style:parent-style-name="Normal" style:family="paragraph">
      <style:paragraph-properties fo:text-align="justify" fo:margin-left="0.1972in" fo:margin-right="0.1805in">
        <style:tab-stops/>
      </style:paragraph-properties>
    </style:style>
    <style:style style:name="T84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49" style:parent-style-name="Normal" style:family="paragraph">
      <style:paragraph-properties fo:text-align="justify" fo:margin-left="0.1972in" fo:margin-right="0.1805in">
        <style:tab-stops/>
      </style:paragraph-properties>
    </style:style>
    <style:style style:name="T85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5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6" style:parent-style-name="Normal" style:family="paragraph">
      <style:paragraph-properties fo:text-align="justify" fo:margin-left="0.1972in" fo:margin-right="0.1805in">
        <style:tab-stops/>
      </style:paragraph-properties>
    </style:style>
    <style:style style:name="T857" style:parent-style-name="Policepardéfaut" style:family="text">
      <style:text-properties style:font-name="Arial" style:font-name-complex="Arial" fo:font-size="10pt" style:font-size-asian="10pt" style:font-size-complex="10pt"/>
    </style:style>
    <style:style style:name="T8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5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6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6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62" style:parent-style-name="Normal" style:family="paragraph">
      <style:paragraph-properties fo:text-align="justify" fo:margin-left="0.1972in" fo:margin-right="0.1805in">
        <style:tab-stops/>
      </style:paragraph-properties>
    </style:style>
    <style:style style:name="T863" style:parent-style-name="Policepardéfaut" style:family="text">
      <style:text-properties style:font-name="Arial" style:font-name-complex="Arial" fo:font-size="10pt" style:font-size-asian="10pt" style:font-size-complex="10pt"/>
    </style:style>
    <style:style style:name="T8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5" style:parent-style-name="Normal" style:family="paragraph">
      <style:paragraph-properties fo:text-align="justify" fo:margin-left="0.1972in" fo:margin-right="0.1805in">
        <style:tab-stops/>
      </style:paragraph-properties>
    </style:style>
    <style:style style:name="T866" style:parent-style-name="Policepardéfaut" style:family="text">
      <style:text-properties style:font-name="Arial" style:font-name-complex="Arial" fo:font-size="10pt" style:font-size-asian="10pt" style:font-size-complex="10pt"/>
    </style:style>
    <style:style style:name="T8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8" style:parent-style-name="Normal" style:family="paragraph">
      <style:paragraph-properties fo:text-align="justify" fo:margin-left="0.1972in" fo:margin-right="0.1805in">
        <style:tab-stops/>
      </style:paragraph-properties>
    </style:style>
    <style:style style:name="T8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7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71" style:parent-style-name="Normal" style:family="paragraph">
      <style:paragraph-properties fo:text-align="justify" fo:margin-left="0.1972in" fo:margin-right="0.1805in">
        <style:tab-stops/>
      </style:paragraph-properties>
    </style:style>
    <style:style style:name="T872" style:parent-style-name="Policepardéfaut" style:family="text">
      <style:text-properties style:font-name="Arial" style:font-name-complex="Arial" fo:font-size="10pt" style:font-size-asian="10pt" style:font-size-complex="10pt"/>
    </style:style>
    <style:style style:name="T87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74" style:parent-style-name="Normal" style:family="paragraph">
      <style:paragraph-properties fo:text-align="justify" fo:margin-left="0.1972in" fo:margin-right="0.1805in">
        <style:tab-stops/>
      </style:paragraph-properties>
    </style:style>
    <style:style style:name="T87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76" style:parent-style-name="Normal" style:family="paragraph">
      <style:paragraph-properties fo:text-align="justify" fo:margin-left="0.1972in" fo:margin-right="0.1805in">
        <style:tab-stops/>
      </style:paragraph-properties>
    </style:style>
    <style:style style:name="T87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78" style:parent-style-name="Normal" style:family="paragraph">
      <style:paragraph-properties fo:text-align="justify" fo:margin-left="0.1972in" fo:margin-right="0.1805in">
        <style:tab-stops/>
      </style:paragraph-properties>
    </style:style>
    <style:style style:name="T87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0" style:parent-style-name="Normal" style:family="paragraph">
      <style:paragraph-properties fo:text-align="justify" fo:margin-left="0.1972in" fo:margin-right="0.1805in">
        <style:tab-stops/>
      </style:paragraph-properties>
    </style:style>
    <style:style style:name="T8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8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8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85" style:parent-style-name="Normal" style:family="paragraph">
      <style:paragraph-properties fo:text-align="justify" fo:margin-left="0.1972in" fo:margin-right="0.1805in">
        <style:tab-stops/>
      </style:paragraph-properties>
    </style:style>
    <style:style style:name="T886" style:parent-style-name="Policepardéfaut" style:family="text">
      <style:text-properties style:font-name="Arial" style:font-name-complex="Arial" fo:font-size="10pt" style:font-size-asian="10pt" style:font-size-complex="10pt"/>
    </style:style>
    <style:style style:name="T8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8" style:parent-style-name="Normal" style:family="paragraph">
      <style:paragraph-properties fo:text-align="justify" fo:margin-left="0.1972in" fo:margin-right="0.1805in">
        <style:tab-stops/>
      </style:paragraph-properties>
    </style:style>
    <style:style style:name="T889" style:parent-style-name="Policepardéfaut" style:family="text">
      <style:text-properties style:font-name="Arial" style:font-name-complex="Arial" fo:font-size="10pt" style:font-size-asian="10pt" style:font-size-complex="10pt"/>
    </style:style>
    <style:style style:name="T89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91" style:parent-style-name="Normal" style:family="paragraph">
      <style:paragraph-properties fo:text-align="justify" fo:margin-left="0.1972in" fo:margin-right="0.1805in">
        <style:tab-stops/>
      </style:paragraph-properties>
    </style:style>
    <style:style style:name="T89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9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9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9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96" style:parent-style-name="Normal" style:family="paragraph">
      <style:paragraph-properties fo:text-align="justify" fo:margin-left="0.1972in" fo:margin-right="0.1805in">
        <style:tab-stops/>
      </style:paragraph-properties>
    </style:style>
    <style:style style:name="T897" style:parent-style-name="Policepardéfaut" style:family="text">
      <style:text-properties style:font-name="Arial" style:font-name-complex="Arial" fo:font-size="10pt" style:font-size-asian="10pt" style:font-size-complex="10pt"/>
    </style:style>
    <style:style style:name="T89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99" style:parent-style-name="Normal" style:family="paragraph">
      <style:paragraph-properties fo:text-align="justify" fo:margin-left="0.1972in" fo:margin-right="0.1805in">
        <style:tab-stops/>
      </style:paragraph-properties>
    </style:style>
    <style:style style:name="T900" style:parent-style-name="Policepardéfaut" style:family="text">
      <style:text-properties style:font-name="Arial" style:font-name-complex="Arial" fo:font-size="10pt" style:font-size-asian="10pt" style:font-size-complex="10pt"/>
    </style:style>
    <style:style style:name="T90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02" style:parent-style-name="Normal" style:family="paragraph">
      <style:paragraph-properties fo:text-align="justify" fo:margin-left="0.1972in" fo:margin-right="0.1805in">
        <style:tab-stops/>
      </style:paragraph-properties>
    </style:style>
    <style:style style:name="T90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0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05" style:parent-style-name="Normal" style:family="paragraph">
      <style:paragraph-properties fo:text-align="justify" fo:margin-left="0.1972in" fo:margin-right="0.1805in">
        <style:tab-stops/>
      </style:paragraph-properties>
    </style:style>
    <style:style style:name="T906"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907" style:parent-style-name="Policepardéfaut" style:family="text">
      <style:text-properties style:font-name="Arial" style:font-name-complex="Arial" fo:font-size="10pt" style:font-size-asian="10pt" style:font-size-complex="10pt"/>
    </style:style>
    <style:style style:name="P90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0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1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11" style:parent-style-name="Normal" style:family="paragraph">
      <style:paragraph-properties fo:text-align="justify" fo:margin-left="0.1972in" fo:margin-right="0.1805in">
        <style:tab-stops/>
      </style:paragraph-properties>
    </style:style>
    <style:style style:name="T912" style:parent-style-name="Policepardéfaut" style:family="text">
      <style:text-properties style:font-name="Arial" style:font-name-complex="Arial" fo:font-size="10pt" style:font-size-asian="10pt" style:font-size-complex="10pt"/>
    </style:style>
    <style:style style:name="T91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14" style:parent-style-name="Normal" style:family="paragraph">
      <style:paragraph-properties fo:text-align="justify" fo:margin-left="0.1972in" fo:margin-right="0.1805in">
        <style:tab-stops/>
      </style:paragraph-properties>
    </style:style>
    <style:style style:name="T91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16" style:parent-style-name="Normal" style:family="paragraph">
      <style:paragraph-properties fo:text-align="justify" fo:margin-left="0.1972in" fo:margin-right="0.1805in">
        <style:tab-stops/>
      </style:paragraph-properties>
    </style:style>
    <style:style style:name="T91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1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1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20" style:parent-style-name="Standard" style:family="paragraph">
      <style:paragraph-properties fo:text-align="justify" fo:margin-left="0.1972in" fo:margin-right="0.1805in">
        <style:tab-stops/>
      </style:paragraph-properties>
    </style:style>
    <style:style style:name="T921" style:parent-style-name="Policepardéfaut" style:family="text">
      <style:text-properties style:font-name="Arial" style:font-name-complex="Arial" fo:font-style="italic" style:font-style-asian="italic" style:font-style-complex="italic"/>
    </style:style>
    <style:style style:name="P922" style:parent-style-name="Standard" style:family="paragraph">
      <style:paragraph-properties fo:text-align="justify" fo:margin-left="0.1972in" fo:margin-right="0.1805in">
        <style:tab-stops/>
      </style:paragraph-properties>
    </style:style>
    <style:style style:name="T923" style:parent-style-name="Policepardéfaut" style:family="text">
      <style:text-properties style:font-name="Arial" style:font-name-complex="Arial" fo:font-style="italic" style:font-style-asian="italic" style:font-style-complex="italic"/>
    </style:style>
    <style:style style:name="P924" style:parent-style-name="Standard" style:family="paragraph">
      <style:paragraph-properties fo:text-align="justify" fo:margin-left="0.1972in" fo:margin-right="0.1805in">
        <style:tab-stops/>
      </style:paragraph-properties>
    </style:style>
    <style:style style:name="T925" style:parent-style-name="Policepardéfaut" style:family="text">
      <style:text-properties style:font-name="Arial" style:font-name-complex="Arial" fo:font-style="italic" style:font-style-asian="italic" style:font-style-complex="italic"/>
    </style:style>
    <style:style style:name="P926" style:parent-style-name="Normal" style:family="paragraph">
      <style:paragraph-properties fo:text-align="justify" fo:margin-left="0.1972in" fo:margin-right="0.1805in">
        <style:tab-stops/>
      </style:paragraph-properties>
    </style:style>
    <style:style style:name="T92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2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2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3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31" style:parent-style-name="Normal" style:family="paragraph">
      <style:paragraph-properties fo:text-align="justify" fo:margin-left="0.1972in" fo:margin-right="0.1805in">
        <style:tab-stops/>
      </style:paragraph-properties>
    </style:style>
    <style:style style:name="T932" style:parent-style-name="Policepardéfaut" style:family="text">
      <style:text-properties style:font-name="Arial" style:font-name-complex="Arial" fo:font-size="10pt" style:font-size-asian="10pt" style:font-size-complex="10pt"/>
    </style:style>
    <style:style style:name="T9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34" style:parent-style-name="Normal" style:family="paragraph">
      <style:paragraph-properties fo:text-align="justify" fo:margin-left="0.1972in" fo:margin-right="0.1805in">
        <style:tab-stops/>
      </style:paragraph-properties>
    </style:style>
    <style:style style:name="T935" style:parent-style-name="Policepardéfaut" style:family="text">
      <style:text-properties style:font-name="Arial" style:font-name-complex="Arial" fo:font-size="10pt" style:font-size-asian="10pt" style:font-size-complex="10pt"/>
    </style:style>
    <style:style style:name="T9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37" style:parent-style-name="Normal" style:family="paragraph">
      <style:paragraph-properties fo:text-align="justify" fo:margin-left="0.1972in" fo:margin-right="0.1805in">
        <style:tab-stops/>
      </style:paragraph-properties>
    </style:style>
    <style:style style:name="T93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39" style:parent-style-name="Normal" style:family="paragraph">
      <style:paragraph-properties fo:text-align="justify" fo:margin-left="0.1972in" fo:margin-right="0.1805in">
        <style:tab-stops/>
      </style:paragraph-properties>
    </style:style>
    <style:style style:name="T9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4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4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4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44" style:parent-style-name="Normal" style:family="paragraph">
      <style:paragraph-properties fo:text-align="justify" fo:margin-left="0.1972in" fo:margin-right="0.1805in">
        <style:tab-stops/>
      </style:paragraph-properties>
    </style:style>
    <style:style style:name="T9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46" style:parent-style-name="Normal" style:family="paragraph">
      <style:paragraph-properties fo:text-align="justify" fo:margin-left="0.1972in" fo:margin-right="0.1805in">
        <style:tab-stops/>
      </style:paragraph-properties>
    </style:style>
    <style:style style:name="T94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48" style:parent-style-name="Normal" style:family="paragraph">
      <style:paragraph-properties fo:text-align="justify" fo:margin-left="0.1972in" fo:margin-right="0.1805in">
        <style:tab-stops/>
      </style:paragraph-properties>
    </style:style>
    <style:style style:name="T949" style:parent-style-name="Policepardéfaut" style:family="text">
      <style:text-properties style:font-name="Arial" style:font-name-complex="Arial" fo:font-size="10pt" style:font-size-asian="10pt" style:font-size-complex="10pt"/>
    </style:style>
    <style:style style:name="T95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51" style:parent-style-name="Normal" style:family="paragraph">
      <style:paragraph-properties fo:text-align="justify" fo:margin-left="0.1972in" fo:margin-right="0.1805in">
        <style:tab-stops/>
      </style:paragraph-properties>
    </style:style>
    <style:style style:name="T95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53" style:parent-style-name="Normal" style:family="paragraph">
      <style:paragraph-properties fo:text-align="justify" fo:margin-left="0.1972in" fo:margin-right="0.1805in">
        <style:tab-stops/>
      </style:paragraph-properties>
    </style:style>
    <style:style style:name="T95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5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5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5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58" style:parent-style-name="Normal" style:family="paragraph">
      <style:paragraph-properties fo:margin-left="0.1972in" fo:margin-right="0.1805in">
        <style:tab-stops/>
      </style:paragraph-properties>
    </style:style>
    <style:style style:name="T959" style:parent-style-name="Policepardéfaut" style:family="text">
      <style:text-properties style:font-name="Arial" style:font-name-complex="Arial" fo:font-size="10pt" style:font-size-asian="10pt" style:font-size-complex="10pt"/>
    </style:style>
    <style:style style:name="T9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61" style:parent-style-name="Normal" style:family="paragraph">
      <style:paragraph-properties fo:text-align="justify" fo:margin-left="0.1972in" fo:margin-right="0.1805in">
        <style:tab-stops/>
      </style:paragraph-properties>
    </style:style>
    <style:style style:name="T96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63" style:parent-style-name="Normal" style:family="paragraph">
      <style:paragraph-properties fo:text-align="justify" fo:margin-left="0.1972in" fo:margin-right="0.1805in">
        <style:tab-stops/>
      </style:paragraph-properties>
    </style:style>
    <style:style style:name="T964" style:parent-style-name="Policepardéfaut" style:family="text">
      <style:text-properties style:font-name="Arial" style:font-name-complex="Arial" fo:font-size="10pt" style:font-size-asian="10pt" style:font-size-complex="10pt"/>
    </style:style>
    <style:style style:name="T96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66" style:parent-style-name="Normal" style:family="paragraph">
      <style:paragraph-properties fo:text-align="justify" fo:margin-left="0.1972in" fo:margin-right="0.1805in">
        <style:tab-stops/>
      </style:paragraph-properties>
    </style:style>
    <style:style style:name="T9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68" style:parent-style-name="Normal" style:family="paragraph">
      <style:paragraph-properties fo:margin-left="0.1972in" fo:margin-right="0.1805in">
        <style:tab-stops/>
      </style:paragraph-properties>
    </style:style>
    <style:style style:name="T9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7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7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7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7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74" style:parent-style-name="Paragraphedeliste" style:list-style-name="LFO1" style:family="paragraph">
      <style:paragraph-properties fo:margin-right="0.1805in"/>
      <style:text-properties style:font-name="Arial" style:font-name-complex="Arial" fo:color="#0084D1" fo:font-size="14pt" style:font-size-asian="14pt" style:font-size-complex="10pt"/>
    </style:style>
    <style:style style:name="P97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76" style:parent-style-name="Normal" style:list-style-name="LFO5" style:family="paragraph">
      <style:paragraph-properties fo:text-align="justify" fo:line-height="115%" fo:margin-left="0.1972in" fo:margin-right="0.1805in">
        <style:tab-stops/>
      </style:paragraph-properties>
    </style:style>
    <style:style style:name="T977" style:parent-style-name="Policepardéfaut" style:family="text">
      <style:text-properties style:font-name="Arial" style:font-name-complex="Arial" fo:font-size="10pt" style:font-size-asian="10pt" style:font-size-complex="10pt" fo:language="fr" fo:country="FR"/>
    </style:style>
    <style:style style:name="T978"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979" style:parent-style-name="Policepardéfaut" style:family="text">
      <style:text-properties style:font-name="Arial" style:font-name-complex="Arial" fo:font-size="10pt" style:font-size-asian="10pt" style:font-size-complex="10pt" fo:language="fr" fo:country="FR"/>
    </style:style>
    <style:style style:name="P980" style:parent-style-name="Normal" style:list-style-name="LFO5" style:family="paragraph">
      <style:paragraph-properties fo:text-align="justify" fo:line-height="115%" fo:margin-left="0.1972in" fo:margin-right="0.1805in">
        <style:tab-stops/>
      </style:paragraph-properties>
    </style:style>
    <style:style style:name="T981" style:parent-style-name="Policepardéfaut" style:family="text">
      <style:text-properties style:font-name="Arial" style:font-name-complex="Arial" fo:font-size="10pt" style:font-size-asian="10pt" style:font-size-complex="10pt"/>
    </style:style>
    <style:style style:name="T9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983" style:parent-style-name="Policepardéfaut" style:family="text">
      <style:text-properties style:font-name="Arial" style:font-name-complex="Arial" fo:font-size="10pt" style:font-size-asian="10pt" style:font-size-complex="10pt"/>
    </style:style>
    <style:style style:name="P984" style:parent-style-name="Standard" style:list-style-name="LFO5" style:family="paragraph">
      <style:paragraph-properties fo:text-align="justify" fo:line-height="115%" fo:margin-left="0.4923in" fo:margin-right="0.1805in" fo:text-indent="-0.2951in">
        <style:tab-stops/>
      </style:paragraph-properties>
    </style:style>
    <style:style style:name="T985" style:parent-style-name="Policepardéfaut" style:family="text">
      <style:text-properties style:font-name="Arial" style:font-name-complex="Arial"/>
    </style:style>
    <style:style style:name="T986" style:parent-style-name="Policepardéfaut" style:family="text">
      <style:text-properties style:font-name="Arial" style:font-name-complex="Arial" fo:font-style="italic" style:font-style-asian="italic" style:font-style-complex="italic"/>
    </style:style>
    <style:style style:name="T987" style:parent-style-name="Policepardéfaut" style:family="text">
      <style:text-properties style:font-name="Arial" style:font-name-complex="Arial"/>
    </style:style>
    <style:style style:name="P988" style:parent-style-name="Standard" style:list-style-name="LFO5" style:family="paragraph">
      <style:paragraph-properties fo:text-align="justify" fo:line-height="115%" fo:margin-left="0.4923in" fo:margin-right="0.1805in" fo:text-indent="-0.2951in">
        <style:tab-stops/>
      </style:paragraph-properties>
    </style:style>
    <style:style style:name="T989" style:parent-style-name="Policepardéfaut" style:family="text">
      <style:text-properties style:font-name="Arial" style:font-name-complex="Arial"/>
    </style:style>
    <style:style style:name="T990" style:parent-style-name="Policepardéfaut" style:family="text">
      <style:text-properties style:font-name="Arial" style:font-name-complex="Arial" fo:font-style="italic" style:font-style-asian="italic"/>
    </style:style>
    <style:style style:name="P99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9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9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9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office:automatic-styles>
  <office:body>
    <office:text text:use-soft-page-breaks="true">
      <text:p text:style-name="P1">RE56 Labs</text:p>
      <text:p text:style-name="P2"><text:span text:style-name="T3">Specification document model –<text:s/></text:span><text:span text:style-name="T4">DELIVER 10 pages AT MAXIMUM</text:span></text:p>
      <text:p text:style-name="P5"/>
      <text:p text:style-name="P6">STUDENTS</text:p>
      <text:p text:style-name="P7"/>
      <text:p text:style-name="P8">DERRINGER ALINE</text:p>
      <text:p text:style-name="P9">INACIO DAVID</text:p>
      <text:p text:style-name="P10">GHNASSIA CLÉMENT</text:p>
      <text:p text:style-name="P11"/>
      <text:p text:style-name="P12">WORK SUBJECT</text:p>
      <text:p text:style-name="P13"/>
      <text:p text:style-name="P14">HO: HANDOVER AND SELECTION/RESELECTION IN GSM/UMTS</text:p>
      <text:p text:style-name="P15"/>
      <text:p text:style-name="P16"><text:span text:style-name="T17">DOCUMENT VERSION</text:span></text:p>
      <text:p text:style-name="P18"><text:span text:style-name="T19"><text:s/></text:span></text:p>
      <text:p text:style-name="P20">04/23/2014:<text:tab/>First version of the document</text:p>
      <text:p text:style-name="P21">05/24/2014:<text:s/><text:tab/>Second version of the document</text:p>
      <text:p text:style-name="P22"/>
      <text:p text:style-name="P23">TEACHER COMMENTS</text:p>
      <text:p text:style-name="P24"/>
      <text:p text:style-name="P25">Date:</text:p>
      <text:p text:style-name="P26">Comments:</text:p>
      <text:p text:style-name="P27">---------------------------------------</text:p>
      <text:p text:style-name="P28"/>
      <text:list text:style-name="LFO1" text:continue-numbering="true">
        <text:list-item>
          <text:p text:style-name="P29">PURPOSE OF THE SYSTEM FUNCTION</text:p>
        </text:list-item>
      </text:list>
      <text:p text:style-name="P30"/>
      <text:p text:style-name="P31"><text:tab/>The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32"/>
      <text:p text:style-name="P33">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4"/>
      <text:p text:style-name="P35">Handover is needed when the mobile user is currently used in circuit switching (classic voice call). Handover can be inter-system or intra-system. It is qualified by soft or hard depending on the conditions.<text:bookmark-start text:name="OLE_LINK1"/></text:p>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p text:style-name="P44">Idle mode</text:p>
          </table:table-cell>
          <table:covered-table-cell/>
          <table:covered-table-cell/>
          <table:covered-table-cell/>
        </table:table-row>
        <table:table-row table:style-name="TableRow45">
          <table:table-cell table:style-name="TableCell46" table:number-columns-spanned="2">
            <text:p text:style-name="P47">UMTS</text:p>
          </table:table-cell>
          <table:covered-table-cell/>
          <table:table-cell table:style-name="TableCell48" table:number-columns-spanned="2">
            <text:p text:style-name="P49">GSM</text:p>
          </table:table-cell>
          <table:covered-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text:span text:style-name="T57">No service cell s</text:span><text:span text:style-name="T58">e</text:span><text:span text:style-name="T59">lected</text:span></text:p>
          </table:table-cell>
          <table:table-cell table:style-name="TableCell60">
            <text:p text:style-name="P61"><text:span text:style-name="T62">Service cell sele</text:span><text:span text:style-name="T63">c</text:span><text:span text:style-name="T64">tion</text:span></text:p>
          </table:table-cell>
        </table:table-row>
        <table:table-row table:style-name="TableRow65">
          <table:table-cell table:style-name="TableCell66">
            <text:p text:style-name="P67"><text:span text:style-name="T68">Service cell sele</text:span><text:span text:style-name="T69">c</text:span><text:span text:style-name="T70">tion</text:span></text:p>
          </table:table-cell>
          <table:table-cell table:style-name="TableCell71">
            <text:p text:style-name="P72"><text:span text:style-name="T73">Service cell resele</text:span><text:span text:style-name="T74">c</text:span><text:span text:style-name="T75">tion</text:span></text:p>
          </table:table-cell>
          <table:table-cell table:style-name="TableCell76">
            <text:p text:style-name="P77"><text:span text:style-name="T78">Selection using C1 criteria</text:span></text:p>
          </table:table-cell>
          <table:table-cell table:style-name="TableCell79">
            <text:p text:style-name="P80"><text:span text:style-name="T81">Reselection using C2 criteria</text:span></text:p>
          </table:table-cell>
        </table:table-row>
      </table:table>
      <text:p text:style-name="P82"/>
      <table:table table:style-name="Table83">
        <table:table-columns>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able:number-columns-spanned="4">
            <text:p text:style-name="P90">Connected mode</text:p>
          </table:table-cell>
          <table:covered-table-cell/>
          <table:covered-table-cell/>
          <table:covered-table-cell/>
        </table:table-row>
        <table:table-row table:style-name="TableRow91">
          <table:table-cell table:style-name="TableCell92" table:number-columns-spanned="2">
            <text:p text:style-name="P93">Data transmission</text:p>
          </table:table-cell>
          <table:covered-table-cell/>
          <table:table-cell table:style-name="TableCell94" table:number-columns-spanned="2">
            <text:p text:style-name="P95">Voice call</text:p>
          </table:table-cell>
          <table:covered-table-cell/>
        </table:table-row>
        <table:table-row table:style-name="TableRow96">
          <table:table-cell table:style-name="TableCell97">
            <text:p text:style-name="P98">UMTS</text:p>
          </table:table-cell>
          <table:table-cell table:style-name="TableCell99">
            <text:p text:style-name="P100">GPRS/EDGE</text:p>
          </table:table-cell>
          <table:table-cell table:style-name="TableCell101">
            <text:p text:style-name="P102">UMTS</text:p>
          </table:table-cell>
          <table:table-cell table:style-name="TableCell103">
            <text:p text:style-name="P104">GSM</text:p>
          </table:table-cell>
        </table:table-row>
        <table:table-row table:style-name="TableRow105">
          <table:table-cell table:style-name="TableCell106">
            <text:p text:style-name="P107"><text:span text:style-name="T108">Reselection using the active set and monitored set with RSSI* and RXLEV parameters</text:span></text:p>
          </table:table-cell>
          <table:table-cell table:style-name="TableCell109">
            <text:p text:style-name="P110"><text:span text:style-name="T111">Reselection using C'1, C31 and C32 criteria. <text:s/>Also based on RXQUAL mea</text:span><text:span text:style-name="T112">s</text:span><text:span text:style-name="T113">urement</text:span></text:p>
          </table:table-cell>
          <table:table-cell table:style-name="TableCell114">
            <text:p text:style-name="P115"><text:span text:style-name="T116">Handover using the active set and mon</text:span><text:span text:style-name="T117">i</text:span><text:span text:style-name="T118">tored set with RXLEV parameters</text:span></text:p>
          </table:table-cell>
          <table:table-cell table:style-name="TableCell119">
            <text:p text:style-name="P120">Handover using C1 and C2 criteria</text:p>
          </table:table-cell>
        </table:table-row>
      </table:table>
      <text:p text:style-name="P121"/>
      <text:list text:style-name="LFO1" text:continue-numbering="true">
        <text:list-item>
          <text:p text:style-name="P122">INPUT DATA AND PARAMETERS</text:p>
        </text:list-item>
      </text:list>
      <text:p text:style-name="P123"/>
      <text:list text:style-name="LFO2" text:continue-numbering="true">
        <text:list-item>
          <text:p text:style-name="P124"><text:bookmark-end text:name="OLE_LINK1"/><text:span text:style-name="T125">is_calling</text:span><text:span text:style-name="T126"><text:s/>is a boolean indicating if the user is trying to do a call (in circuit switcing)</text:span></text:p>
        </text:list-item>
        <text:list-item>
          <text:p text:style-name="P127"><text:span text:style-name="T128">hysteresis_umts</text:span><text:span text:style-name="T129"><text:s/>is a number to define an hysteresis between two UMTS signal strength.<text:s/></text:span></text:p>
        </text:list-item>
      </text:list>
      <text:p text:style-name="P130"><text:span text:style-name="T131">Avoid flapping scenarii.</text:span></text:p>
      <text:list text:style-name="LFO2" text:continue-numbering="true">
        <text:list-item>
          <text:p text:style-name="P132"><text:span text:style-name="T133">hysteresis_gsm</text:span><text:span text:style-name="T134"><text:s/>is a number to define an hysteresis between two GSM signal strengths.<text:s/></text:span></text:p>
        </text:list-item>
      </text:list>
      <text:p text:style-name="P135"><text:span text:style-name="T136">Avoid flapping scenarii</text:span></text:p>
      <text:list text:style-name="LFO2" text:continue-numbering="true">
        <text:list-item>
          <text:p text:style-name="P137"><text:span text:style-name="T138">ntimes</text:span><text:span text:style-name="T139"><text:s/>is a number indicating how many times the check has to be done before performing the operation (handover or reselection). Avoid flapping scenarii.</text:span></text:p>
        </text:list-item>
        <text:list-item>
          <text:p text:style-name="P140"><text:span text:style-name="T141">update_strength(cell(s))</text:span><text:span text:style-name="T142"><text:s/>updates the strength of the cells given in parameters at the mobile location.</text:span></text:p>
        </text:list-item>
        <text:list-item>
          <text:p text:style-name="P143"><text:span text:style-name="T144">measure_landscape(type)</text:span><text:span text:style-name="T145"><text:s/>is a function that returns the cells of desired type (UMTS or GSM) which has been detected at mobile location.</text:span></text:p>
        </text:list-item>
      </text:list>
      <text:p text:style-name="P146"/>
      <text:p text:style-name="P147"/>
      <text:list text:style-name="LFO1" text:continue-numbering="true">
        <text:list-item>
          <text:p text:style-name="P148">DESCRIPTION OF FORMULA AND ALGORITHM</text:p>
        </text:list-item>
      </text:list>
      <text:p text:style-name="P149"/>
      <text:list text:style-name="LFO1" text:continue-numbering="true">
        <text:list-item>
          <text:list>
            <text:list-item>
              <text:p text:style-name="P150">Free space propagation - Friis formula</text:p>
            </text:list-item>
          </text:list>
        </text:list-item>
      </text:list>
      <text:p text:style-name="P151"/>
      <text:p text:style-name="P152">Calculate the power received at the mobile from an antenna depending on distance and frequency used</text:p>
      <text:p text:style-name="P153"/>
      <text:p text:style-name="P154">Pr = Pe + Ge + Gr – (32,44 + 20 log(F) + 20nlog(d))</text:p>
      <text:p text:style-name="P155"/>
      <text:p text:style-name="P156"><text:span text:style-name="T157">Pr = Power received at the mobile (in dBm)</text:span></text:p>
      <text:p text:style-name="P158"><text:span text:style-name="T159">Pe = Power emitted by the base station (in dBm)</text:span></text:p>
      <text:p text:style-name="P160"><text:span text:style-name="T161">Ge = Gain at base station in (dBi)</text:span></text:p>
      <text:p text:style-name="P162"><text:span text:style-name="T163">Gr = Gain at mobile station in (dBi)</text:span></text:p>
      <text:p text:style-name="P164"><text:span text:style-name="T165">F = Frequency of the used wave (in MHz)</text:span></text:p>
      <text:p text:style-name="P166"><text:span text:style-name="T167">d = Distance between the mobile and the base station (in km)</text:span></text:p>
      <text:p text:style-name="P168"><text:span text:style-name="T169">n = Diffraction factor</text:span></text:p>
      <text:p text:style-name="P170"/>
      <text:list text:style-name="LFO1" text:continue-numbering="true">
        <text:list-item>
          <text:list>
            <text:list-item>
              <text:p text:style-name="P171"><text:span text:style-name="T172">SINR calculation</text:span></text:p>
            </text:list-item>
          </text:list>
        </text:list-item>
      </text:list>
      <text:p text:style-name="P173"/>
      <text:p text:style-name="P174"><text:span text:style-name="T175">Give the signal interference ratio at the mobile for an antenna depending on the others signals <text:s/>received at this location</text:span></text:p>
      <text:p text:style-name="P176"/>
      <text:p text:style-name="P177">SINR(a) = Pr(a) / ∑(Pr(other signals))</text:p>
      <text:p text:style-name="P178"/>
      <text:p text:style-name="P179"><text:span text:style-name="T180">SINR(a) = Signal interference ratio at the mobile for signal a</text:span></text:p>
      <text:p text:style-name="P181"><text:span text:style-name="T182">Pr(a) = Power received at the mobile for signal a in Watt</text:span></text:p>
      <text:p text:style-name="P183">∑(Pr(other signals))= Sum of all signals except signal a which are received at the mobile location (in Watt)</text:p>
      <text:p text:style-name="P184"/>
      <text:p text:style-name="P185"/>
      <text:list text:style-name="LFO1" text:continue-numbering="true">
        <text:list-item>
          <text:list>
            <text:list-item>
              <text:p text:style-name="P186">Cell selection and reselection in idle mode (GSM)</text:p>
            </text:list-item>
          </text:list>
        </text:list-item>
      </text:list>
      <text:p text:style-name="P187">Selection and reselection in idle mode consists of having the best fitted cell selected when the mobile station (MS) moves and change cell. Selection enables the MS to select the best suitable cell. To perform the reselection mechanism, the mobile station do measurements of the BCCH (Broadcast Control Channel) signals and keep the 6 strongest carriers based on their signal strength.</text:p>
      <text:p text:style-name="P188">In order to determine which cell is the best fitted for the selection and reselection, we use C1 or C2 parameters. For selection, we do calculate the best cell with C1 parameter. For reselection we use C1 and C2 parameters based on the 6 best neighbors (provided by the current selected cell)</text:p>
      <text:p text:style-name="P189">C1 is used as a minimum signal level criterion for cell reselection. The pass loss criterion is satisfied if C1 is positive. It is computed as below:</text:p>
      <text:p text:style-name="P190">C1 = AV_RXLEV – RX_ACCESS_MIN</text:p>
      <text:p text:style-name="P191"><text:span text:style-name="T192">AV_RXLEV: average RSSI received at the mobile (dBm), during a certain time. C1 must be positive to connect.</text:span></text:p>
      <text:p text:style-name="P193"><text:span text:style-name="T194">RX_ACCESS_MIN: minimum RXLEV necessary to be allow to select the cell. This is a cell dependent parameter.</text:span></text:p>
      <text:soft-page-break/>
      <text:p text:style-name="P195">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 The C1 formula becomes in this case:</text:p>
      <text:p text:style-name="P196">C1 = AV_RXLEV – RX_ACCESS_MIN – CELL_RESELECT_HYSTERESIS</text:p>
      <text:p text:style-name="P197"><text:span text:style-name="T198">CELL_RESELECT_HYSTERESIS is a parameter given by the BCCH</text:span></text:p>
      <text:p text:style-name="P199">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p text:style-name="P200">if T &lt; PENALTY_TIME then</text:p>
      <text:p text:style-name="P201"><text:tab/>C2 = C1 + CELL_RESELECT_OFFSET – TEMPORARY_OFFSET</text:p>
      <text:p text:style-name="P202">else</text:p>
      <text:p text:style-name="P203"><text:tab/>C2 = C1 + CELL_RESELECT_OFFSET</text:p>
      <text:p text:style-name="P204">end if</text:p>
      <text:p text:style-name="P205"><text:span text:style-name="T206">T is a timer which is triggered when the regarded cell is entering the 6 best candidate cells for reselection.</text:span></text:p>
      <text:p text:style-name="P207"><text:span text:style-name="T208">CELL_RESELECT_OFFSET is a parameter that is used to prioritize one cell in relation to the others</text:span></text:p>
      <text:p text:style-name="P209"><text:span text:style-name="T210">PENALTY_TIME and TEMPORARY_OFFSET are given by the BCCH. This is used to penalize the cell when its just enters the list of the strongest carriers.</text:span></text:p>
      <text:p text:style-name="P211"><text:span text:style-name="T212">CELL_RESELECT_PARAM_IND inform the MS about which reselection criterion (C1 or C2) is used in the cell. It is broadcast on the BCCH.</text:span></text:p>
      <text:p text:style-name="P213">/*Below, the selection mechanism</text:p>
      <text:p text:style-name="P214"><text:span text:style-name="T215">1. We do measurements of the 6 best cells detected based on their signal carrier strengths.</text:span></text:p>
      <text:p text:style-name="P216"><text:span text:style-name="T217">2. We calculate C1 parameter for each of one based on informations provided by their BCCH</text:span></text:p>
      <text:p text:style-name="P218"><text:span text:style-name="T219">3. We ask for selection to the cell.</text:span></text:p>
      <text:p text:style-name="P220"><text:span text:style-name="T221">*/ Not sure of that before</text:span></text:p>
      <text:p text:style-name="P222"><text:span text:style-name="T223">Procedure for (C1, C2)</text:span></text:p>
      <text:p text:style-name="P224"><text:span text:style-name="T225">1. Mobile compute C1 and C2 values for the serving cell and the neighbor cells at least every 5 seconds.</text:span></text:p>
      <text:p text:style-name="P226"><text:span text:style-name="T227">2. A cell-selection is triggered if one of the following events occurs:</text:span></text:p>
      <text:p text:style-name="P228"><text:span text:style-name="T229"><text:tab/>- the pass loss criterium has become too high (C1 &lt; 0)</text:span></text:p>
      <text:p text:style-name="P230"><text:span text:style-name="T231"><text:tab/>- the serving cell has become barred</text:span></text:p>
      <text:p text:style-name="P232"><text:span text:style-name="T233"><text:tab/>- downlink signaling failure is experienced</text:span></text:p>
      <text:p text:style-name="P234"><text:span text:style-name="T235"><text:tab/>- a neighbor cell has C2 higher than the serving cell for a period of 5 seconds. If LA of the neighbor cell is not the same as L1 of the serving cell, C2 of neighbor cell must exceed C2 of serving cell for at least CELL_RESELECT_HYSTERESIS [for 5 seconds ?]. If a reselection occurred in the last 15 seconds, the C2 value of the neighbor cell must exceed C2 value for the serving cell by at least 5dB for 5 seconds</text:span></text:p>
      <text:p text:style-name="P236"><text:span text:style-name="T237"><text:tab/>- a random access attempt is still unsuccessful after<text:s/></text:span><text:span text:style-name="T238">Max retrans</text:span><text:span text:style-name="T239"><text:s/>repetition,<text:s/></text:span><text:span text:style-name="T240">Max retrans</text:span><text:span text:style-name="T241"><text:s/>being a parameter broadcast on the control channel</text:span></text:p>
      <text:p text:style-name="P242"/>
      <text:p text:style-name="P243"/>
      <text:list text:style-name="LFO1" text:continue-numbering="true">
        <text:list-item>
          <text:list>
            <text:list-item>
              <text:p text:style-name="P244">Cell handover for GSM</text:p>
            </text:list-item>
          </text:list>
        </text:list-item>
      </text:list>
      <text:p text:style-name="P245"><text:tab/>Handover is performed the MS is in dedicated mode. Handover is decided by the network based on the MS measurements and the antenna measurements as well. Multiples causes for handover are defined.</text:p>
      <text:p text:style-name="P246">Measurements</text:p>
      <text:p text:style-name="P247"><text:tab/>In order to take the decision of handover, measurements both by the mobile station (which are transmitted to the network) and by the base transceiver station are needed.</text:p>
      <text:soft-page-break/>
      <text:p text:style-name="P248">MEASUREMENTS BY THE MS</text:p>
      <text:list text:style-name="LFO3" text:continue-numbering="true">
        <text:list-item>
          <text:p text:style-name="P249">Bit Error Rate (BER)</text:p>
        </text:list-item>
      </text:list>
      <text:p text:style-name="P250">Quality of reception: RXCALL</text:p>
      <text:p text:style-name="P251">RXQUAL is a value between 0 and 7 where each value corresponds to an estimated number of bits errors in a number of bursts. Greater is RXQUAL, Greater is the Bit Error Rate (and worse it the connection).</text:p>
      <text:p text:style-name="P252"/>
      <table:table table:style-name="Table253">
        <table:table-columns>
          <table:table-column table:style-name="TableColumn254"/>
          <table:table-column table:style-name="TableColumn255"/>
        </table:table-columns>
        <table:table-row table:style-name="TableRow256">
          <table:table-cell table:style-name="TableCell257">
            <text:p text:style-name="P258">RXQUAL</text:p>
          </table:table-cell>
          <table:table-cell table:style-name="TableCell259">
            <text:p text:style-name="P260">BER</text:p>
          </table:table-cell>
        </table:table-row>
        <table:table-row table:style-name="TableRow261">
          <table:table-cell table:style-name="TableCell262">
            <text:p text:style-name="P263">0</text:p>
          </table:table-cell>
          <table:table-cell table:style-name="TableCell264">
            <text:p text:style-name="P265">BER &lt; 0.2 %</text:p>
          </table:table-cell>
        </table:table-row>
        <table:table-row table:style-name="TableRow266">
          <table:table-cell table:style-name="TableCell267">
            <text:p text:style-name="P268">1</text:p>
          </table:table-cell>
          <table:table-cell table:style-name="TableCell269">
            <text:p text:style-name="P270">0.2 % &lt; BER &lt; 0.4 %</text:p>
          </table:table-cell>
        </table:table-row>
        <table:table-row table:style-name="TableRow271">
          <table:table-cell table:style-name="TableCell272">
            <text:p text:style-name="P273">2</text:p>
          </table:table-cell>
          <table:table-cell table:style-name="TableCell274">
            <text:p text:style-name="P275">0.4 % &lt;= BER &lt; 0.8 %</text:p>
          </table:table-cell>
        </table:table-row>
        <table:table-row table:style-name="TableRow276">
          <table:table-cell table:style-name="TableCell277">
            <text:p text:style-name="P278">3</text:p>
          </table:table-cell>
          <table:table-cell table:style-name="TableCell279">
            <text:p text:style-name="P280">0.8 % &lt;= BER &lt; 1.6. %</text:p>
          </table:table-cell>
        </table:table-row>
        <table:table-row table:style-name="TableRow281">
          <table:table-cell table:style-name="TableCell282">
            <text:p text:style-name="P283">4</text:p>
          </table:table-cell>
          <table:table-cell table:style-name="TableCell284">
            <text:p text:style-name="P285">1.6 % &lt;= BER &lt; 3.2 %</text:p>
          </table:table-cell>
        </table:table-row>
        <table:table-row table:style-name="TableRow286">
          <table:table-cell table:style-name="TableCell287">
            <text:p text:style-name="P288">5</text:p>
          </table:table-cell>
          <table:table-cell table:style-name="TableCell289">
            <text:p text:style-name="P290">3.2 % &lt;= BER &lt; 6.4 %</text:p>
          </table:table-cell>
        </table:table-row>
        <table:table-row table:style-name="TableRow291">
          <table:table-cell table:style-name="TableCell292">
            <text:p text:style-name="P293">6</text:p>
          </table:table-cell>
          <table:table-cell table:style-name="TableCell294">
            <text:p text:style-name="P295">6.4% &lt;= BER &lt; 12.8 %</text:p>
          </table:table-cell>
        </table:table-row>
        <table:table-row table:style-name="TableRow296">
          <table:table-cell table:style-name="TableCell297">
            <text:p text:style-name="P298">7</text:p>
          </table:table-cell>
          <table:table-cell table:style-name="TableCell299">
            <text:p text:style-name="P300">12.8 % &lt;= BER</text:p>
          </table:table-cell>
        </table:table-row>
      </table:table>
      <text:p text:style-name="P301"/>
      <text:list text:style-name="LFO4" text:continue-numbering="true">
        <text:list-item>
          <text:p text:style-name="P302">Received level: RXLEV</text:p>
        </text:list-item>
      </text:list>
      <text:p text:style-name="P303">Received level from neighbors cells: RXLEV_NCELL(n)</text:p>
      <text:p text:style-name="P304"><text:tab/>The neighbor cells are transmitted by the current cell.</text:p>
      <text:p text:style-name="P305"/>
      <text:p text:style-name="P306">MEASUREMENTS BY THE BTS</text:p>
      <text:list text:style-name="LFO4" text:continue-numbering="true">
        <text:list-item>
          <text:p text:style-name="P307">Quality of reception: RXCALL</text:p>
        </text:list-item>
      </text:list>
      <text:p text:style-name="P308"><text:span text:style-name="T309"><text:tab/></text:span><text:span text:style-name="T310">The same as for the MS, but regarding the uplink</text:span></text:p>
      <text:list text:style-name="LFO4" text:continue-numbering="true">
        <text:list-item>
          <text:p text:style-name="P311">Received level: RXLEV</text:p>
        </text:list-item>
      </text:list>
      <text:p text:style-name="P312"><text:tab/>The same as for the MS, but regarding the uplink.</text:p>
      <text:list text:style-name="LFO4" text:continue-numbering="true">
        <text:list-item>
          <text:p text:style-name="P313">Distance between MS and BTS: MS_BS_DIST</text:p>
        </text:list-item>
      </text:list>
      <text:p text:style-name="P314"><text:tab/>Evaluated with Timing Advance.</text:p>
      <text:list text:style-name="LFO4" text:continue-numbering="true">
        <text:list-item>
          <text:p text:style-name="P315">Interference level</text:p>
        </text:list-item>
      </text:list>
      <text:p text:style-name="P316"><text:tab/>Measured in unallocated time slots.</text:p>
      <text:list text:style-name="LFO4" text:continue-numbering="true">
        <text:list-item>
          <text:p text:style-name="P317">Handover decision</text:p>
        </text:list-item>
      </text:list>
      <text:p text:style-name="P318">Based on the measurements taken by the MS and the BTS, the decision of handover is taken following theses rules</text:p>
      <text:list text:style-name="LFO4" text:continue-numbering="true">
        <text:list-item>
          <text:p text:style-name="P319">Quality is too low i.e. RXQUAL is too high (in uplink or downlink)</text:p>
        </text:list-item>
      </text:list>
      <text:p text:style-name="P320">RXQUAL_UL &gt; L_RXQUAL_UL_H or RXQUAL_DL &gt; L_RXQUAL_DL_H</text:p>
      <text:list text:style-name="LFO4" text:continue-numbering="true">
        <text:list-item>
          <text:p text:style-name="P321">Received level (RXLEV) is too low (in uplink or downlink)</text:p>
        </text:list-item>
      </text:list>
      <text:p text:style-name="P322">RXLEV_UL &lt; L_RXLEV_UL_H or RXLEV_DL &lt; R_RXLEV_DL_H</text:p>
      <text:list text:style-name="LFO4" text:continue-numbering="true">
        <text:list-item>
          <text:p text:style-name="P323">Distance between MS and BTS is too large (usually &gt; 35 km)</text:p>
        </text:list-item>
      </text:list>
      <text:p text:style-name="P324">MS_BS_DIST &gt; MS_RANGE_MAX</text:p>
      <text:soft-page-break/>
      <text:list text:style-name="LFO4" text:continue-numbering="true">
        <text:list-item>
          <text:p text:style-name="P325">A neighbor cell is more favorable</text:p>
        </text:list-item>
      </text:list>
      <text:p text:style-name="P326"><text:span text:style-name="T327">RXLEV_NCELL(n) &gt; RXLEV_MIN(n)<text:s/></text:span><text:span text:style-name="T328">and</text:span><text:span text:style-name="T329"><text:s/>RXLEV_NCELL(n) - RXLEV_DL &gt; HO_MARGIN</text:span></text:p>
      <text:p text:style-name="P330">As we have seen in reselection, we can use a timer to prevent a fast moving mobile phone to connect to micro-cell where a larger cell is available. We replace HO_MARGIN by HO_MARGIN_TIME as above</text:p>
      <text:p text:style-name="P331">If T &lt; DELAY_TIME then</text:p>
      <text:p text:style-name="P332"><text:tab/>HO_MARGIN_TIME = HO_MARGIN(n) + HO_STATIC_OFFSET(n)</text:p>
      <text:p text:style-name="P333">Else</text:p>
      <text:p text:style-name="P334"><text:tab/>HO_MARGIN_TIME(n) = HO_MARGIN(n) + HO_STATIC_OFFSET(n) - HO_DYNAMIC_OFFSET(n)</text:p>
      <text:p text:style-name="P335">End if</text:p>
      <text:list text:style-name="LFO4" text:continue-numbering="true">
        <text:list-item>
          <text:p text:style-name="P336">Result</text:p>
        </text:list-item>
      </text:list>
      <text:p text:style-name="P337">Eventually, we can provide the mechanism which is presented and based on the explaining below</text:p>
      <text:p text:style-name="P338"><text:s/>If RXLEV too low then</text:p>
      <text:p text:style-name="P339"><text:tab/>intercell HO due to level</text:p>
      <text:p text:style-name="P340"><text:s/>Else if MS_BS_DIST is too large</text:p>
      <text:p text:style-name="P341"><text:tab/>intercell HO due to distance</text:p>
      <text:p text:style-name="P342"><text:s/>Else if a neighbor cell is more favorable</text:p>
      <text:p text:style-name="P343"><text:tab/>intercell HO due to power budget</text:p>
      <text:p text:style-name="P344"><text:s/>Else if RXQUAL is too high</text:p>
      <text:p text:style-name="P345"><text:tab/>intracell HO due to quality</text:p>
      <text:p text:style-name="P346"><text:s/>End if</text:p>
      <text:p text:style-name="P347"/>
      <text:p text:style-name="P348">When a handover is decided, we also need to change to the best cell. Actually, the same mechanisms as we have seen for reselection are available to execute a handover toward a right cell.</text:p>
      <text:p text:style-name="P349"/>
      <text:list text:style-name="LFO1" text:continue-numbering="true">
        <text:list-item>
          <text:list>
            <text:list-item>
              <text:p text:style-name="P350">Cell reselection (in idle ?) mode for GPRS (Edge)</text:p>
            </text:list-item>
          </text:list>
        </text:list-item>
      </text:list>
      <text:p text:style-name="P351">The pass loss criterion C'1 is used as a minimum signal level criterion for GPRS cell reselection.</text:p>
      <text:p text:style-name="P352"/>
      <text:p text:style-name="P353">C'1 = RXLEV – GPRS_RXLEV_ACCESS_MIN</text:p>
      <text:p text:style-name="P354"><text:span text:style-name="T355">GPRS_RXLEV_ACCESS_MIN is provided by the BCCH of the regarded cell.</text:span></text:p>
      <text:p text:style-name="P356"/>
      <text:p text:style-name="P357">The signal level threshold criterion parameter C31 for hierarchical cell structure (HCS) is used to determine whether prioritize hierarchical GPRS cell reselection applies.</text:p>
      <text:p text:style-name="P358"/>
      <text:p text:style-name="P359">C31(serv) = RXLEV(serv) – HCS_THR(serv)</text:p>
      <text:p text:style-name="P360"/>
      <text:p text:style-name="P361">if PRIORITY_CLASS(neigh) equals PRIORITY_CLASS(serv) then</text:p>
      <text:p text:style-name="P362"><text:tab/>C31(neigh) = RXLEV(neigh) – HCS_THR(neigh)</text:p>
      <text:p text:style-name="P363">else</text:p>
      <text:p text:style-name="P364"><text:tab/>if T &lt; GPRS_PENALTY_TIME then</text:p>
      <text:p text:style-name="P365"><text:tab/><text:tab/>C31(neigh) = RXLEV(neigh) – HCS_THR(neigh) – GPRS_TEMPORARY_OFFSET</text:p>
      <text:p text:style-name="P366"><text:tab/>else</text:p>
      <text:p text:style-name="P367"><text:tab/><text:tab/>C31(neigh) = RXLEV(neigh) – HCS_THR(neigh)</text:p>
      <text:p text:style-name="P368"><text:tab/>end if</text:p>
      <text:p text:style-name="P369">end if</text:p>
      <text:p text:style-name="P370"/>
      <text:p text:style-name="P371"><text:span text:style-name="T372">PRIORITY_CLASS gives cells different priory depending on their characteristics (pico-cell, micro-cell, macro-cell, ...)</text:span></text:p>
      <text:p text:style-name="P373"><text:span text:style-name="T374">HCS_THR is the signal threshold for applying HCS GPRS reselection</text:span></text:p>
      <text:p text:style-name="P375"><text:span text:style-name="T376">GPRS_PENALTY_TIME give a duration for which the temporary offset GPRS_TEMPORARY_OFFSET is applied. T is a timer that is started from 0 at the time the cell inters in the list of strongest carriers.</text:span></text:p>
      <text:p text:style-name="P377"/>
      <text:p text:style-name="P378"><text:tab/>The cell-ranking criterion parameter (C32) is used to select cells among those with the same priority and is defined for the serving cell and the neighbor cells</text:p>
      <text:p text:style-name="P379">C32(serv) = C'1(serv)</text:p>
      <text:p text:style-name="P380"/>
      <text:p text:style-name="P381">if PRIORITY_CLASS(neigh) equals PRIORITY_CLASS(serv) then</text:p>
      <text:soft-page-break/>
      <text:p text:style-name="P382"><text:tab/>if T &lt; GPRS_PENALTY_TIME then</text:p>
      <text:p text:style-name="P383"><text:tab/><text:tab/>C32(neigh) = C1(neigh) + GRPS_RESELECT_OFFSET(neigh) – GPRS_TEMPORARY_OFFSET</text:p>
      <text:p text:style-name="P384"><text:tab/>else</text:p>
      <text:p text:style-name="P385"><text:tab/><text:tab/>C32(neigh) = C1(neigh) + GPRS_RESELECT_OFFSET(neigh)</text:p>
      <text:p text:style-name="P386"><text:tab/>end if</text:p>
      <text:p text:style-name="P387">else</text:p>
      <text:p text:style-name="P388"><text:tab/>C32(neigh) = C1(neigh) + GPRS_RESELECT_OFFSET(neigh)</text:p>
      <text:p text:style-name="P389"/>
      <text:p text:style-name="P390"/>
      <text:p text:style-name="P391">As well as for C1 criterion, the parameter GPRS_CELL_RESELECT_HYSTERESIS cab be substracted from the C32 criteria of the neighbor cells. This hysteresis is also substracted from C31 criterion if requested by network.</text:p>
      <text:p text:style-name="P392"><text:tab/></text:p>
      <text:p text:style-name="P393">When the neighbor cell does not belong to the same area location (LA) as the serving cell, RA_RESELECT_HYSTERESIS is substracted from the C32 criterion of the neighbor cell.</text:p>
      <text:p text:style-name="P394"/>
      <text:p text:style-name="P395">In case cell selection occurred within the previous 15 seconds, all neighbor cells are penalized by 5dB in oder to avoid ping-pong between cells.</text:p>
      <text:p text:style-name="P396"/>
      <text:list text:style-name="LFO4" text:continue-numbering="true">
        <text:list-item>
          <text:p text:style-name="P397">Procedure for (C'1, C31, C32)</text:p>
        </text:list-item>
      </text:list>
      <text:p text:style-name="P398">1. Mobile computes the values for C'1, C31, C32 criteria for the serving cell and the nonserving cells at least every second. A cell reselection is then triggered if one of the following events occurs:</text:p>
      <text:p text:style-name="P399"><text:tab/>- The pass criterion parameter C'1 indicate that the pass loss to the cell has become too high (C'1 &lt; 0)</text:p>
      <text:p text:style-name="P400"><text:tab/>- A nonserving suitable cell is evaluated to be better than the serving cell. The best cell is the cell with the highest C32 value among</text:p>
      <text:p text:style-name="P401"><text:tab/><text:tab/>- the cells that have the highest priority class among the cell that fulfill C31 &gt;= 0</text:p>
      <text:p text:style-name="P402"><text:tab/><text:tab/>- all cells, if no cell fulfill the criterion C31 &gt;= 0</text:p>
      <text:p text:style-name="P403"><text:tab/>- Downlink signaling failure is experienced</text:p>
      <text:p text:style-name="P404"><text:tab/>- The cell on which the mobile is camping has become barred</text:p>
      <text:p text:style-name="P405"><text:tab/>- A random access attempt is still unsuccessful adter MAX_RESTRANS_RATE</text:p>
      <text:p text:style-name="P406">attempt.</text:p>
      <text:p text:style-name="P407">Notice that the cell on which the mobile was camped on must not be returned to within 5 seconds</text:p>
      <text:p text:style-name="P408">UMTS measurements</text:p>
      <text:list text:style-name="LFO4" text:continue-numbering="true">
        <text:list-item>
          <text:p text:style-name="P409">Received Signal Code Power (RSCP)</text:p>
        </text:list-item>
      </text:list>
      <text:p text:style-name="P410">That is the power level the pilot channel of a cell is received and usually expressed in dBm. With this parameter, difference cells using the same carrier can be compared and handover or cell reselection can be taken</text:p>
      <text:list text:style-name="LFO4" text:continue-numbering="true">
        <text:list-item>
          <text:p text:style-name="P411">Received Signal Strength Indication (RSSI)</text:p>
        </text:list-item>
      </text:list>
      <text:p text:style-name="P412">That's the signal power over the complete 5MHz carrier which includes all components received, including the signals from the current and neighboring cells on the same frequency.</text:p>
      <text:list text:style-name="LFO4" text:continue-numbering="true">
        <text:list-item>
          <text:p text:style-name="P413">Signal Interference Noise Ratio (Ec/No)</text:p>
        </text:list-item>
      </text:list>
      <text:p text:style-name="P414">This is the received energy per chip (Ec) of the pilot channel divided by the total noise power density (No). In other words, the Ec/No is the RSCP divided by the RSSI.</text:p>
      <text:p text:style-name="P415">The better this value is, the better can a signal of a cell be distinguished from all overall noise. That is the indicator we use as the SINR (Signal to Interference Noise Ratio) for UMTS measurements.</text:p>
      <text:list text:style-name="LFO4" text:continue-numbering="true">
        <text:list-item>
          <text:p text:style-name="P416">QSI/QSC</text:p>
        </text:list-item>
      </text:list>
      <text:p text:style-name="P417"/>
      <text:p text:style-name="P418"/>
      <table:table table:style-name="Table419">
        <table:table-columns>
          <table:table-column table:style-name="TableColumn420"/>
          <table:table-column table:style-name="TableColumn421"/>
        </table:table-columns>
        <table:table-row table:style-name="TableRow422">
          <table:table-cell table:style-name="TableCell423">
            <text:p text:style-name="P424"><text:s text:c="2"/>QSI / QSC</text:p>
          </table:table-cell>
          <table:table-cell table:style-name="TableCell425">
            <text:p text:style-name="P426">Value in dBm</text:p>
          </table:table-cell>
        </table:table-row>
        <table:table-row table:style-name="TableRow427">
          <table:table-cell table:style-name="TableCell428">
            <text:p text:style-name="P429">0</text:p>
          </table:table-cell>
          <table:table-cell table:style-name="TableCell430">
            <text:p text:style-name="P431">&lt; <text:s/>- 98</text:p>
          </table:table-cell>
        </table:table-row>
        <table:table-row table:style-name="TableRow432">
          <table:table-cell table:style-name="TableCell433">
            <text:p text:style-name="P434">1</text:p>
          </table:table-cell>
          <table:table-cell table:style-name="TableCell435">
            <text:p text:style-name="P436">&lt; <text:s/>-94</text:p>
          </table:table-cell>
        </table:table-row>
        <table:table-row table:style-name="TableRow437">
          <table:table-cell table:style-name="TableCell438">
            <text:p text:style-name="P439">2</text:p>
          </table:table-cell>
          <table:table-cell table:style-name="TableCell440">
            <text:p text:style-name="P441">&lt; <text:s/>-90</text:p>
          </table:table-cell>
        </table:table-row>
        <table:table-row table:style-name="TableRow442">
          <table:table-cell table:style-name="TableCell443">
            <text:p text:style-name="P444">3</text:p>
          </table:table-cell>
          <table:table-cell table:style-name="TableCell445">
            <text:p text:style-name="P446">&lt; <text:s/>-86</text:p>
          </table:table-cell>
        </table:table-row>
        <table:table-row table:style-name="TableRow447">
          <table:table-cell table:style-name="TableCell448">
            <text:p text:style-name="P449">4</text:p>
          </table:table-cell>
          <table:table-cell table:style-name="TableCell450">
            <text:p text:style-name="P451">&lt; <text:s/>-82</text:p>
          </table:table-cell>
        </table:table-row>
        <table:table-row table:style-name="TableRow452">
          <table:table-cell table:style-name="TableCell453">
            <text:p text:style-name="P454">5</text:p>
          </table:table-cell>
          <table:table-cell table:style-name="TableCell455">
            <text:p text:style-name="P456">&lt; <text:s/>-78</text:p>
          </table:table-cell>
        </table:table-row>
        <table:table-row table:style-name="TableRow457">
          <table:table-cell table:style-name="TableCell458">
            <text:p text:style-name="P459">6</text:p>
          </table:table-cell>
          <table:table-cell table:style-name="TableCell460">
            <text:p text:style-name="P461">&lt; <text:s/>-74</text:p>
          </table:table-cell>
        </table:table-row>
        <table:table-row table:style-name="TableRow462">
          <table:table-cell table:style-name="TableCell463">
            <text:p text:style-name="P464">7</text:p>
          </table:table-cell>
          <table:table-cell table:style-name="TableCell465">
            <text:p text:style-name="P466">Always</text:p>
          </table:table-cell>
        </table:table-row>
        <table:table-row table:style-name="TableRow467">
          <table:table-cell table:style-name="TableCell468">
            <text:p text:style-name="P469">8</text:p>
          </table:table-cell>
          <table:table-cell table:style-name="TableCell470">
            <text:p text:style-name="P471">&gt; <text:s/>-78</text:p>
          </table:table-cell>
        </table:table-row>
        <table:table-row table:style-name="TableRow472">
          <table:table-cell table:style-name="TableCell473">
            <text:p text:style-name="P474">9</text:p>
          </table:table-cell>
          <table:table-cell table:style-name="TableCell475">
            <text:p text:style-name="P476">&gt; <text:s/>-74</text:p>
          </table:table-cell>
        </table:table-row>
        <table:table-row table:style-name="TableRow477">
          <table:table-cell table:style-name="TableCell478">
            <text:p text:style-name="P479">10</text:p>
          </table:table-cell>
          <table:table-cell table:style-name="TableCell480">
            <text:p text:style-name="P481">&gt; <text:s/>-70</text:p>
          </table:table-cell>
        </table:table-row>
        <table:table-row table:style-name="TableRow482">
          <table:table-cell table:style-name="TableCell483">
            <text:p text:style-name="P484">11</text:p>
          </table:table-cell>
          <table:table-cell table:style-name="TableCell485">
            <text:p text:style-name="P486">&gt; <text:s/>-66</text:p>
          </table:table-cell>
        </table:table-row>
        <table:table-row table:style-name="TableRow487">
          <table:table-cell table:style-name="TableCell488">
            <text:p text:style-name="P489">12</text:p>
          </table:table-cell>
          <table:table-cell table:style-name="TableCell490">
            <text:p text:style-name="P491">&gt; <text:s/>-62</text:p>
          </table:table-cell>
        </table:table-row>
        <table:table-row table:style-name="TableRow492">
          <table:table-cell table:style-name="TableCell493">
            <text:p text:style-name="P494">13</text:p>
          </table:table-cell>
          <table:table-cell table:style-name="TableCell495">
            <text:p text:style-name="P496">&gt; <text:s/>-58</text:p>
          </table:table-cell>
        </table:table-row>
        <table:table-row table:style-name="TableRow497">
          <table:table-cell table:style-name="TableCell498">
            <text:p text:style-name="P499">14</text:p>
          </table:table-cell>
          <table:table-cell table:style-name="TableCell500">
            <text:p text:style-name="P501">&gt; <text:s/>-54</text:p>
          </table:table-cell>
        </table:table-row>
        <table:table-row table:style-name="TableRow502">
          <table:table-cell table:style-name="TableCell503">
            <text:p text:style-name="P504">15 (default)</text:p>
          </table:table-cell>
          <table:table-cell table:style-name="TableCell505">
            <text:p text:style-name="P506">never</text:p>
          </table:table-cell>
        </table:table-row>
      </table:table>
      <text:p text:style-name="P507"/>
      <text:p text:style-name="P508"/>
      <text:p text:style-name="P509"/>
      <text:p text:style-name="P510">function update_strength</text:p>
      <text:p text:style-name="P511">input</text:p>
      <text:p text:style-name="P512"><text:tab/>List&lt;Cell&gt; cell_set</text:p>
      <text:p text:style-name="P513"><text:tab/>mobile</text:p>
      <text:p text:style-name="P514">output</text:p>
      <text:p text:style-name="P515"><text:tab/>List&lt;Cell&gt; cell_set</text:p>
      <text:p text:style-name="P516">body</text:p>
      <text:p text:style-name="P517"><text:tab/>distance ← 0</text:p>
      <text:p text:style-name="P518"><text:tab/>for cell in cell_set do</text:p>
      <text:p text:style-name="P519"><text:tab/><text:tab/>distance ← sqrt(pow(abs(mobile.x – cell.x),2) + pow(abs(mobile.y – cell.y), 2))</text:p>
      <text:p text:style-name="P520"><text:tab/><text:tab/>cell.strength ← cell.signal + cell.gain + mobile.gain – (32,44 + 20log(cell.frequency) + 20log(distance))</text:p>
      <text:p text:style-name="P521"><text:tab/>end do</text:p>
      <text:p text:style-name="P522">end body<text:tab/><text:tab/></text:p>
      <text:p text:style-name="P523">end function</text:p>
      <text:p text:style-name="P524"/>
      <text:p text:style-name="P525">function selectionUMTS</text:p>
      <text:p text:style-name="P526"><text:tab/>input</text:p>
      <text:p text:style-name="P527"><text:tab/><text:tab/>List&lt;Cell&gt; candidate_set</text:p>
      <text:p text:style-name="P528"><text:tab/>output</text:p>
      <text:p text:style-name="P529"><text:tab/><text:tab/>Cell selected</text:p>
      <text:p text:style-name="P530"><text:tab/>body</text:p>
      <text:p text:style-name="P531"><text:tab/><text:tab/>for cell in candidate_set do</text:p>
      <text:p text:style-name="P532"><text:tab/><text:tab/><text:tab/>if cell.strength &gt;= cell.minimum_strength &amp;&amp; ! cell.is_barred then</text:p>
      <text:p text:style-name="P533"><text:tab/><text:tab/><text:tab/><text:tab/>selected ← cell</text:p>
      <text:p text:style-name="P534"><text:tab/><text:tab/><text:tab/><text:tab/>break</text:p>
      <text:p text:style-name="P535"><text:tab/><text:tab/><text:tab/>end if</text:p>
      <text:p text:style-name="P536"><text:tab/><text:tab/>end do</text:p>
      <text:p text:style-name="P537"><text:tab/>end body</text:p>
      <text:p text:style-name="P538">end function<text:tab/></text:p>
      <text:p text:style-name="P539"/>
      <text:p text:style-name="P540">function selectionGSM</text:p>
      <text:p text:style-name="P541"><text:tab/>input</text:p>
      <text:p text:style-name="P542"><text:tab/><text:tab/>List&lt;Cell&gt; candidate_set</text:p>
      <text:p text:style-name="P543"><text:tab/>output</text:p>
      <text:p text:style-name="P544"><text:tab/><text:tab/>Cell selected</text:p>
      <text:p text:style-name="P545"><text:tab/>body</text:p>
      <text:p text:style-name="P546"><text:tab/><text:tab/>candidate_set.sort('desc')</text:p>
      <text:p text:style-name="P547"><text:tab/><text:tab/>for cell in candidate_set do</text:p>
      <text:p text:style-name="P548"><text:tab/><text:tab/><text:tab/>if cell.strength &gt;= cell.minimum_strength &amp;&amp; ! cell.is_barred then</text:p>
      <text:p text:style-name="P549"><text:tab/><text:tab/><text:tab/><text:tab/>selected ← cell</text:p>
      <text:p text:style-name="P550"><text:tab/><text:tab/><text:tab/>end if</text:p>
      <text:p text:style-name="P551"><text:tab/><text:tab/>end do</text:p>
      <text:p text:style-name="P552"><text:tab/>end body</text:p>
      <text:p text:style-name="P553">end function</text:p>
      <text:p text:style-name="P554"/>
      <text:p text:style-name="P555">function reselectionUMTS</text:p>
      <text:p text:style-name="P556"><text:tab/>input</text:p>
      <text:p text:style-name="P557"><text:tab/><text:tab/>Cell selected<text:tab/></text:p>
      <text:p text:style-name="P558"><text:tab/><text:tab/>List&lt;Cell&gt; candidate_set</text:p>
      <text:p text:style-name="P559"><text:tab/><text:tab/>hysteresis</text:p>
      <text:p text:style-name="P560"><text:tab/><text:tab/>ntimes<text:tab/><text:tab/></text:p>
      <text:p text:style-name="P561"><text:tab/>output</text:p>
      <text:p text:style-name="P562"><text:tab/><text:tab/>Cell selected</text:p>
      <text:p text:style-name="P563"><text:tab/>body</text:p>
      <text:p text:style-name="P564"><text:tab/><text:tab/>candidate_set.sort('desc')</text:p>
      <text:p text:style-name="P565"><text:tab/><text:tab/>for cell in candidate_set do</text:p>
      <text:p text:style-name="P566"><text:tab/><text:tab/><text:tab/>if ! cell.is_barred then</text:p>
      <text:p text:style-name="P567"><text:tab/><text:tab/><text:tab/><text:tab/>if selected.type equals 'GSM' then</text:p>
      <text:p text:style-name="P568"><text:tab/><text:tab/><text:tab/><text:tab/><text:tab/>if cell.strength &gt; cell.minimum_strength then</text:p>
      <text:p text:style-name="P569"><text:tab/><text:tab/><text:tab/><text:tab/><text:tab/><text:tab/>cell.ntimes ← cell.ntimes + 1</text:p>
      <text:p text:style-name="P570"><text:tab/><text:tab/><text:tab/><text:tab/><text:tab/><text:tab/>if cell.ntimes equals ntimes then</text:p>
      <text:p text:style-name="P571"><text:tab/><text:tab/><text:tab/><text:tab/><text:tab/><text:tab/><text:tab/>selected ← cell</text:p>
      <text:p text:style-name="P572"><text:tab/><text:tab/><text:tab/><text:tab/><text:tab/><text:tab/>end if</text:p>
      <text:soft-page-break/>
      <text:p text:style-name="P573"><text:tab/><text:tab/><text:tab/><text:tab/><text:tab/>else</text:p>
      <text:p text:style-name="P574"><text:tab/><text:tab/><text:tab/><text:tab/><text:tab/><text:tab/>cell.ntimes ← 0</text:p>
      <text:p text:style-name="P575"><text:tab/><text:tab/><text:tab/><text:tab/><text:tab/>end if</text:p>
      <text:p text:style-name="P576"><text:tab/><text:tab/><text:tab/><text:tab/>else<text:tab/>// selected.type equals 'UMTS'</text:p>
      <text:p text:style-name="P577"><text:tab/><text:tab/><text:tab/><text:tab/><text:tab/>if cell.strength &gt; cell.minimum_strength &amp;&amp; cell.strength - selected.strength &gt; hysteresis then</text:p>
      <text:p text:style-name="P578"><text:tab/><text:tab/><text:tab/><text:tab/><text:tab/><text:tab/>cell.ntimes ← cell.ntimes + 1</text:p>
      <text:p text:style-name="P579"><text:tab/><text:tab/><text:tab/><text:tab/><text:tab/><text:tab/>if cell.ntimes equals ntimes then</text:p>
      <text:p text:style-name="P580"><text:tab/><text:tab/><text:tab/><text:tab/><text:tab/><text:tab/><text:tab/>selected ← cell</text:p>
      <text:p text:style-name="P581"><text:tab/><text:tab/><text:tab/><text:tab/><text:tab/><text:tab/>end if</text:p>
      <text:p text:style-name="P582"><text:tab/><text:tab/><text:tab/><text:tab/><text:tab/>else</text:p>
      <text:p text:style-name="P583"><text:tab/><text:tab/><text:tab/><text:tab/><text:tab/><text:tab/>cell.ntimes ← 0</text:p>
      <text:p text:style-name="P584"><text:tab/><text:tab/><text:tab/><text:tab/><text:tab/>end if</text:p>
      <text:p text:style-name="P585"><text:tab/><text:tab/><text:tab/><text:tab/>end if</text:p>
      <text:p text:style-name="P586"><text:tab/><text:tab/><text:tab/><text:tab/>break</text:p>
      <text:p text:style-name="P587"><text:tab/><text:tab/><text:tab/>end if</text:p>
      <text:p text:style-name="P588"><text:tab/><text:tab/>end do</text:p>
      <text:p text:style-name="P589"><text:tab/>end body</text:p>
      <text:p text:style-name="P590">end function</text:p>
      <text:p text:style-name="P591"/>
      <text:p text:style-name="P592">//we assume that entering to this function means that there is no UMTS //cell available</text:p>
      <text:p text:style-name="P593">function reselectionGSM</text:p>
      <text:p text:style-name="P594"><text:tab/>input</text:p>
      <text:p text:style-name="P595"><text:tab/><text:tab/>Cell selected<text:tab/></text:p>
      <text:p text:style-name="P596"><text:tab/><text:tab/>List&lt;Cell&gt; candidate_set</text:p>
      <text:p text:style-name="P597"><text:tab/><text:tab/>hysteresis<text:tab/><text:tab/><text:tab/></text:p>
      <text:p text:style-name="P598"><text:tab/>output</text:p>
      <text:p text:style-name="P599"><text:tab/><text:tab/>Cell selected</text:p>
      <text:p text:style-name="P600"><text:tab/>body</text:p>
      <text:p text:style-name="P601"><text:tab/><text:tab/>candidate_set.sort('desc')</text:p>
      <text:p text:style-name="P602"><text:tab/><text:tab/>for cell in candidate_set do</text:p>
      <text:p text:style-name="P603"><text:tab/><text:tab/><text:tab/>if ! cell.is_barred then</text:p>
      <text:p text:style-name="P604"><text:tab/><text:tab/><text:tab/><text:tab/>if selected.type equals 'GSM' then</text:p>
      <text:p text:style-name="P605"><text:tab/><text:tab/><text:tab/><text:tab/><text:tab/>if cell.strength &gt; cell.minimum_strength &amp;&amp; cell.strength - selected.strength &gt; hysteresis then</text:p>
      <text:p text:style-name="P606"><text:tab/><text:tab/><text:tab/><text:tab/><text:tab/><text:tab/>cell.ntimes ← cell.ntimes + 1</text:p>
      <text:p text:style-name="P607"><text:tab/><text:tab/><text:tab/><text:tab/><text:tab/><text:tab/>if cell.ntimes equals ntimes then</text:p>
      <text:p text:style-name="P608"><text:tab/><text:tab/><text:tab/><text:tab/><text:tab/><text:tab/><text:tab/>selected ← cell</text:p>
      <text:p text:style-name="P609"><text:tab/><text:tab/><text:tab/><text:tab/><text:tab/><text:tab/>end if</text:p>
      <text:p text:style-name="P610"><text:tab/><text:tab/><text:tab/><text:tab/><text:tab/>else</text:p>
      <text:p text:style-name="P611"><text:tab/><text:tab/><text:tab/><text:tab/><text:tab/><text:tab/>cell.ntimes ← 0</text:p>
      <text:p text:style-name="P612"><text:tab/><text:tab/><text:tab/><text:tab/><text:tab/>end if</text:p>
      <text:p text:style-name="P613"><text:tab/><text:tab/><text:tab/><text:tab/>else<text:tab/>// selected.type equals 'UMTS'</text:p>
      <text:p text:style-name="P614"><text:tab/><text:tab/><text:tab/><text:tab/><text:tab/>if cell.strength &gt; cell.minimum_strength</text:p>
      <text:p text:style-name="P615"><text:tab/><text:tab/><text:tab/><text:tab/><text:tab/><text:tab/>cell.ntimes ← cell.ntimes + 1</text:p>
      <text:p text:style-name="P616"><text:tab/><text:tab/><text:tab/><text:tab/><text:tab/><text:tab/>if cell.ntimes equals cell.ntimes then</text:p>
      <text:p text:style-name="P617"><text:tab/><text:tab/><text:tab/><text:tab/><text:tab/><text:tab/><text:tab/>selected ← cell</text:p>
      <text:p text:style-name="P618"><text:tab/><text:tab/><text:tab/><text:tab/><text:tab/><text:tab/>end if</text:p>
      <text:p text:style-name="P619"><text:tab/><text:tab/><text:tab/><text:tab/><text:tab/>else</text:p>
      <text:p text:style-name="P620"><text:tab/><text:tab/><text:tab/><text:tab/><text:tab/><text:tab/>cell.ntimes ← 0</text:p>
      <text:p text:style-name="P621"><text:tab/><text:tab/><text:tab/><text:tab/><text:tab/>end if</text:p>
      <text:p text:style-name="P622"><text:tab/><text:tab/><text:tab/><text:tab/>end if</text:p>
      <text:p text:style-name="P623"><text:tab/><text:tab/><text:tab/>end if</text:p>
      <text:p text:style-name="P624"><text:tab/><text:tab/>end do</text:p>
      <text:p text:style-name="P625"><text:tab/>end body</text:p>
      <text:p text:style-name="P626">end function</text:p>
      <text:p text:style-name="P627"/>
      <text:p text:style-name="P628">function handoverUMTS</text:p>
      <text:p text:style-name="P629">input</text:p>
      <text:p text:style-name="P630"><text:tab/>List&lt;Cell&gt; active_set<text:s/><text:tab/></text:p>
      <text:p text:style-name="P631"><text:tab/>List&lt;Cell&gt; neighbor_set</text:p>
      <text:p text:style-name="P632"><text:tab/>hysteresis</text:p>
      <text:p text:style-name="P633"><text:tab/>ntimes</text:p>
      <text:p text:style-name="P634">output</text:p>
      <text:p text:style-name="P635"><text:tab/>List&lt;Cell&gt; active_set</text:p>
      <text:p text:style-name="P636"><text:tab/>List&lt;Cell&gt; neighbor_set</text:p>
      <text:soft-page-break/>
      <text:p text:style-name="P637">body</text:p>
      <text:p text:style-name="P638"><text:tab/>for cell in active_set do</text:p>
      <text:p text:style-name="P639"><text:tab/><text:tab/>maxActive ← max(active_set)</text:p>
      <text:p text:style-name="P640"><text:tab/><text:tab/>if cell.strength &lt; cell.minimum_strength then</text:p>
      <text:p text:style-name="P641"><text:tab/><text:tab/><text:tab/>active_set.remove(cell)</text:p>
      <text:p text:style-name="P642"><text:tab/><text:tab/><text:tab/>neighbor_cell.add(cell)</text:p>
      <text:p text:style-name="P643"><text:tab/><text:tab/>else if maxActive.strength - cell.strength &gt; hysteresis then</text:p>
      <text:p text:style-name="P644"><text:tab/><text:tab/><text:tab/>cell.ntimes ← cell.ntimes + 1</text:p>
      <text:p text:style-name="P645"><text:tab/><text:tab/><text:tab/>if cell.ntimes equals ntimes then</text:p>
      <text:p text:style-name="P646"><text:tab/><text:tab/><text:tab/><text:tab/>active_set.remove(cell)</text:p>
      <text:p text:style-name="P647"><text:tab/><text:tab/><text:tab/><text:tab/>neighbor_cell.add(cell)</text:p>
      <text:p text:style-name="P648"><text:tab/><text:tab/><text:tab/>end if</text:p>
      <text:p text:style-name="P649"><text:tab/><text:tab/>else</text:p>
      <text:p text:style-name="P650"><text:tab/><text:tab/><text:tab/>cell.ntimes ← 0</text:p>
      <text:p text:style-name="P651"><text:tab/><text:tab/>end if</text:p>
      <text:p text:style-name="P652"><text:tab/>end do</text:p>
      <text:p text:style-name="P653"/>
      <text:p text:style-name="P654"><text:tab/>neighbor_set.sort('desc')</text:p>
      <text:p text:style-name="P655"><text:tab/>for cell in neighbor_set do</text:p>
      <text:p text:style-name="P656"><text:tab/><text:tab/>if active_set.length &lt; active_maxlength then</text:p>
      <text:p text:style-name="P657"><text:tab/><text:tab/><text:tab/>if active_set.length equals 0 then</text:p>
      <text:p text:style-name="P658"><text:tab/><text:tab/><text:tab/><text:tab/>maxActive ← 0<text:tab/></text:p>
      <text:p text:style-name="P659"><text:tab/><text:tab/><text:tab/>else</text:p>
      <text:p text:style-name="P660"><text:tab/><text:tab/><text:tab/><text:tab/>maxActive ← max(active_set)</text:p>
      <text:p text:style-name="P661"><text:tab/><text:tab/><text:tab/>end if</text:p>
      <text:p text:style-name="P662"><text:tab/><text:tab/><text:tab/><text:tab/></text:p>
      <text:p text:style-name="P663"><text:tab/><text:tab/><text:tab/>if cell.strength &gt; cell.minimum_strength and cell.strength - maxActive.strength &gt; hysteresis then</text:p>
      <text:p text:style-name="P664"><text:tab/><text:tab/><text:tab/><text:tab/>cell.ntimes ← cell.ntimes + 1</text:p>
      <text:p text:style-name="P665"><text:tab/><text:tab/><text:tab/><text:tab/>if cell.ntimes equals ntimes then</text:p>
      <text:p text:style-name="P666"><text:tab/><text:tab/><text:tab/><text:tab/><text:tab/>neighbor_cell.remove(cell)</text:p>
      <text:p text:style-name="P667"><text:tab/><text:tab/><text:tab/><text:tab/><text:tab/>active_set.add(cell)</text:p>
      <text:p text:style-name="P668"><text:tab/><text:tab/><text:tab/><text:tab/>end if</text:p>
      <text:p text:style-name="P669"><text:tab/><text:tab/><text:tab/>else</text:p>
      <text:p text:style-name="P670"><text:tab/><text:tab/><text:tab/><text:tab/>cell.ntimes ← 0</text:p>
      <text:p text:style-name="P671"><text:tab/><text:tab/><text:tab/>end if</text:p>
      <text:p text:style-name="P672"><text:tab/><text:tab/>else</text:p>
      <text:p text:style-name="P673"><text:tab/><text:tab/><text:tab/>break</text:p>
      <text:p text:style-name="P674"><text:tab/><text:tab/>end if</text:p>
      <text:p text:style-name="P675"><text:tab/>end do</text:p>
      <text:p text:style-name="P676"/>
      <text:p text:style-name="P677"><text:tab/>isSwitched ← true</text:p>
      <text:p text:style-name="P678"><text:tab/>while isSwitched do</text:p>
      <text:p text:style-name="P679"><text:tab/><text:tab/>minActive ← min(active_set)</text:p>
      <text:p text:style-name="P680"><text:tab/><text:tab/>maxNeighbor ← max(neighbor_set)</text:p>
      <text:p text:style-name="P681"><text:tab/><text:tab/>if maxNeighbor.strength - minActive.strength &gt; hysteresis then</text:p>
      <text:p text:style-name="P682"><text:tab/><text:tab/><text:tab/>maxNeighbor.ntimes ← maxNeighbor.ntimes + 1</text:p>
      <text:p text:style-name="P683"><text:tab/><text:tab/><text:tab/>if maxNeighbor.ntimes equals ntimes then</text:p>
      <text:p text:style-name="P684"><text:tab/><text:tab/><text:tab/><text:tab/>active_set.replace(minActive, maxNeighbor)</text:p>
      <text:p text:style-name="P685"><text:tab/><text:tab/><text:tab/><text:tab/>neighbor_set.replace(maxNeighbor, minActive)</text:p>
      <text:p text:style-name="P686"><text:tab/><text:tab/><text:tab/>end if</text:p>
      <text:p text:style-name="P687"><text:tab/><text:tab/>else</text:p>
      <text:p text:style-name="P688"><text:tab/><text:tab/><text:tab/>maxNeighbor.ntimes ← 0</text:p>
      <text:p text:style-name="P689"><text:tab/><text:tab/><text:tab/>isSwitched ← false</text:p>
      <text:p text:style-name="P690"><text:tab/><text:tab/>end if</text:p>
      <text:p text:style-name="P691"><text:tab/>end do</text:p>
      <text:p text:style-name="P692">end body</text:p>
      <text:p text:style-name="P693">end function</text:p>
      <text:p text:style-name="P694"/>
      <text:p text:style-name="P695">function handoverGSM</text:p>
      <text:p text:style-name="P696">input</text:p>
      <text:p text:style-name="P697"><text:tab/>Cell primary</text:p>
      <text:p text:style-name="P698"><text:tab/>List&lt;Cell&gt; neighbor_set</text:p>
      <text:p text:style-name="P699"><text:tab/>hysteresis</text:p>
      <text:p text:style-name="P700"><text:tab/>ntimes</text:p>
      <text:p text:style-name="P701"><text:tab/>isHandoverNeeded</text:p>
      <text:soft-page-break/>
      <text:p text:style-name="P702">output</text:p>
      <text:p text:style-name="P703"><text:tab/>Cell primary</text:p>
      <text:p text:style-name="P704"><text:tab/>List&lt;Cell&gt; neighbor_set</text:p>
      <text:p text:style-name="P705">body</text:p>
      <text:p text:style-name="P706"><text:tab/>neighbor_set.sort('desc')</text:p>
      <text:p text:style-name="P707"><text:tab/>for cell in neighbor_set do</text:p>
      <text:p text:style-name="P708"><text:tab/><text:tab/>if not cell.is_barred &amp;&amp; cell.strength &gt; cell.minimum_strength</text:p>
      <text:p text:style-name="P709"><text:tab/><text:tab/><text:tab/>if primary is null then</text:p>
      <text:p text:style-name="P710"><text:tab/><text:tab/><text:tab/><text:tab/>cell.ntimes ← cell.ntimes + 1</text:p>
      <text:p text:style-name="P711"><text:tab/><text:tab/><text:tab/>else if cell.strength - primary.strength &gt; hysteresis then</text:p>
      <text:p text:style-name="P712"><text:span text:style-name="T713"><text:tab/></text:span><text:span text:style-name="T714"><text:tab/></text:span><text:span text:style-name="T715"><text:tab/></text:span><text:span text:style-name="T716"><text:tab/></text:span><text:span text:style-name="T717">cell.ntimes ← cell.ntimes + 1</text:span></text:p>
      <text:p text:style-name="P718"><text:tab/><text:tab/><text:tab/>else</text:p>
      <text:p text:style-name="P719"><text:tab/><text:tab/><text:tab/><text:tab/>cell.ntimes ← 0</text:p>
      <text:p text:style-name="P720"><text:span text:style-name="T721"><text:tab/></text:span><text:span text:style-name="T722"><text:tab/></text:span><text:span text:style-name="T723"><text:tab/></text:span><text:span text:style-name="T724">end if</text:span></text:p>
      <text:p text:style-name="P725"><text:tab/><text:tab/><text:tab/></text:p>
      <text:p text:style-name="P726"><text:tab/><text:tab/><text:tab/>if cell.ntimes greater than ntimes and isHandoverNeeded then</text:p>
      <text:p text:style-name="P727"><text:tab/><text:tab/><text:tab/><text:tab/>primary ← cell</text:p>
      <text:p text:style-name="P728"><text:tab/><text:tab/><text:tab/>end if</text:p>
      <text:p text:style-name="P729"><text:tab/><text:tab/>else</text:p>
      <text:p text:style-name="P730"><text:tab/><text:tab/><text:tab/>cell.ntimes ← 0</text:p>
      <text:p text:style-name="P731"><text:tab/><text:tab/>end if</text:p>
      <text:p text:style-name="P732"><text:tab/>end do</text:p>
      <text:p text:style-name="P733">end body</text:p>
      <text:p text:style-name="P734">end function</text:p>
      <text:p text:style-name="P735"/>
      <text:p text:style-name="P736">function main</text:p>
      <text:p text:style-name="P737">input</text:p>
      <text:p text:style-name="P738"><text:tab/>boolean is_calling</text:p>
      <text:p text:style-name="P739"><text:span text:style-name="T740"><text:tab/></text:span><text:span text:style-name="T741">int hysteresis_umts</text:span></text:p>
      <text:p text:style-name="P742"><text:tab/>int hysteresis_gsm</text:p>
      <text:p text:style-name="P743"><text:span text:style-name="T744"><text:tab/></text:span><text:span text:style-name="T745">int ntimes</text:span></text:p>
      <text:p text:style-name="P746">body</text:p>
      <text:p text:style-name="P747"><text:tab/>Cell selected</text:p>
      <text:p text:style-name="P748"><text:tab/>Cell primary</text:p>
      <text:p text:style-name="P749"><text:tab/>List&lt;Cell&gt; active_set</text:p>
      <text:p text:style-name="P750"><text:tab/>neighbor_umts_set</text:p>
      <text:p text:style-name="P751"><text:tab/>neighbor_gsm_set</text:p>
      <text:p text:style-name="P752"><text:tab/>boolean is_update_calling ← false</text:p>
      <text:p text:style-name="P753"/>
      <text:p text:style-name="P754"><text:tab/>while 1 do</text:p>
      <text:p text:style-name="P755"><text:tab/><text:tab/>update_strength(selected)</text:p>
      <text:p text:style-name="P756"><text:tab/><text:tab/>update_strength(primary)</text:p>
      <text:p text:style-name="P757"><text:tab/><text:tab/>update_strength(active_set)</text:p>
      <text:p text:style-name="P758"><text:tab/><text:tab/>update_strength(neighbor_umts_set)</text:p>
      <text:p text:style-name="P759"><text:tab/><text:tab/>update_strength(neighbor_gsm_set)</text:p>
      <text:p text:style-name="P760"><text:tab/></text:p>
      <text:p text:style-name="P761"><text:tab/><text:tab/>if selected is null then //selection</text:p>
      <text:p text:style-name="P762"/>
      <text:p text:style-name="P763"><text:tab/><text:tab/><text:tab/>candidate_set ← measure_landscape('UMTS')</text:p>
      <text:p text:style-name="P764"><text:tab/><text:tab/><text:tab/>selected ← selectionUMTS(candidate_set)</text:p>
      <text:p text:style-name="P765"><text:tab/><text:tab/><text:tab/>if selected is null then</text:p>
      <text:p text:style-name="P766"><text:tab/><text:tab/><text:tab/><text:tab/>candidate_set ← measure_landscape('GSM')</text:p>
      <text:p text:style-name="P767"><text:tab/><text:tab/><text:tab/><text:tab/>selected ← selectionGSM(candidate_set)</text:p>
      <text:p text:style-name="P768"><text:tab/><text:tab/><text:tab/>end if</text:p>
      <text:p text:style-name="P769"/>
      <text:p text:style-name="P770"><text:tab/><text:tab/><text:tab/>if selected is not null then</text:p>
      <text:p text:style-name="P771"><text:tab/><text:tab/><text:tab/><text:tab/>neighbors_umts_set ← selected.getNeighborsUMTS()</text:p>
      <text:p text:style-name="P772"><text:tab/><text:tab/><text:tab/><text:tab/>neighbors_gsm_set ← selected.getNeighborsGSM()</text:p>
      <text:p text:style-name="P773"><text:tab/><text:tab/><text:tab/>end if</text:p>
      <text:p text:style-name="P774"><text:tab/><text:tab/>else</text:p>
      <text:p text:style-name="P775"><text:tab/><text:tab/><text:tab/>if is_calling then</text:p>
      <text:p text:style-name="P776"><text:tab/><text:tab/><text:tab/><text:tab/>if not is_update_calling then</text:p>
      <text:p text:style-name="P777"><text:tab/><text:tab/><text:tab/><text:tab/><text:tab/>if selected.type equals 'UMTS'</text:p>
      <text:p text:style-name="P778"><text:tab/><text:tab/><text:tab/><text:tab/><text:tab/><text:tab/>active_set.add(selected)</text:p>
      <text:p text:style-name="P779"><text:tab/><text:tab/><text:tab/><text:tab/><text:tab/>else</text:p>
      <text:p text:style-name="P780"><text:tab/><text:tab/><text:tab/><text:tab/><text:tab/><text:tab/>primary ← selected</text:p>
      <text:soft-page-break/>
      <text:p text:style-name="P781"><text:tab/><text:tab/><text:tab/><text:tab/><text:tab/>end if</text:p>
      <text:p text:style-name="P782"><text:tab/><text:tab/><text:tab/><text:tab/><text:tab/>is_update_calling ← true</text:p>
      <text:p text:style-name="P783"><text:tab/><text:tab/><text:tab/><text:tab/>end if</text:p>
      <text:p text:style-name="P784"><text:tab/><text:tab/><text:tab/><text:tab/></text:p>
      <text:p text:style-name="P785"><text:tab/><text:tab/><text:tab/><text:tab/>if primary equals null and active_set.length equals 0 then</text:p>
      <text:p text:style-name="P786"><text:tab/><text:tab/><text:tab/><text:tab/><text:tab/>is_calling ← false</text:p>
      <text:p text:style-name="P787"><text:tab/><text:tab/><text:tab/><text:tab/>else</text:p>
      <text:p text:style-name="P788"><text:tab/><text:tab/><text:tab/><text:tab/><text:tab/>handoverUMTS(active_set, neighbor_umts_set, hysteresis_umts, ntimes)</text:p>
      <text:p text:style-name="P789"><text:tab/><text:tab/><text:tab/><text:tab/><text:tab/></text:p>
      <text:p text:style-name="P790"><text:tab/><text:tab/><text:tab/><text:tab/><text:tab/>handoverGSM(primary, neighbor_gsm_set, hysteresis_gsm, ntimes, active_set.length equals 0)</text:p>
      <text:p text:style-name="P791"/>
      <text:p text:style-name="P792"><text:tab/><text:tab/><text:tab/><text:tab/><text:tab/>if active_set.length &gt; 0 and selected is not max(active_set)</text:p>
      <text:p text:style-name="P793"><text:tab/><text:tab/><text:tab/><text:tab/><text:tab/><text:tab/>primary ← null</text:p>
      <text:p text:style-name="P794"><text:tab/><text:tab/><text:tab/><text:tab/><text:tab/><text:tab/>tmp_selected ← max(active_set)</text:p>
      <text:p text:style-name="P795"/>
      <text:p text:style-name="P796"><text:tab/><text:tab/><text:tab/><text:tab/><text:tab/>else if selected is not primary then</text:p>
      <text:p text:style-name="P797"><text:tab/><text:tab/><text:tab/><text:tab/><text:tab/><text:tab/>tmp_selected ← primary</text:p>
      <text:p text:style-name="P798"><text:tab/><text:tab/><text:tab/><text:tab/><text:tab/>end if</text:p>
      <text:p text:style-name="P799"/>
      <text:p text:style-name="P800"><text:tab/><text:tab/><text:tab/><text:tab/><text:tab/>if tmp_selected not equals selected then</text:p>
      <text:p text:style-name="P801"><text:tab/><text:tab/><text:tab/><text:tab/><text:tab/><text:tab/>selected ← tmp_selected</text:p>
      <text:p text:style-name="P802"><text:tab/><text:tab/><text:tab/><text:tab/><text:tab/><text:tab/>neighbors_umts_set ← selected.getNeighborsUMTS().minus(active_set)</text:p>
      <text:p text:style-name="P803"><text:tab/><text:tab/><text:tab/><text:tab/><text:tab/><text:tab/>neighbors_gsm_set ← selected.getNeighborsGSM()<text:tab/></text:p>
      <text:p text:style-name="P804"><text:tab/><text:tab/><text:tab/><text:tab/><text:tab/>end if</text:p>
      <text:p text:style-name="P805"><text:tab/><text:tab/><text:tab/><text:tab/>end if</text:p>
      <text:p text:style-name="P806"><text:tab/><text:tab/><text:tab/><text:tab/></text:p>
      <text:p text:style-name="P807"><text:tab/><text:tab/><text:tab/>else</text:p>
      <text:p text:style-name="P808"><text:tab/><text:tab/><text:tab/><text:tab/>if is_update_calling then</text:p>
      <text:p text:style-name="P809"><text:tab/><text:tab/><text:tab/><text:tab/><text:tab/>is_update_calling ← false</text:p>
      <text:p text:style-name="P810"><text:tab/><text:tab/><text:tab/><text:tab/><text:tab/>if not active_set.is_empty() then</text:p>
      <text:p text:style-name="P811"><text:tab/><text:tab/><text:tab/><text:tab/><text:tab/><text:tab/>active_set.empty()</text:p>
      <text:p text:style-name="P812"><text:tab/><text:tab/><text:tab/><text:tab/><text:tab/>else</text:p>
      <text:p text:style-name="P813"><text:tab/><text:tab/><text:tab/><text:tab/><text:tab/><text:tab/>primary ← null</text:p>
      <text:p text:style-name="P814"><text:tab/><text:tab/><text:tab/><text:tab/><text:tab/>end if</text:p>
      <text:p text:style-name="P815"><text:tab/><text:tab/><text:tab/><text:tab/>end if</text:p>
      <text:p text:style-name="P816"><text:tab/><text:tab/><text:tab/><text:tab/>Cell tmp_selected</text:p>
      <text:p text:style-name="P817"><text:tab/><text:tab/><text:tab/><text:tab/>tmp_selected ← reselectionUMTS(selected, neighbor_umts_set, hysteresis_umts, ntimes)</text:p>
      <text:p text:style-name="P818"><text:tab/><text:tab/><text:tab/><text:tab/>if tmp_selected.type is null then</text:p>
      <text:p text:style-name="P819"><text:tab/><text:tab/><text:tab/><text:tab/><text:tab/>tmp_selected ← reselectionGSM(selected, neighbor_gsm_set, hysteresis_gsm, ntimes)</text:p>
      <text:p text:style-name="P820"><text:tab/><text:tab/><text:tab/><text:tab/>end if</text:p>
      <text:p text:style-name="P821"><text:tab/><text:tab/><text:tab/><text:tab/>if tmp_selected not equals selected then</text:p>
      <text:p text:style-name="P822"><text:tab/><text:tab/><text:tab/><text:tab/><text:tab/>selected ← tmp_selected</text:p>
      <text:p text:style-name="P823"><text:tab/><text:tab/><text:tab/><text:tab/><text:tab/>neighbors_umts_set ← selected.getNeighborsUMTS()</text:p>
      <text:p text:style-name="P824"><text:tab/><text:tab/><text:tab/><text:tab/><text:tab/>neighbors_gsm_set ← selected.getNeighborsGSM()</text:p>
      <text:p text:style-name="P825"><text:tab/><text:tab/><text:tab/><text:tab/>end if</text:p>
      <text:p text:style-name="P826"><text:tab/><text:tab/><text:tab/>end if</text:p>
      <text:p text:style-name="P827"><text:tab/><text:tab/>end if</text:p>
      <text:p text:style-name="P828"><text:tab/><text:tab/>sleep(500)<text:tab/>//wait for 0.5 sec</text:p>
      <text:p text:style-name="P829"><text:tab/>end do</text:p>
      <text:p text:style-name="P830">end body</text:p>
      <text:p text:style-name="P831">end function</text:p>
      <text:p text:style-name="P832"/>
      <text:list text:style-name="LFO1" text:continue-numbering="true">
        <text:list-item>
          <text:p text:style-name="P833">OUTPUT DATA</text:p>
        </text:list-item>
      </text:list>
      <text:p text:style-name="P834"/>
      <text:p text:style-name="P835"><text:tab/>The main function should simulate the operations that the mobile or network must take depending on the situation. The function performs simulation of selection/reselection on GSM and UMTS, soft handover (UMTS to UMTS) and hard handover (UMTS to GSM, GSM to UMTS, and GSM to GSM).</text:p>
      <text:p text:style-name="P836"><text:tab/></text:p>
      <text:p text:style-name="P837">The selected cell is only used when the user is not calling. When the user gives a call, the content of the selected cell is inserted either in the active_set list (if the selected cell is UMTS) or in the primary variable (if the selected cell is GSM).</text:p>
      <text:p text:style-name="P838"/>
      <text:list text:style-name="LFO1" text:continue-numbering="true">
        <text:list-item>
          <text:p text:style-name="P839">VALIDATION ON ONE EXAMPLE</text:p>
        </text:list-item>
      </text:list>
      <text:p text:style-name="P840"/>
      <text:p text:style-name="P841">For the example we are going to take following parameters:</text:p>
      <text:p text:style-name="P842"/>
      <text:p text:style-name="P843"><text:span text:style-name="T844">is_calling ← false</text:span></text:p>
      <text:p text:style-name="P845"><text:span text:style-name="T846">hysteresis_umts ← 4</text:span></text:p>
      <text:p text:style-name="P847"><text:span text:style-name="T848">hysteresis_gsm ← <text:s/>2</text:span></text:p>
      <text:p text:style-name="P849"><text:span text:style-name="T850">ntimes ← 3</text:span></text:p>
      <text:p text:style-name="P851"/>
      <text:p text:style-name="P852">At the beginning all the sets are empty and the variables primary and selected are null, so we enter in the first condition in the main function.</text:p>
      <text:p text:style-name="P853"/>
      <text:p text:style-name="P854">We now invoke the measure_landscape with UMTS parameters. This function simply return a set of detected UMTS cells associated with their signal strengthes depending on the distance between each cells and the mobile phone. Let's suppose that the function return the following measures:</text:p>
      <text:p text:style-name="P855"/>
      <text:p text:style-name="P856"><text:span text:style-name="T857"><text:tab/></text:span><text:span text:style-name="T858">candidate_set ← {Cell1: 5, Cell2: 11, Cell3: 15}</text:span></text:p>
      <text:p text:style-name="P859"><text:tab/></text:p>
      <text:p text:style-name="P860">Now, in order to select an appropriate cell, <text:s/>we invoke selectionUMTS function passing the candidate_set. If we suppose that the minimum_strength needed to select the cell is 10 and no one is barred, the function will return the first cell with a strength greater or equal than the minimum strength required. In this case, the cell returned is Cell2, with type UMTS. From this cell (cell(2)), we retrieve the neighbors (in UMTS and GSM). Let's suppose we have:</text:p>
      <text:p text:style-name="P861"><text:tab/></text:p>
      <text:p text:style-name="P862"><text:span text:style-name="T863"><text:tab/></text:span><text:span text:style-name="T864">selected ← (Cell2: 11)</text:span></text:p>
      <text:p text:style-name="P865"><text:span text:style-name="T866"><text:tab/></text:span><text:span text:style-name="T867">neighbor_umts_set ← {Cell3, Cell 4, Cell6}</text:span></text:p>
      <text:p text:style-name="P868"><text:span text:style-name="T869"><text:tab/>neighbor_gsm_set ← {Cell11, Cell12}</text:span></text:p>
      <text:p text:style-name="P870"/>
      <text:p text:style-name="P871"><text:span text:style-name="T872">In the next iteration in the loop. We implement measurement of the neighbor cells as well as the selected cell. We assume that we get the following measures:</text:span><text:span text:style-name="T873"><text:tab/></text:span></text:p>
      <text:p text:style-name="P874"><text:span text:style-name="T875"><text:tab/></text:span></text:p>
      <text:p text:style-name="P876"><text:span text:style-name="T877"><text:tab/>selected ← (Cell2: 11)</text:span></text:p>
      <text:p text:style-name="P878"><text:span text:style-name="T879"><text:tab/>neighbor_umts_set ← {Cell3: 15, Cell 4:18, Cell6:8}</text:span></text:p>
      <text:p text:style-name="P880"><text:span text:style-name="T881"><text:tab/>neighbor_gsm_set ← {Cell11:18, Cell12:16}</text:span></text:p>
      <text:p text:style-name="P882"/>
      <text:p text:style-name="P883">Since we have a selected cell, we enter in the else statement. We are going to invoke the function reselectionUMTS(). For a reselection is being performed, the cell must be stable, which means that it has to match the conditions during three loops. We suppose that the values don't move during three loops, so the cell Cell4 will be the result of reselection. Indeed, the strength of Cell4 is greater or equal than Cell1 added with hysteresis for UMTS. Because we changed cell, the neighbor sets changed as well. We get from the reselected cell the following values and their associated strength (after we proceeded to measurements):</text:p>
      <text:p text:style-name="P884"/>
      <text:p text:style-name="P885"><text:span text:style-name="T886"><text:tab/></text:span><text:span text:style-name="T887">selected ← (Cell4: 18)</text:span></text:p>
      <text:p text:style-name="P888"><text:span text:style-name="T889"><text:tab/></text:span><text:span text:style-name="T890">neighbor_umts_set ← {Cell2: 11, Cell3:15, Cell6:8}</text:span></text:p>
      <text:p text:style-name="P891"><text:span text:style-name="T892"><text:tab/>neighbor_gsm_set ← {Cell11:15, Cell16:8}</text:span></text:p>
      <text:p text:style-name="P893"/>
      <text:p text:style-name="P894">Let's imagine that we want to give a call. First of all, if the cell is a UMTS cell, it's added in the active_set. Let's suppose we have now the following values:</text:p>
      <text:p text:style-name="P895"><text:tab/></text:p>
      <text:p text:style-name="P896"><text:span text:style-name="T897"><text:tab/></text:span><text:span text:style-name="T898">selected ← (Cell4: 18)</text:span></text:p>
      <text:p text:style-name="P899"><text:span text:style-name="T900"><text:tab/></text:span><text:span text:style-name="T901">active_set ← {Cell4: 18}</text:span></text:p>
      <text:p text:style-name="P902"><text:span text:style-name="T903"><text:tab/>neighbor_umts_set ← {Cell2: 11, Cell3:22, Cell6:8}</text:span></text:p>
      <text:p text:style-name="P904"/>
      <text:p text:style-name="P905"><text:span text:style-name="T906">Notice</text:span><text:span text:style-name="T907">: Meanwhile, the neighbor_gsm_set is updated (the ntime is incremented for possible candidate), in case of interruption with UMTS connection.</text:span></text:p>
      <text:p text:style-name="P908"/>
      <text:p text:style-name="P909">If the results measurements are not changing for three loops. Now we retrieve the neighbors from the cell in the active set which has the maximum strength. The results will be eventually:</text:p>
      <text:p text:style-name="P910"><text:tab/></text:p>
      <text:p text:style-name="P911"><text:span text:style-name="T912"><text:tab/></text:span><text:span text:style-name="T913">active_set ← {Cell4: 18, Cell3:22}</text:span></text:p>
      <text:p text:style-name="P914"><text:span text:style-name="T915"><text:tab/>neighbor_umts_set ← {Cell5: 11, Cell6:8}</text:span></text:p>
      <text:p text:style-name="P916"><text:span text:style-name="T917"><text:tab/>neighbor_gsm_set ← {Cell12:14, Cell13:18}</text:span></text:p>
      <text:p text:style-name="P918"/>
      <text:soft-page-break/>
      <text:p text:style-name="P919">And if the measurements are not changing for more three loops, the Cell4 will be removed from the active set and added in the neighbor set; the selected cell is now referencing the Cell3 (because it is in the max strength in the active_set.</text:p>
      <text:p text:style-name="P920"><text:span text:style-name="T921"><text:tab/></text:span></text:p>
      <text:p text:style-name="P922"><text:span text:style-name="T923"><text:tab/>selected ← (Cell3: 22)</text:span></text:p>
      <text:p text:style-name="P924"><text:span text:style-name="T925"><text:tab/>active_set ← {Cell3:22}</text:span></text:p>
      <text:p text:style-name="P926"><text:span text:style-name="T927"><text:tab/>neighbor_umts_set ← {Cell4: 18, Cell5:11, Cell6:8}</text:span></text:p>
      <text:p text:style-name="P928"/>
      <text:p text:style-name="P929">Now, if the mobile is moving and all the UMTS's cells have a strength lower than the minimum required (10); a hard handover towards GSM cell is needed. We assume that the Cell13 has already a “ntimes” greater than the “ntimes” required to be qualified as stable (don't forget that the handoverGSM treatment has been performed since we are in a call).</text:p>
      <text:p text:style-name="P930"/>
      <text:p text:style-name="P931"><text:span text:style-name="T932"><text:tab/></text:span><text:span text:style-name="T933">selected ← (Cell3: 9)</text:span></text:p>
      <text:p text:style-name="P934"><text:span text:style-name="T935"><text:tab/></text:span><text:span text:style-name="T936">active_set ← {Cell3:9}</text:span></text:p>
      <text:p text:style-name="P937"><text:span text:style-name="T938"><text:tab/>neighbor_umts_set ← {Cell2: 8, Cell4: 7, Cell6:9}</text:span></text:p>
      <text:p text:style-name="P939"><text:span text:style-name="T940"><text:tab/>neighbor_gsm_set ← {Cell12:14, Cell13:18}</text:span></text:p>
      <text:p text:style-name="P941"/>
      <text:p text:style-name="P942">After the iteration in the loop, we performed hard handover and retrieve neighbors of the new primary <text:s/>cell.</text:p>
      <text:p text:style-name="P943"/>
      <text:p text:style-name="P944"><text:span text:style-name="T945"><text:tab/>selected ← (Cell13: 18)</text:span></text:p>
      <text:p text:style-name="P946"><text:span text:style-name="T947"><text:tab/>primary ← { Cell13: 18}</text:span></text:p>
      <text:p text:style-name="P948"><text:span text:style-name="T949"><text:tab/></text:span><text:span text:style-name="T950">active_set ← {}</text:span></text:p>
      <text:p text:style-name="P951"><text:span text:style-name="T952"><text:tab/>neighbor_umts_set ← {Cell9: 9}</text:span></text:p>
      <text:p text:style-name="P953"><text:span text:style-name="T954"><text:tab/>neighbor_gsm_set ← {Cell12:14, Cell19:8}</text:span></text:p>
      <text:p text:style-name="P955"/>
      <text:p text:style-name="P956">The communication is stopped, <text:s/>we juste remove the primary and optionnally empty the active_set (which in this case was already empty since the communication was under GSM).</text:p>
      <text:p text:style-name="P957"/>
      <text:p text:style-name="P958"><text:span text:style-name="T959"><text:tab/></text:span><text:span text:style-name="T960">selected ← (Cell13: 18)</text:span></text:p>
      <text:p text:style-name="P961"><text:span text:style-name="T962"><text:tab/>primary ← {}</text:span></text:p>
      <text:p text:style-name="P963"><text:span text:style-name="T964"><text:tab/></text:span><text:span text:style-name="T965">active_set ← {}</text:span></text:p>
      <text:p text:style-name="P966"><text:span text:style-name="T967"><text:tab/>neighbor_umts_set ← {Cell9: 9}</text:span></text:p>
      <text:p text:style-name="P968"><text:span text:style-name="T969"><text:tab/>neighbor_gsm_set ← {Cell12:14, Cell19:8}</text:span></text:p>
      <text:p text:style-name="P970"/>
      <text:p text:style-name="P971">Because the mobile is now idle, the algorithm will return to selection/reselection mode.</text:p>
      <text:p text:style-name="P972"/>
      <text:p text:style-name="P973"/>
      <text:list text:style-name="LFO1" text:continue-numbering="true">
        <text:list-item>
          <text:p text:style-name="P974">BIBLIOGRAPHY USED</text:p>
        </text:list-item>
      </text:list>
      <text:p text:style-name="P975"/>
      <text:list text:style-name="LFO5" text:continue-numbering="true">
        <text:list-item>
          <text:p text:style-name="P976"><text:span text:style-name="T977">UMTS, Services, Architectures et WCDMA,<text:s/></text:span><text:span text:style-name="T978">Javier Sanchez and Mamadou Thioune</text:span><text:span text:style-name="T979">, Hermes</text:span></text:p>
        </text:list-item>
        <text:list-item>
          <text:p text:style-name="P980"><text:span text:style-name="T981">Réseaux mobiles,<text:s/></text:span><text:span text:style-name="T982">Sami Tabbane</text:span><text:span text:style-name="T983">, Hermes</text:span></text:p>
        </text:list-item>
        <text:list-item>
          <text:p text:style-name="P984"><text:span text:style-name="T985">Simulating soft handover and power control for enhanced umts,<text:s/></text:span><text:span text:style-name="T986">V. Vassiliou, J. Antoniou, A. Pitsillides, and G. Hadjipollas,<text:s/></text:span><text:span text:style-name="T987">Department of Computer Science in University of Cyprus</text:span></text:p>
        </text:list-item>
        <text:list-item>
          <text:p text:style-name="P988"><text:span text:style-name="T989">GSM UMTS Cell Reselection and Handover,<text:s/></text:span><text:span text:style-name="T990">Ericsson</text:span></text:p>
        </text:list-item>
      </text:list>
      <text:p text:style-name="P991"/>
      <text:p text:style-name="P992"/>
      <text:p text:style-name="P993"/>
      <text:p text:style-name="P9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fo:font-weight="bold" style:font-weight-asian="bold" fo:font-style="italic" style:font-style-asian="italic"/>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Wingdings"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1" text:display-levels="3">
        <style:list-level-properties text:space-before="1.1972in" text:min-label-width="0.5in"/>
      </text:list-level-style-number>
      <text:list-level-style-number text:level="4" style:num-format="1" text:display-levels="4">
        <style:list-level-properties text:space-before="1.6972in" text:min-label-width="0.5in"/>
      </text:list-level-style-number>
      <text:list-level-style-number text:level="5" style:num-format="1" text:display-levels="5">
        <style:list-level-properties text:space-before="2.1972in" text:min-label-width="0.75in"/>
      </text:list-level-style-number>
      <text:list-level-style-number text:level="6" style:num-format="1" text:display-levels="6">
        <style:list-level-properties text:space-before="2.6972in" text:min-label-width="0.75in"/>
      </text:list-level-style-number>
      <text:list-level-style-number text:level="7" style:num-format="1" text:display-levels="7">
        <style:list-level-properties text:space-before="3.1972in" text:min-label-width="1in"/>
      </text:list-level-style-number>
      <text:list-level-style-number text:level="8" style:num-format="1" text:display-levels="8">
        <style:list-level-properties text:space-before="3.6972in" text:min-label-width="1in"/>
      </text:list-level-style-number>
      <text:list-level-style-number text:level="9" style:num-format="1" text:display-levels="9">
        <style:list-level-properties text:space-before="4.1972in" text:min-label-width="1.25in"/>
      </text:list-level-style-number>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4472in" text:min-label-width="0.25in"/>
        <style:text-properties style:font-name="Symbol"/>
      </text:list-level-style-bullet>
      <text:list-level-style-bullet text:level="2" text:style-name="WW_CharLFO3LVL2" text:bullet-char="o">
        <style:list-level-properties text:space-before="0.9472in" text:min-label-width="0.25in"/>
        <style:text-properties style:font-name="Courier New"/>
      </text:list-level-style-bullet>
      <text:list-level-style-bullet text:level="3" text:style-name="WW_CharLFO3LVL3" text:bullet-char="">
        <style:list-level-properties text:space-before="1.4472in" text:min-label-width="0.25in"/>
        <style:text-properties style:font-name="Wingdings"/>
      </text:list-level-style-bullet>
      <text:list-level-style-bullet text:level="4" text:style-name="WW_CharLFO3LVL4" text:bullet-char="">
        <style:list-level-properties text:space-before="1.9472in" text:min-label-width="0.25in"/>
        <style:text-properties style:font-name="Symbol"/>
      </text:list-level-style-bullet>
      <text:list-level-style-bullet text:level="5" text:style-name="WW_CharLFO3LVL5" text:bullet-char="o">
        <style:list-level-properties text:space-before="2.4472in" text:min-label-width="0.25in"/>
        <style:text-properties style:font-name="Courier New"/>
      </text:list-level-style-bullet>
      <text:list-level-style-bullet text:level="6" text:style-name="WW_CharLFO3LVL6" text:bullet-char="">
        <style:list-level-properties text:space-before="2.9472in" text:min-label-width="0.25in"/>
        <style:text-properties style:font-name="Wingdings"/>
      </text:list-level-style-bullet>
      <text:list-level-style-bullet text:level="7" text:style-name="WW_CharLFO3LVL7" text:bullet-char="">
        <style:list-level-properties text:space-before="3.4472in" text:min-label-width="0.25in"/>
        <style:text-properties style:font-name="Symbol"/>
      </text:list-level-style-bullet>
      <text:list-level-style-bullet text:level="8" text:style-name="WW_CharLFO3LVL8" text:bullet-char="o">
        <style:list-level-properties text:space-before="3.9472in" text:min-label-width="0.25in"/>
        <style:text-properties style:font-name="Courier New"/>
      </text:list-level-style-bullet>
      <text:list-level-style-bullet text:level="9" text:style-name="WW_CharLFO3LVL9" text:bullet-char="">
        <style:list-level-properties text:space-before="4.4472in" text:min-label-width="0.25in"/>
        <style:text-properties style:font-name="Wingdings"/>
      </text:list-level-style-bullet>
    </text:list-style>
    <text:list-style style:name="LFO4">
      <text:list-level-style-bullet text:level="1" text:style-name="WW_CharLFO4LVL1" text:bullet-char="">
        <style:list-level-properties text:space-before="0.4472in" text:min-label-width="0.25in"/>
        <style:text-properties style:font-name="Symbol"/>
      </text:list-level-style-bullet>
      <text:list-level-style-bullet text:level="2" text:style-name="WW_CharLFO4LVL2" text:bullet-char="o">
        <style:list-level-properties text:space-before="0.9472in" text:min-label-width="0.25in"/>
        <style:text-properties style:font-name="Courier New"/>
      </text:list-level-style-bullet>
      <text:list-level-style-bullet text:level="3" text:style-name="WW_CharLFO4LVL3" text:bullet-char="">
        <style:list-level-properties text:space-before="1.4472in" text:min-label-width="0.25in"/>
        <style:text-properties style:font-name="Wingdings"/>
      </text:list-level-style-bullet>
      <text:list-level-style-bullet text:level="4" text:style-name="WW_CharLFO4LVL4" text:bullet-char="">
        <style:list-level-properties text:space-before="1.9472in" text:min-label-width="0.25in"/>
        <style:text-properties style:font-name="Symbol"/>
      </text:list-level-style-bullet>
      <text:list-level-style-bullet text:level="5" text:style-name="WW_CharLFO4LVL5" text:bullet-char="o">
        <style:list-level-properties text:space-before="2.4472in" text:min-label-width="0.25in"/>
        <style:text-properties style:font-name="Courier New"/>
      </text:list-level-style-bullet>
      <text:list-level-style-bullet text:level="6" text:style-name="WW_CharLFO4LVL6" text:bullet-char="">
        <style:list-level-properties text:space-before="2.9472in" text:min-label-width="0.25in"/>
        <style:text-properties style:font-name="Wingdings"/>
      </text:list-level-style-bullet>
      <text:list-level-style-bullet text:level="7" text:style-name="WW_CharLFO4LVL7" text:bullet-char="">
        <style:list-level-properties text:space-before="3.4472in" text:min-label-width="0.25in"/>
        <style:text-properties style:font-name="Symbol"/>
      </text:list-level-style-bullet>
      <text:list-level-style-bullet text:level="8" text:style-name="WW_CharLFO4LVL8" text:bullet-char="o">
        <style:list-level-properties text:space-before="3.9472in" text:min-label-width="0.25in"/>
        <style:text-properties style:font-name="Courier New"/>
      </text:list-level-style-bullet>
      <text:list-level-style-bullet text:level="9" text:style-name="WW_CharLFO4LVL9" text:bullet-char="">
        <style:list-level-properties text:space-before="4.4472in" text:min-label-width="0.25in"/>
        <style:text-properties style:font-name="Wingdings"/>
      </text:list-level-style-bullet>
    </text:list-style>
    <text:list-style style:name="LFO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2-03-23T16:25:00Z</meta:creation-date>
    <dc:date>2014-05-23T20:23:00Z</dc:date>
    <meta:template xlink:href="Normal" xlink:type="simple"/>
    <meta:editing-cycles>3</meta:editing-cycles>
    <meta:editing-duration>PT115320S</meta:editing-duration>
    <meta:document-statistic meta:page-count="14" meta:paragraph-count="53" meta:word-count="4146" meta:character-count="26899" meta:row-count="190" meta:non-whitespace-character-count="22806"/>
  </office:meta>
</office:document-meta>
</file>